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0-12-17_LUXDAT01" table:style-name="ta1">
        <table:shapes>
          <draw:frame draw:z-index="0" draw:style-name="gr1" draw:text-style-name="P1" svg:width="25.955cm" svg:height="12.531cm" svg:x="5.375cm" svg:y="0.621cm">
            <draw:object draw:notify-on-update-of-ranges="'2020-12-17_LUXDAT01'.A1:'2020-12-17_LUXDAT01'.A1 '2020-12-17_LUXDAT01'.A2:'2020-12-17_LUXDAT01'.A1202 '2020-12-17_LUXDAT01'.B1:'2020-12-17_LUXDAT01'.B1 '2020-12-17_LUXDAT01'.B2:'2020-12-17_LUXDAT01'.B1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Luminosity [lux]</text:p>
          </table:table-cell>
          <table:table-cell/>
          <table:table-cell office:value-type="string" calcext:value-type="string">
            <text:p>Start: 17.12.2020 00:45 CET, Stop: 18.12.2020 00:00 CET, Diff to Microcontroller Time Base: -4 min</text:p>
          </table:table-cell>
        </table:table-row>
        <table:table-row table:style-name="ro1">
          <table:table-cell table:style-name="ce1" office:value-type="time" office:time-value="PT03H00M00S" calcext:value-type="time">
            <text:p>03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1M00S" calcext:value-type="time">
            <text:p>03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2M00S" calcext:value-type="time">
            <text:p>03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3M00S" calcext:value-type="time">
            <text:p>03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4M00S" calcext:value-type="time">
            <text:p>03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5M00S" calcext:value-type="time">
            <text:p>03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6M00S" calcext:value-type="time">
            <text:p>03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7M00S" calcext:value-type="time">
            <text:p>03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8M00S" calcext:value-type="time">
            <text:p>03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09M00S" calcext:value-type="time">
            <text:p>03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0M00S" calcext:value-type="time">
            <text:p>03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1M00S" calcext:value-type="time">
            <text:p>03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2M00S" calcext:value-type="time">
            <text:p>03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3M00S" calcext:value-type="time">
            <text:p>03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4M00S" calcext:value-type="time">
            <text:p>03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5M00S" calcext:value-type="time">
            <text:p>03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6M00S" calcext:value-type="time">
            <text:p>03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7M00S" calcext:value-type="time">
            <text:p>03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8M00S" calcext:value-type="time">
            <text:p>03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19M00S" calcext:value-type="time">
            <text:p>03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0M00S" calcext:value-type="time">
            <text:p>03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1M00S" calcext:value-type="time">
            <text:p>03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2M00S" calcext:value-type="time">
            <text:p>03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3M00S" calcext:value-type="time">
            <text:p>03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4M00S" calcext:value-type="time">
            <text:p>03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5M00S" calcext:value-type="time">
            <text:p>03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6M00S" calcext:value-type="time">
            <text:p>03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7M00S" calcext:value-type="time">
            <text:p>03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8M00S" calcext:value-type="time">
            <text:p>03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29M00S" calcext:value-type="time">
            <text:p>03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0M00S" calcext:value-type="time">
            <text:p>03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1M00S" calcext:value-type="time">
            <text:p>03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2M00S" calcext:value-type="time">
            <text:p>03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3M00S" calcext:value-type="time">
            <text:p>03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4M00S" calcext:value-type="time">
            <text:p>03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5M00S" calcext:value-type="time">
            <text:p>03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6M00S" calcext:value-type="time">
            <text:p>03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7M00S" calcext:value-type="time">
            <text:p>03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8M00S" calcext:value-type="time">
            <text:p>03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39M00S" calcext:value-type="time">
            <text:p>03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0M00S" calcext:value-type="time">
            <text:p>03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1M00S" calcext:value-type="time">
            <text:p>03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2M00S" calcext:value-type="time">
            <text:p>03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3M00S" calcext:value-type="time">
            <text:p>03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4M00S" calcext:value-type="time">
            <text:p>03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5M00S" calcext:value-type="time">
            <text:p>03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6M00S" calcext:value-type="time">
            <text:p>03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7M00S" calcext:value-type="time">
            <text:p>03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8M00S" calcext:value-type="time">
            <text:p>03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49M00S" calcext:value-type="time">
            <text:p>03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0M00S" calcext:value-type="time">
            <text:p>03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1M00S" calcext:value-type="time">
            <text:p>03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2M00S" calcext:value-type="time">
            <text:p>03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3M00S" calcext:value-type="time">
            <text:p>03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4M00S" calcext:value-type="time">
            <text:p>03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5M00S" calcext:value-type="time">
            <text:p>03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6M00S" calcext:value-type="time">
            <text:p>03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7M00S" calcext:value-type="time">
            <text:p>03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8M00S" calcext:value-type="time">
            <text:p>03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3H59M00S" calcext:value-type="time">
            <text:p>03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0M00S" calcext:value-type="time">
            <text:p>04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1M00S" calcext:value-type="time">
            <text:p>04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2M00S" calcext:value-type="time">
            <text:p>04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3M00S" calcext:value-type="time">
            <text:p>04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4M00S" calcext:value-type="time">
            <text:p>04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5M00S" calcext:value-type="time">
            <text:p>04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6M00S" calcext:value-type="time">
            <text:p>04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7M00S" calcext:value-type="time">
            <text:p>04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8M00S" calcext:value-type="time">
            <text:p>04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09M00S" calcext:value-type="time">
            <text:p>04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0M00S" calcext:value-type="time">
            <text:p>04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1M00S" calcext:value-type="time">
            <text:p>04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2M00S" calcext:value-type="time">
            <text:p>04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3M00S" calcext:value-type="time">
            <text:p>04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4M00S" calcext:value-type="time">
            <text:p>04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5M00S" calcext:value-type="time">
            <text:p>04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6M00S" calcext:value-type="time">
            <text:p>04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7M00S" calcext:value-type="time">
            <text:p>04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8M00S" calcext:value-type="time">
            <text:p>04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19M00S" calcext:value-type="time">
            <text:p>04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0M00S" calcext:value-type="time">
            <text:p>04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1M00S" calcext:value-type="time">
            <text:p>04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2M00S" calcext:value-type="time">
            <text:p>04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3M00S" calcext:value-type="time">
            <text:p>04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4M00S" calcext:value-type="time">
            <text:p>04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5M00S" calcext:value-type="time">
            <text:p>04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6M00S" calcext:value-type="time">
            <text:p>04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7M00S" calcext:value-type="time">
            <text:p>04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8M00S" calcext:value-type="time">
            <text:p>04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29M00S" calcext:value-type="time">
            <text:p>04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0M00S" calcext:value-type="time">
            <text:p>04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1M00S" calcext:value-type="time">
            <text:p>04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2M00S" calcext:value-type="time">
            <text:p>04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3M00S" calcext:value-type="time">
            <text:p>04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4M00S" calcext:value-type="time">
            <text:p>04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5M00S" calcext:value-type="time">
            <text:p>04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6M00S" calcext:value-type="time">
            <text:p>04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7M00S" calcext:value-type="time">
            <text:p>04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8M00S" calcext:value-type="time">
            <text:p>04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39M00S" calcext:value-type="time">
            <text:p>04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0M00S" calcext:value-type="time">
            <text:p>04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1M00S" calcext:value-type="time">
            <text:p>04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2M00S" calcext:value-type="time">
            <text:p>04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3M00S" calcext:value-type="time">
            <text:p>04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4M00S" calcext:value-type="time">
            <text:p>04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5M00S" calcext:value-type="time">
            <text:p>04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6M00S" calcext:value-type="time">
            <text:p>04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7M00S" calcext:value-type="time">
            <text:p>04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8M00S" calcext:value-type="time">
            <text:p>04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49M00S" calcext:value-type="time">
            <text:p>04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0M00S" calcext:value-type="time">
            <text:p>04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1M00S" calcext:value-type="time">
            <text:p>04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2M00S" calcext:value-type="time">
            <text:p>04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3M00S" calcext:value-type="time">
            <text:p>04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4M00S" calcext:value-type="time">
            <text:p>04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5M00S" calcext:value-type="time">
            <text:p>04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6M00S" calcext:value-type="time">
            <text:p>04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7M00S" calcext:value-type="time">
            <text:p>04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8M00S" calcext:value-type="time">
            <text:p>04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4H59M00S" calcext:value-type="time">
            <text:p>04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0M00S" calcext:value-type="time">
            <text:p>05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1M00S" calcext:value-type="time">
            <text:p>05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2M00S" calcext:value-type="time">
            <text:p>05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3M00S" calcext:value-type="time">
            <text:p>05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4M00S" calcext:value-type="time">
            <text:p>05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5M00S" calcext:value-type="time">
            <text:p>05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6M00S" calcext:value-type="time">
            <text:p>05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7M00S" calcext:value-type="time">
            <text:p>05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8M00S" calcext:value-type="time">
            <text:p>05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09M00S" calcext:value-type="time">
            <text:p>05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0M00S" calcext:value-type="time">
            <text:p>05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1M00S" calcext:value-type="time">
            <text:p>05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2M00S" calcext:value-type="time">
            <text:p>05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3M00S" calcext:value-type="time">
            <text:p>05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4M00S" calcext:value-type="time">
            <text:p>05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5M00S" calcext:value-type="time">
            <text:p>05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6M00S" calcext:value-type="time">
            <text:p>05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7M00S" calcext:value-type="time">
            <text:p>05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8M00S" calcext:value-type="time">
            <text:p>05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19M00S" calcext:value-type="time">
            <text:p>05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0M00S" calcext:value-type="time">
            <text:p>05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1M00S" calcext:value-type="time">
            <text:p>05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2M00S" calcext:value-type="time">
            <text:p>05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3M00S" calcext:value-type="time">
            <text:p>05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4M00S" calcext:value-type="time">
            <text:p>05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5M00S" calcext:value-type="time">
            <text:p>05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6M00S" calcext:value-type="time">
            <text:p>05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7M00S" calcext:value-type="time">
            <text:p>05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8M00S" calcext:value-type="time">
            <text:p>05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29M00S" calcext:value-type="time">
            <text:p>05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0M00S" calcext:value-type="time">
            <text:p>05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1M00S" calcext:value-type="time">
            <text:p>05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2M00S" calcext:value-type="time">
            <text:p>05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3M00S" calcext:value-type="time">
            <text:p>05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4M00S" calcext:value-type="time">
            <text:p>05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5M00S" calcext:value-type="time">
            <text:p>05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6M00S" calcext:value-type="time">
            <text:p>05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7M00S" calcext:value-type="time">
            <text:p>05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8M00S" calcext:value-type="time">
            <text:p>05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39M00S" calcext:value-type="time">
            <text:p>05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0M00S" calcext:value-type="time">
            <text:p>05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1M00S" calcext:value-type="time">
            <text:p>05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2M00S" calcext:value-type="time">
            <text:p>05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3M00S" calcext:value-type="time">
            <text:p>05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4M00S" calcext:value-type="time">
            <text:p>05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5M00S" calcext:value-type="time">
            <text:p>05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6M00S" calcext:value-type="time">
            <text:p>05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7M00S" calcext:value-type="time">
            <text:p>05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8M00S" calcext:value-type="time">
            <text:p>05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49M00S" calcext:value-type="time">
            <text:p>05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0M00S" calcext:value-type="time">
            <text:p>05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1M00S" calcext:value-type="time">
            <text:p>05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2M00S" calcext:value-type="time">
            <text:p>05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3M00S" calcext:value-type="time">
            <text:p>05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4M00S" calcext:value-type="time">
            <text:p>05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5M00S" calcext:value-type="time">
            <text:p>05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6M00S" calcext:value-type="time">
            <text:p>05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7M00S" calcext:value-type="time">
            <text:p>05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8M00S" calcext:value-type="time">
            <text:p>05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5H59M00S" calcext:value-type="time">
            <text:p>05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0M00S" calcext:value-type="time">
            <text:p>06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1M00S" calcext:value-type="time">
            <text:p>06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2M00S" calcext:value-type="time">
            <text:p>06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3M00S" calcext:value-type="time">
            <text:p>06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4M00S" calcext:value-type="time">
            <text:p>06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5M00S" calcext:value-type="time">
            <text:p>06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6M00S" calcext:value-type="time">
            <text:p>06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7M00S" calcext:value-type="time">
            <text:p>06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8M00S" calcext:value-type="time">
            <text:p>06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09M00S" calcext:value-type="time">
            <text:p>06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0M00S" calcext:value-type="time">
            <text:p>06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1M00S" calcext:value-type="time">
            <text:p>06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2M00S" calcext:value-type="time">
            <text:p>06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3M00S" calcext:value-type="time">
            <text:p>06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4M00S" calcext:value-type="time">
            <text:p>06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5M00S" calcext:value-type="time">
            <text:p>06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6M00S" calcext:value-type="time">
            <text:p>06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7M00S" calcext:value-type="time">
            <text:p>06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8M00S" calcext:value-type="time">
            <text:p>06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19M00S" calcext:value-type="time">
            <text:p>06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0M00S" calcext:value-type="time">
            <text:p>06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1M00S" calcext:value-type="time">
            <text:p>06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2M00S" calcext:value-type="time">
            <text:p>06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3M00S" calcext:value-type="time">
            <text:p>06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4M00S" calcext:value-type="time">
            <text:p>06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5M00S" calcext:value-type="time">
            <text:p>06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6M00S" calcext:value-type="time">
            <text:p>06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7M00S" calcext:value-type="time">
            <text:p>06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8M00S" calcext:value-type="time">
            <text:p>06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29M00S" calcext:value-type="time">
            <text:p>06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0M00S" calcext:value-type="time">
            <text:p>06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1M00S" calcext:value-type="time">
            <text:p>06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2M00S" calcext:value-type="time">
            <text:p>06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3M00S" calcext:value-type="time">
            <text:p>06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4M00S" calcext:value-type="time">
            <text:p>06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5M00S" calcext:value-type="time">
            <text:p>06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6M00S" calcext:value-type="time">
            <text:p>06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7M00S" calcext:value-type="time">
            <text:p>06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8M00S" calcext:value-type="time">
            <text:p>06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39M00S" calcext:value-type="time">
            <text:p>06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0M00S" calcext:value-type="time">
            <text:p>06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1M00S" calcext:value-type="time">
            <text:p>06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2M00S" calcext:value-type="time">
            <text:p>06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3M00S" calcext:value-type="time">
            <text:p>06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4M00S" calcext:value-type="time">
            <text:p>06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5M00S" calcext:value-type="time">
            <text:p>06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6M00S" calcext:value-type="time">
            <text:p>06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7M00S" calcext:value-type="time">
            <text:p>06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8M00S" calcext:value-type="time">
            <text:p>06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49M00S" calcext:value-type="time">
            <text:p>06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0M00S" calcext:value-type="time">
            <text:p>06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1M00S" calcext:value-type="time">
            <text:p>06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2M00S" calcext:value-type="time">
            <text:p>06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3M00S" calcext:value-type="time">
            <text:p>06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4M00S" calcext:value-type="time">
            <text:p>06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5M00S" calcext:value-type="time">
            <text:p>06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6M00S" calcext:value-type="time">
            <text:p>06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7M00S" calcext:value-type="time">
            <text:p>06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8M00S" calcext:value-type="time">
            <text:p>06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6H59M00S" calcext:value-type="time">
            <text:p>06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0M00S" calcext:value-type="time">
            <text:p>07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1M00S" calcext:value-type="time">
            <text:p>07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2M00S" calcext:value-type="time">
            <text:p>07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3M00S" calcext:value-type="time">
            <text:p>07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4M00S" calcext:value-type="time">
            <text:p>07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5M00S" calcext:value-type="time">
            <text:p>07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6M00S" calcext:value-type="time">
            <text:p>07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7M00S" calcext:value-type="time">
            <text:p>07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8M00S" calcext:value-type="time">
            <text:p>07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09M00S" calcext:value-type="time">
            <text:p>07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0M00S" calcext:value-type="time">
            <text:p>07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1M00S" calcext:value-type="time">
            <text:p>07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2M00S" calcext:value-type="time">
            <text:p>07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3M00S" calcext:value-type="time">
            <text:p>07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4M00S" calcext:value-type="time">
            <text:p>07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5M00S" calcext:value-type="time">
            <text:p>07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6M00S" calcext:value-type="time">
            <text:p>07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7M00S" calcext:value-type="time">
            <text:p>07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8M00S" calcext:value-type="time">
            <text:p>07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19M00S" calcext:value-type="time">
            <text:p>07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0M00S" calcext:value-type="time">
            <text:p>07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1M00S" calcext:value-type="time">
            <text:p>07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2M00S" calcext:value-type="time">
            <text:p>07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3M00S" calcext:value-type="time">
            <text:p>07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4M00S" calcext:value-type="time">
            <text:p>07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5M00S" calcext:value-type="time">
            <text:p>07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6M00S" calcext:value-type="time">
            <text:p>07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7M00S" calcext:value-type="time">
            <text:p>07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8M00S" calcext:value-type="time">
            <text:p>07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29M00S" calcext:value-type="time">
            <text:p>07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0M00S" calcext:value-type="time">
            <text:p>07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1M00S" calcext:value-type="time">
            <text:p>07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2M00S" calcext:value-type="time">
            <text:p>07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3M00S" calcext:value-type="time">
            <text:p>07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4M00S" calcext:value-type="time">
            <text:p>07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5M00S" calcext:value-type="time">
            <text:p>07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6M00S" calcext:value-type="time">
            <text:p>07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7M00S" calcext:value-type="time">
            <text:p>07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8M00S" calcext:value-type="time">
            <text:p>07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39M00S" calcext:value-type="time">
            <text:p>07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0M00S" calcext:value-type="time">
            <text:p>07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1M00S" calcext:value-type="time">
            <text:p>07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2M00S" calcext:value-type="time">
            <text:p>07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3M00S" calcext:value-type="time">
            <text:p>07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4M00S" calcext:value-type="time">
            <text:p>07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5M00S" calcext:value-type="time">
            <text:p>07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6M00S" calcext:value-type="time">
            <text:p>07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7M00S" calcext:value-type="time">
            <text:p>07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8M00S" calcext:value-type="time">
            <text:p>07:48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49M00S" calcext:value-type="time">
            <text:p>07:49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0M00S" calcext:value-type="time">
            <text:p>07:50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1M00S" calcext:value-type="time">
            <text:p>07:51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2M00S" calcext:value-type="time">
            <text:p>07:52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3M00S" calcext:value-type="time">
            <text:p>07:53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4M00S" calcext:value-type="time">
            <text:p>07:54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5M00S" calcext:value-type="time">
            <text:p>07:55:00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6M00S" calcext:value-type="time">
            <text:p>07:56:00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7M00S" calcext:value-type="time">
            <text:p>07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8M00S" calcext:value-type="time">
            <text:p>07:58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7H59M00S" calcext:value-type="time">
            <text:p>07:59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0M00S" calcext:value-type="time">
            <text:p>08:00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1M00S" calcext:value-type="time">
            <text:p>08:01:00</text:p>
          </table:table-cell>
          <table:table-cell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2M00S" calcext:value-type="time">
            <text:p>08:02:00</text:p>
          </table:table-cell>
          <table:table-cell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3M00S" calcext:value-type="time">
            <text:p>08:03:00</text:p>
          </table:table-cell>
          <table:table-cell office:value-type="float" office:value="4" calcext:value-type="float">
            <text:p>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4M00S" calcext:value-type="time">
            <text:p>08:04:00</text:p>
          </table:table-cell>
          <table:table-cell office:value-type="float" office:value="4" calcext:value-type="float">
            <text:p>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5M00S" calcext:value-type="time">
            <text:p>08:05:00</text:p>
          </table:table-cell>
          <table:table-cell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6M00S" calcext:value-type="time">
            <text:p>08:06:00</text:p>
          </table:table-cell>
          <table:table-cell office:value-type="float" office:value="6" calcext:value-type="float">
            <text:p>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7M00S" calcext:value-type="time">
            <text:p>08:07:00</text:p>
          </table:table-cell>
          <table:table-cell office:value-type="float" office:value="6" calcext:value-type="float">
            <text:p>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8M00S" calcext:value-type="time">
            <text:p>08:08:00</text:p>
          </table:table-cell>
          <table:table-cell office:value-type="float" office:value="8" calcext:value-type="float">
            <text:p>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09M00S" calcext:value-type="time">
            <text:p>08:09:00</text:p>
          </table:table-cell>
          <table:table-cell office:value-type="float" office:value="9" calcext:value-type="float">
            <text:p>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0M00S" calcext:value-type="time">
            <text:p>08:10:00</text:p>
          </table:table-cell>
          <table:table-cell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1M00S" calcext:value-type="time">
            <text:p>08:11:00</text:p>
          </table:table-cell>
          <table:table-cell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2M00S" calcext:value-type="time">
            <text:p>08:12:00</text:p>
          </table:table-cell>
          <table:table-cell office:value-type="float" office:value="13" calcext:value-type="float">
            <text:p>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3M00S" calcext:value-type="time">
            <text:p>08:13:00</text:p>
          </table:table-cell>
          <table:table-cell office:value-type="float" office:value="13" calcext:value-type="float">
            <text:p>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4M00S" calcext:value-type="time">
            <text:p>08:14:00</text:p>
          </table:table-cell>
          <table:table-cell office:value-type="float" office:value="13" calcext:value-type="float">
            <text:p>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5M00S" calcext:value-type="time">
            <text:p>08:15:00</text:p>
          </table:table-cell>
          <table:table-cell office:value-type="float" office:value="15" calcext:value-type="float">
            <text:p>1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6M00S" calcext:value-type="time">
            <text:p>08:16:00</text:p>
          </table:table-cell>
          <table:table-cell office:value-type="float" office:value="17" calcext:value-type="float">
            <text:p>1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7M00S" calcext:value-type="time">
            <text:p>08:17:00</text:p>
          </table:table-cell>
          <table:table-cell office:value-type="float" office:value="19" calcext:value-type="float">
            <text:p>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8M00S" calcext:value-type="time">
            <text:p>08:18:00</text:p>
          </table:table-cell>
          <table:table-cell office:value-type="float" office:value="25" calcext:value-type="float">
            <text:p>2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19M00S" calcext:value-type="time">
            <text:p>08:19:00</text:p>
          </table:table-cell>
          <table:table-cell office:value-type="float" office:value="29" calcext:value-type="float">
            <text:p>2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0M00S" calcext:value-type="time">
            <text:p>08:20:00</text:p>
          </table:table-cell>
          <table:table-cell office:value-type="float" office:value="31" calcext:value-type="float">
            <text:p>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1M00S" calcext:value-type="time">
            <text:p>08:21:00</text:p>
          </table:table-cell>
          <table:table-cell office:value-type="float" office:value="32" calcext:value-type="float">
            <text:p>3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2M00S" calcext:value-type="time">
            <text:p>08:22:00</text:p>
          </table:table-cell>
          <table:table-cell office:value-type="float" office:value="34" calcext:value-type="float">
            <text:p>3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3M00S" calcext:value-type="time">
            <text:p>08:23:00</text:p>
          </table:table-cell>
          <table:table-cell office:value-type="float" office:value="34" calcext:value-type="float">
            <text:p>3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4M00S" calcext:value-type="time">
            <text:p>08:24:00</text:p>
          </table:table-cell>
          <table:table-cell office:value-type="float" office:value="36" calcext:value-type="float">
            <text:p>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5M00S" calcext:value-type="time">
            <text:p>08:25:00</text:p>
          </table:table-cell>
          <table:table-cell office:value-type="float" office:value="38" calcext:value-type="float">
            <text:p>3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6M00S" calcext:value-type="time">
            <text:p>08:26:00</text:p>
          </table:table-cell>
          <table:table-cell office:value-type="float" office:value="39" calcext:value-type="float">
            <text:p>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7M00S" calcext:value-type="time">
            <text:p>08:27:00</text:p>
          </table:table-cell>
          <table:table-cell office:value-type="float" office:value="39" calcext:value-type="float">
            <text:p>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8M00S" calcext:value-type="time">
            <text:p>08:28:00</text:p>
          </table:table-cell>
          <table:table-cell office:value-type="float" office:value="40" calcext:value-type="float">
            <text:p>4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29M00S" calcext:value-type="time">
            <text:p>08:29:00</text:p>
          </table:table-cell>
          <table:table-cell office:value-type="float" office:value="43" calcext:value-type="float">
            <text:p>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0M00S" calcext:value-type="time">
            <text:p>08:30:00</text:p>
          </table:table-cell>
          <table:table-cell office:value-type="float" office:value="47" calcext:value-type="float">
            <text:p>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1M00S" calcext:value-type="time">
            <text:p>08:31:00</text:p>
          </table:table-cell>
          <table:table-cell office:value-type="float" office:value="49" calcext:value-type="float">
            <text:p>4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2M00S" calcext:value-type="time">
            <text:p>08:32:00</text:p>
          </table:table-cell>
          <table:table-cell office:value-type="float" office:value="53" calcext:value-type="float">
            <text:p>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3M00S" calcext:value-type="time">
            <text:p>08:33:00</text:p>
          </table:table-cell>
          <table:table-cell office:value-type="float" office:value="59" calcext:value-type="float">
            <text:p>5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4M00S" calcext:value-type="time">
            <text:p>08:34:00</text:p>
          </table:table-cell>
          <table:table-cell office:value-type="float" office:value="70" calcext:value-type="float">
            <text:p>7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5M00S" calcext:value-type="time">
            <text:p>08:35:00</text:p>
          </table:table-cell>
          <table:table-cell office:value-type="float" office:value="79" calcext:value-type="float">
            <text:p>7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6M00S" calcext:value-type="time">
            <text:p>08:36:00</text:p>
          </table:table-cell>
          <table:table-cell office:value-type="float" office:value="82" calcext:value-type="float">
            <text:p>8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7M00S" calcext:value-type="time">
            <text:p>08:37:00</text:p>
          </table:table-cell>
          <table:table-cell office:value-type="float" office:value="84" calcext:value-type="float">
            <text:p>8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8M00S" calcext:value-type="time">
            <text:p>08:38:00</text:p>
          </table:table-cell>
          <table:table-cell office:value-type="float" office:value="81" calcext:value-type="float">
            <text:p>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39M00S" calcext:value-type="time">
            <text:p>08:39:00</text:p>
          </table:table-cell>
          <table:table-cell office:value-type="float" office:value="77" calcext:value-type="float">
            <text:p>7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0M00S" calcext:value-type="time">
            <text:p>08:40:00</text:p>
          </table:table-cell>
          <table:table-cell office:value-type="float" office:value="73" calcext:value-type="float">
            <text:p>7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1M00S" calcext:value-type="time">
            <text:p>08:41:00</text:p>
          </table:table-cell>
          <table:table-cell office:value-type="float" office:value="70" calcext:value-type="float">
            <text:p>7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2M00S" calcext:value-type="time">
            <text:p>08:42:00</text:p>
          </table:table-cell>
          <table:table-cell office:value-type="float" office:value="67" calcext:value-type="float">
            <text:p>6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3M00S" calcext:value-type="time">
            <text:p>08:43:00</text:p>
          </table:table-cell>
          <table:table-cell office:value-type="float" office:value="66" calcext:value-type="float">
            <text:p>6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4M00S" calcext:value-type="time">
            <text:p>08:44:00</text:p>
          </table:table-cell>
          <table:table-cell office:value-type="float" office:value="68" calcext:value-type="float">
            <text:p>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5M00S" calcext:value-type="time">
            <text:p>08:45:00</text:p>
          </table:table-cell>
          <table:table-cell office:value-type="float" office:value="72" calcext:value-type="float">
            <text:p>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6M00S" calcext:value-type="time">
            <text:p>08:46:00</text:p>
          </table:table-cell>
          <table:table-cell office:value-type="float" office:value="77" calcext:value-type="float">
            <text:p>7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7M00S" calcext:value-type="time">
            <text:p>08:47:00</text:p>
          </table:table-cell>
          <table:table-cell office:value-type="float" office:value="79" calcext:value-type="float">
            <text:p>7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8M00S" calcext:value-type="time">
            <text:p>08:48:00</text:p>
          </table:table-cell>
          <table:table-cell office:value-type="float" office:value="80" calcext:value-type="float">
            <text:p>8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49M00S" calcext:value-type="time">
            <text:p>08:49:00</text:p>
          </table:table-cell>
          <table:table-cell office:value-type="float" office:value="84" calcext:value-type="float">
            <text:p>8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0M00S" calcext:value-type="time">
            <text:p>08:50:00</text:p>
          </table:table-cell>
          <table:table-cell office:value-type="float" office:value="86" calcext:value-type="float">
            <text:p>8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1M00S" calcext:value-type="time">
            <text:p>08:51:00</text:p>
          </table:table-cell>
          <table:table-cell office:value-type="float" office:value="79" calcext:value-type="float">
            <text:p>7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2M00S" calcext:value-type="time">
            <text:p>08:52:00</text:p>
          </table:table-cell>
          <table:table-cell office:value-type="float" office:value="72" calcext:value-type="float">
            <text:p>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3M00S" calcext:value-type="time">
            <text:p>08:53:00</text:p>
          </table:table-cell>
          <table:table-cell office:value-type="float" office:value="72" calcext:value-type="float">
            <text:p>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4M00S" calcext:value-type="time">
            <text:p>08:54:00</text:p>
          </table:table-cell>
          <table:table-cell office:value-type="float" office:value="81" calcext:value-type="float">
            <text:p>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5M00S" calcext:value-type="time">
            <text:p>08:55:00</text:p>
          </table:table-cell>
          <table:table-cell office:value-type="float" office:value="99" calcext:value-type="float">
            <text:p>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6M00S" calcext:value-type="time">
            <text:p>08:56:00</text:p>
          </table:table-cell>
          <table:table-cell office:value-type="float" office:value="111" calcext:value-type="float">
            <text:p>11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7M00S" calcext:value-type="time">
            <text:p>08:57:00</text:p>
          </table:table-cell>
          <table:table-cell office:value-type="float" office:value="119" calcext:value-type="float">
            <text:p>1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8M00S" calcext:value-type="time">
            <text:p>08:58:00</text:p>
          </table:table-cell>
          <table:table-cell office:value-type="float" office:value="130" calcext:value-type="float">
            <text:p>13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8H59M00S" calcext:value-type="time">
            <text:p>08:59:00</text:p>
          </table:table-cell>
          <table:table-cell office:value-type="float" office:value="142" calcext:value-type="float">
            <text:p>14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0M00S" calcext:value-type="time">
            <text:p>09:00:00</text:p>
          </table:table-cell>
          <table:table-cell office:value-type="float" office:value="155" calcext:value-type="float">
            <text:p>15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1M00S" calcext:value-type="time">
            <text:p>09:01:00</text:p>
          </table:table-cell>
          <table:table-cell office:value-type="float" office:value="175" calcext:value-type="float">
            <text:p>1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2M00S" calcext:value-type="time">
            <text:p>09:02:00</text:p>
          </table:table-cell>
          <table:table-cell office:value-type="float" office:value="202" calcext:value-type="float">
            <text:p>20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3M00S" calcext:value-type="time">
            <text:p>09:03:00</text:p>
          </table:table-cell>
          <table:table-cell office:value-type="float" office:value="212" calcext:value-type="float">
            <text:p>21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4M00S" calcext:value-type="time">
            <text:p>09:04:00</text:p>
          </table:table-cell>
          <table:table-cell office:value-type="float" office:value="219" calcext:value-type="float">
            <text:p>2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5M00S" calcext:value-type="time">
            <text:p>09:05:00</text:p>
          </table:table-cell>
          <table:table-cell office:value-type="float" office:value="226" calcext:value-type="float">
            <text:p>22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6M00S" calcext:value-type="time">
            <text:p>09:06:00</text:p>
          </table:table-cell>
          <table:table-cell office:value-type="float" office:value="244" calcext:value-type="float">
            <text:p>24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7M00S" calcext:value-type="time">
            <text:p>09:07:00</text:p>
          </table:table-cell>
          <table:table-cell office:value-type="float" office:value="252" calcext:value-type="float">
            <text:p>25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8M00S" calcext:value-type="time">
            <text:p>09:08:00</text:p>
          </table:table-cell>
          <table:table-cell office:value-type="float" office:value="254" calcext:value-type="float">
            <text:p>25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09M00S" calcext:value-type="time">
            <text:p>09:09:00</text:p>
          </table:table-cell>
          <table:table-cell office:value-type="float" office:value="262" calcext:value-type="float">
            <text:p>2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0M00S" calcext:value-type="time">
            <text:p>09:10:00</text:p>
          </table:table-cell>
          <table:table-cell office:value-type="float" office:value="276" calcext:value-type="float">
            <text:p>2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1M00S" calcext:value-type="time">
            <text:p>09:11:00</text:p>
          </table:table-cell>
          <table:table-cell office:value-type="float" office:value="290" calcext:value-type="float">
            <text:p>29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2M00S" calcext:value-type="time">
            <text:p>09:12:00</text:p>
          </table:table-cell>
          <table:table-cell office:value-type="float" office:value="293" calcext:value-type="float">
            <text:p>29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3M00S" calcext:value-type="time">
            <text:p>09:13:00</text:p>
          </table:table-cell>
          <table:table-cell office:value-type="float" office:value="283" calcext:value-type="float">
            <text:p>2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4M00S" calcext:value-type="time">
            <text:p>09:14:00</text:p>
          </table:table-cell>
          <table:table-cell office:value-type="float" office:value="271" calcext:value-type="float">
            <text:p>27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5M00S" calcext:value-type="time">
            <text:p>09:15:00</text:p>
          </table:table-cell>
          <table:table-cell office:value-type="float" office:value="261" calcext:value-type="float">
            <text:p>26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6M00S" calcext:value-type="time">
            <text:p>09:16:00</text:p>
          </table:table-cell>
          <table:table-cell office:value-type="float" office:value="251" calcext:value-type="float">
            <text:p>25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7M00S" calcext:value-type="time">
            <text:p>09:17:00</text:p>
          </table:table-cell>
          <table:table-cell office:value-type="float" office:value="248" calcext:value-type="float">
            <text:p>24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8M00S" calcext:value-type="time">
            <text:p>09:18:00</text:p>
          </table:table-cell>
          <table:table-cell office:value-type="float" office:value="254" calcext:value-type="float">
            <text:p>25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19M00S" calcext:value-type="time">
            <text:p>09:19:00</text:p>
          </table:table-cell>
          <table:table-cell office:value-type="float" office:value="265" calcext:value-type="float">
            <text:p>26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0M00S" calcext:value-type="time">
            <text:p>09:20:00</text:p>
          </table:table-cell>
          <table:table-cell office:value-type="float" office:value="275" calcext:value-type="float">
            <text:p>2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1M00S" calcext:value-type="time">
            <text:p>09:21:00</text:p>
          </table:table-cell>
          <table:table-cell office:value-type="float" office:value="280" calcext:value-type="float">
            <text:p>28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2M00S" calcext:value-type="time">
            <text:p>09:22:00</text:p>
          </table:table-cell>
          <table:table-cell office:value-type="float" office:value="287" calcext:value-type="float">
            <text:p>28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3M00S" calcext:value-type="time">
            <text:p>09:23:00</text:p>
          </table:table-cell>
          <table:table-cell office:value-type="float" office:value="295" calcext:value-type="float">
            <text:p>29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4M00S" calcext:value-type="time">
            <text:p>09:24:00</text:p>
          </table:table-cell>
          <table:table-cell office:value-type="float" office:value="301" calcext:value-type="float">
            <text:p>3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5M00S" calcext:value-type="time">
            <text:p>09:25:00</text:p>
          </table:table-cell>
          <table:table-cell office:value-type="float" office:value="309" calcext:value-type="float">
            <text:p>30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6M00S" calcext:value-type="time">
            <text:p>09:26:00</text:p>
          </table:table-cell>
          <table:table-cell office:value-type="float" office:value="321" calcext:value-type="float">
            <text:p>32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7M00S" calcext:value-type="time">
            <text:p>09:27:00</text:p>
          </table:table-cell>
          <table:table-cell office:value-type="float" office:value="343" calcext:value-type="float">
            <text:p>3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8M00S" calcext:value-type="time">
            <text:p>09:28:00</text:p>
          </table:table-cell>
          <table:table-cell office:value-type="float" office:value="362" calcext:value-type="float">
            <text:p>3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29M00S" calcext:value-type="time">
            <text:p>09:29:00</text:p>
          </table:table-cell>
          <table:table-cell office:value-type="float" office:value="383" calcext:value-type="float">
            <text:p>3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0M00S" calcext:value-type="time">
            <text:p>09:30:00</text:p>
          </table:table-cell>
          <table:table-cell office:value-type="float" office:value="392" calcext:value-type="float">
            <text:p>39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1M00S" calcext:value-type="time">
            <text:p>09:31:00</text:p>
          </table:table-cell>
          <table:table-cell office:value-type="float" office:value="381" calcext:value-type="float">
            <text:p>3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2M00S" calcext:value-type="time">
            <text:p>09:32:00</text:p>
          </table:table-cell>
          <table:table-cell office:value-type="float" office:value="392" calcext:value-type="float">
            <text:p>39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3M00S" calcext:value-type="time">
            <text:p>09:33:00</text:p>
          </table:table-cell>
          <table:table-cell office:value-type="float" office:value="411" calcext:value-type="float">
            <text:p>41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4M00S" calcext:value-type="time">
            <text:p>09:34:00</text:p>
          </table:table-cell>
          <table:table-cell office:value-type="float" office:value="419" calcext:value-type="float">
            <text:p>4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5M00S" calcext:value-type="time">
            <text:p>09:35:00</text:p>
          </table:table-cell>
          <table:table-cell office:value-type="float" office:value="436" calcext:value-type="float">
            <text:p>4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6M00S" calcext:value-type="time">
            <text:p>09:36:00</text:p>
          </table:table-cell>
          <table:table-cell office:value-type="float" office:value="440" calcext:value-type="float">
            <text:p>44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7M00S" calcext:value-type="time">
            <text:p>09:37:00</text:p>
          </table:table-cell>
          <table:table-cell office:value-type="float" office:value="427" calcext:value-type="float">
            <text:p>42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8M00S" calcext:value-type="time">
            <text:p>09:38:00</text:p>
          </table:table-cell>
          <table:table-cell office:value-type="float" office:value="409" calcext:value-type="float">
            <text:p>40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39M00S" calcext:value-type="time">
            <text:p>09:39:00</text:p>
          </table:table-cell>
          <table:table-cell office:value-type="float" office:value="395" calcext:value-type="float">
            <text:p>39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0M00S" calcext:value-type="time">
            <text:p>09:40:00</text:p>
          </table:table-cell>
          <table:table-cell office:value-type="float" office:value="402" calcext:value-type="float">
            <text:p>40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1M00S" calcext:value-type="time">
            <text:p>09:41:00</text:p>
          </table:table-cell>
          <table:table-cell office:value-type="float" office:value="420" calcext:value-type="float">
            <text:p>42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2M00S" calcext:value-type="time">
            <text:p>09:42:00</text:p>
          </table:table-cell>
          <table:table-cell office:value-type="float" office:value="457" calcext:value-type="float">
            <text:p>45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3M00S" calcext:value-type="time">
            <text:p>09:43:00</text:p>
          </table:table-cell>
          <table:table-cell office:value-type="float" office:value="513" calcext:value-type="float">
            <text:p>5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4M00S" calcext:value-type="time">
            <text:p>09:44:00</text:p>
          </table:table-cell>
          <table:table-cell office:value-type="float" office:value="561" calcext:value-type="float">
            <text:p>56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5M00S" calcext:value-type="time">
            <text:p>09:45:00</text:p>
          </table:table-cell>
          <table:table-cell office:value-type="float" office:value="594" calcext:value-type="float">
            <text:p>59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6M00S" calcext:value-type="time">
            <text:p>09:46:00</text:p>
          </table:table-cell>
          <table:table-cell office:value-type="float" office:value="609" calcext:value-type="float">
            <text:p>60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7M00S" calcext:value-type="time">
            <text:p>09:47:00</text:p>
          </table:table-cell>
          <table:table-cell office:value-type="float" office:value="624" calcext:value-type="float">
            <text:p>62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8M00S" calcext:value-type="time">
            <text:p>09:48:00</text:p>
          </table:table-cell>
          <table:table-cell office:value-type="float" office:value="708" calcext:value-type="float">
            <text:p>70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49M00S" calcext:value-type="time">
            <text:p>09:49:00</text:p>
          </table:table-cell>
          <table:table-cell office:value-type="float" office:value="804" calcext:value-type="float">
            <text:p>80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0M00S" calcext:value-type="time">
            <text:p>09:50:00</text:p>
          </table:table-cell>
          <table:table-cell office:value-type="float" office:value="879" calcext:value-type="float">
            <text:p>87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1M00S" calcext:value-type="time">
            <text:p>09:51:00</text:p>
          </table:table-cell>
          <table:table-cell office:value-type="float" office:value="946" calcext:value-type="float">
            <text:p>94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2M00S" calcext:value-type="time">
            <text:p>09:52:00</text:p>
          </table:table-cell>
          <table:table-cell office:value-type="float" office:value="1001" calcext:value-type="float">
            <text:p>1.0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3M00S" calcext:value-type="time">
            <text:p>09:53:00</text:p>
          </table:table-cell>
          <table:table-cell office:value-type="float" office:value="1031" calcext:value-type="float">
            <text:p>1.0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4M00S" calcext:value-type="time">
            <text:p>09:54:00</text:p>
          </table:table-cell>
          <table:table-cell office:value-type="float" office:value="1041" calcext:value-type="float">
            <text:p>1.04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5M00S" calcext:value-type="time">
            <text:p>09:55:00</text:p>
          </table:table-cell>
          <table:table-cell office:value-type="float" office:value="1034" calcext:value-type="float">
            <text:p>1.03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6M00S" calcext:value-type="time">
            <text:p>09:56:00</text:p>
          </table:table-cell>
          <table:table-cell office:value-type="float" office:value="1017" calcext:value-type="float">
            <text:p>1.01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7M00S" calcext:value-type="time">
            <text:p>09:57:00</text:p>
          </table:table-cell>
          <table:table-cell office:value-type="float" office:value="1016" calcext:value-type="float">
            <text:p>1.01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8M00S" calcext:value-type="time">
            <text:p>09:58:00</text:p>
          </table:table-cell>
          <table:table-cell office:value-type="float" office:value="1029" calcext:value-type="float">
            <text:p>1.02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09H59M00S" calcext:value-type="time">
            <text:p>09:59:00</text:p>
          </table:table-cell>
          <table:table-cell office:value-type="float" office:value="1040" calcext:value-type="float">
            <text:p>1.04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0M00S" calcext:value-type="time">
            <text:p>10:00:00</text:p>
          </table:table-cell>
          <table:table-cell office:value-type="float" office:value="1047" calcext:value-type="float">
            <text:p>1.0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1M00S" calcext:value-type="time">
            <text:p>10:01:00</text:p>
          </table:table-cell>
          <table:table-cell office:value-type="float" office:value="1031" calcext:value-type="float">
            <text:p>1.0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2M00S" calcext:value-type="time">
            <text:p>10:02:00</text:p>
          </table:table-cell>
          <table:table-cell office:value-type="float" office:value="1003" calcext:value-type="float">
            <text:p>1.00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3M00S" calcext:value-type="time">
            <text:p>10:03:00</text:p>
          </table:table-cell>
          <table:table-cell office:value-type="float" office:value="969" calcext:value-type="float">
            <text:p>96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4M00S" calcext:value-type="time">
            <text:p>10:04:00</text:p>
          </table:table-cell>
          <table:table-cell office:value-type="float" office:value="958" calcext:value-type="float">
            <text:p>95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5M00S" calcext:value-type="time">
            <text:p>10:05:00</text:p>
          </table:table-cell>
          <table:table-cell office:value-type="float" office:value="982" calcext:value-type="float">
            <text:p>98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6M00S" calcext:value-type="time">
            <text:p>10:06:00</text:p>
          </table:table-cell>
          <table:table-cell office:value-type="float" office:value="1015" calcext:value-type="float">
            <text:p>1.01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7M00S" calcext:value-type="time">
            <text:p>10:07:00</text:p>
          </table:table-cell>
          <table:table-cell office:value-type="float" office:value="1054" calcext:value-type="float">
            <text:p>1.05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8M00S" calcext:value-type="time">
            <text:p>10:08:00</text:p>
          </table:table-cell>
          <table:table-cell office:value-type="float" office:value="1100" calcext:value-type="float">
            <text:p>1.10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09M00S" calcext:value-type="time">
            <text:p>10:09:00</text:p>
          </table:table-cell>
          <table:table-cell office:value-type="float" office:value="1166" calcext:value-type="float">
            <text:p>1.16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0M00S" calcext:value-type="time">
            <text:p>10:10:00</text:p>
          </table:table-cell>
          <table:table-cell office:value-type="float" office:value="1224" calcext:value-type="float">
            <text:p>1.22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1M00S" calcext:value-type="time">
            <text:p>10:11:00</text:p>
          </table:table-cell>
          <table:table-cell office:value-type="float" office:value="1264" calcext:value-type="float">
            <text:p>1.26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2M00S" calcext:value-type="time">
            <text:p>10:12:00</text:p>
          </table:table-cell>
          <table:table-cell office:value-type="float" office:value="1305" calcext:value-type="float">
            <text:p>1.30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3M00S" calcext:value-type="time">
            <text:p>10:13:00</text:p>
          </table:table-cell>
          <table:table-cell office:value-type="float" office:value="1319" calcext:value-type="float">
            <text:p>1.3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4M00S" calcext:value-type="time">
            <text:p>10:14:00</text:p>
          </table:table-cell>
          <table:table-cell office:value-type="float" office:value="1314" calcext:value-type="float">
            <text:p>1.31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5M00S" calcext:value-type="time">
            <text:p>10:15:00</text:p>
          </table:table-cell>
          <table:table-cell office:value-type="float" office:value="1326" calcext:value-type="float">
            <text:p>1.32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6M00S" calcext:value-type="time">
            <text:p>10:16:00</text:p>
          </table:table-cell>
          <table:table-cell office:value-type="float" office:value="1316" calcext:value-type="float">
            <text:p>1.31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7M00S" calcext:value-type="time">
            <text:p>10:17:00</text:p>
          </table:table-cell>
          <table:table-cell office:value-type="float" office:value="1281" calcext:value-type="float">
            <text:p>1.2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8M00S" calcext:value-type="time">
            <text:p>10:18:00</text:p>
          </table:table-cell>
          <table:table-cell office:value-type="float" office:value="1275" calcext:value-type="float">
            <text:p>1.2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19M00S" calcext:value-type="time">
            <text:p>10:19:00</text:p>
          </table:table-cell>
          <table:table-cell office:value-type="float" office:value="1332" calcext:value-type="float">
            <text:p>1.33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0M00S" calcext:value-type="time">
            <text:p>10:20:00</text:p>
          </table:table-cell>
          <table:table-cell office:value-type="float" office:value="1425" calcext:value-type="float">
            <text:p>1.42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1M00S" calcext:value-type="time">
            <text:p>10:21:00</text:p>
          </table:table-cell>
          <table:table-cell office:value-type="float" office:value="1534" calcext:value-type="float">
            <text:p>1.53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2M00S" calcext:value-type="time">
            <text:p>10:22:00</text:p>
          </table:table-cell>
          <table:table-cell office:value-type="float" office:value="1645" calcext:value-type="float">
            <text:p>1.64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3M00S" calcext:value-type="time">
            <text:p>10:23:00</text:p>
          </table:table-cell>
          <table:table-cell office:value-type="float" office:value="1727" calcext:value-type="float">
            <text:p>1.72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4M00S" calcext:value-type="time">
            <text:p>10:24:00</text:p>
          </table:table-cell>
          <table:table-cell office:value-type="float" office:value="1774" calcext:value-type="float">
            <text:p>1.7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5M00S" calcext:value-type="time">
            <text:p>10:25:00</text:p>
          </table:table-cell>
          <table:table-cell office:value-type="float" office:value="1773" calcext:value-type="float">
            <text:p>1.77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6M00S" calcext:value-type="time">
            <text:p>10:26:00</text:p>
          </table:table-cell>
          <table:table-cell office:value-type="float" office:value="1769" calcext:value-type="float">
            <text:p>1.76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7M00S" calcext:value-type="time">
            <text:p>10:27:00</text:p>
          </table:table-cell>
          <table:table-cell office:value-type="float" office:value="1828" calcext:value-type="float">
            <text:p>1.82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8M00S" calcext:value-type="time">
            <text:p>10:28:00</text:p>
          </table:table-cell>
          <table:table-cell office:value-type="float" office:value="1896" calcext:value-type="float">
            <text:p>1.89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29M00S" calcext:value-type="time">
            <text:p>10:29:00</text:p>
          </table:table-cell>
          <table:table-cell office:value-type="float" office:value="1949" calcext:value-type="float">
            <text:p>1.94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0M00S" calcext:value-type="time">
            <text:p>10:30:00</text:p>
          </table:table-cell>
          <table:table-cell office:value-type="float" office:value="2019" calcext:value-type="float">
            <text:p>2.0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1M00S" calcext:value-type="time">
            <text:p>10:31:00</text:p>
          </table:table-cell>
          <table:table-cell office:value-type="float" office:value="1970" calcext:value-type="float">
            <text:p>1.97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2M00S" calcext:value-type="time">
            <text:p>10:32:00</text:p>
          </table:table-cell>
          <table:table-cell office:value-type="float" office:value="1771" calcext:value-type="float">
            <text:p>1.77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3M00S" calcext:value-type="time">
            <text:p>10:33:00</text:p>
          </table:table-cell>
          <table:table-cell office:value-type="float" office:value="1501" calcext:value-type="float">
            <text:p>1.5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4M00S" calcext:value-type="time">
            <text:p>10:34:00</text:p>
          </table:table-cell>
          <table:table-cell office:value-type="float" office:value="1527" calcext:value-type="float">
            <text:p>1.52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5M00S" calcext:value-type="time">
            <text:p>10:35:00</text:p>
          </table:table-cell>
          <table:table-cell office:value-type="float" office:value="1799" calcext:value-type="float">
            <text:p>1.7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6M00S" calcext:value-type="time">
            <text:p>10:36:00</text:p>
          </table:table-cell>
          <table:table-cell office:value-type="float" office:value="1943" calcext:value-type="float">
            <text:p>1.9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7M00S" calcext:value-type="time">
            <text:p>10:37:00</text:p>
          </table:table-cell>
          <table:table-cell office:value-type="float" office:value="2053" calcext:value-type="float">
            <text:p>2.0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8M00S" calcext:value-type="time">
            <text:p>10:38:00</text:p>
          </table:table-cell>
          <table:table-cell office:value-type="float" office:value="2081" calcext:value-type="float">
            <text:p>2.0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39M00S" calcext:value-type="time">
            <text:p>10:39:00</text:p>
          </table:table-cell>
          <table:table-cell office:value-type="float" office:value="2031" calcext:value-type="float">
            <text:p>2.0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0M00S" calcext:value-type="time">
            <text:p>10:40:00</text:p>
          </table:table-cell>
          <table:table-cell office:value-type="float" office:value="1985" calcext:value-type="float">
            <text:p>1.98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1M00S" calcext:value-type="time">
            <text:p>10:41:00</text:p>
          </table:table-cell>
          <table:table-cell office:value-type="float" office:value="1814" calcext:value-type="float">
            <text:p>1.81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2M00S" calcext:value-type="time">
            <text:p>10:42:00</text:p>
          </table:table-cell>
          <table:table-cell office:value-type="float" office:value="1548" calcext:value-type="float">
            <text:p>1.54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3M00S" calcext:value-type="time">
            <text:p>10:43:00</text:p>
          </table:table-cell>
          <table:table-cell office:value-type="float" office:value="1491" calcext:value-type="float">
            <text:p>1.49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4M00S" calcext:value-type="time">
            <text:p>10:44:00</text:p>
          </table:table-cell>
          <table:table-cell office:value-type="float" office:value="1410" calcext:value-type="float">
            <text:p>1.4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5M00S" calcext:value-type="time">
            <text:p>10:45:00</text:p>
          </table:table-cell>
          <table:table-cell office:value-type="float" office:value="1439" calcext:value-type="float">
            <text:p>1.4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6M00S" calcext:value-type="time">
            <text:p>10:46:00</text:p>
          </table:table-cell>
          <table:table-cell office:value-type="float" office:value="1433" calcext:value-type="float">
            <text:p>1.43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7M00S" calcext:value-type="time">
            <text:p>10:47:00</text:p>
          </table:table-cell>
          <table:table-cell office:value-type="float" office:value="1579" calcext:value-type="float">
            <text:p>1.57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8M00S" calcext:value-type="time">
            <text:p>10:48:00</text:p>
          </table:table-cell>
          <table:table-cell office:value-type="float" office:value="1696" calcext:value-type="float">
            <text:p>1.69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49M00S" calcext:value-type="time">
            <text:p>10:49:00</text:p>
          </table:table-cell>
          <table:table-cell office:value-type="float" office:value="1875" calcext:value-type="float">
            <text:p>1.8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0M00S" calcext:value-type="time">
            <text:p>10:50:00</text:p>
          </table:table-cell>
          <table:table-cell office:value-type="float" office:value="1967" calcext:value-type="float">
            <text:p>1.96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1M00S" calcext:value-type="time">
            <text:p>10:51:00</text:p>
          </table:table-cell>
          <table:table-cell office:value-type="float" office:value="2015" calcext:value-type="float">
            <text:p>2.01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2M00S" calcext:value-type="time">
            <text:p>10:52:00</text:p>
          </table:table-cell>
          <table:table-cell office:value-type="float" office:value="2001" calcext:value-type="float">
            <text:p>2.0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3M00S" calcext:value-type="time">
            <text:p>10:53:00</text:p>
          </table:table-cell>
          <table:table-cell office:value-type="float" office:value="1758" calcext:value-type="float">
            <text:p>1.75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4M00S" calcext:value-type="time">
            <text:p>10:54:00</text:p>
          </table:table-cell>
          <table:table-cell office:value-type="float" office:value="1322" calcext:value-type="float">
            <text:p>1.32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5M00S" calcext:value-type="time">
            <text:p>10:55:00</text:p>
          </table:table-cell>
          <table:table-cell office:value-type="float" office:value="1254" calcext:value-type="float">
            <text:p>1.25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6M00S" calcext:value-type="time">
            <text:p>10:56:00</text:p>
          </table:table-cell>
          <table:table-cell office:value-type="float" office:value="1667" calcext:value-type="float">
            <text:p>1.66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7M00S" calcext:value-type="time">
            <text:p>10:57:00</text:p>
          </table:table-cell>
          <table:table-cell office:value-type="float" office:value="1870" calcext:value-type="float">
            <text:p>1.87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8M00S" calcext:value-type="time">
            <text:p>10:58:00</text:p>
          </table:table-cell>
          <table:table-cell office:value-type="float" office:value="1939" calcext:value-type="float">
            <text:p>1.9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0H59M00S" calcext:value-type="time">
            <text:p>10:59:00</text:p>
          </table:table-cell>
          <table:table-cell office:value-type="float" office:value="1964" calcext:value-type="float">
            <text:p>1.96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0M00S" calcext:value-type="time">
            <text:p>11:00:00</text:p>
          </table:table-cell>
          <table:table-cell office:value-type="float" office:value="1985" calcext:value-type="float">
            <text:p>1.98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1M00S" calcext:value-type="time">
            <text:p>11:01:00</text:p>
          </table:table-cell>
          <table:table-cell office:value-type="float" office:value="2056" calcext:value-type="float">
            <text:p>2.05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2M00S" calcext:value-type="time">
            <text:p>11:02:00</text:p>
          </table:table-cell>
          <table:table-cell office:value-type="float" office:value="2018" calcext:value-type="float">
            <text:p>2.01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3M00S" calcext:value-type="time">
            <text:p>11:03:00</text:p>
          </table:table-cell>
          <table:table-cell office:value-type="float" office:value="1987" calcext:value-type="float">
            <text:p>1.98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4M00S" calcext:value-type="time">
            <text:p>11:04:00</text:p>
          </table:table-cell>
          <table:table-cell office:value-type="float" office:value="2016" calcext:value-type="float">
            <text:p>2.01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5M00S" calcext:value-type="time">
            <text:p>11:05:00</text:p>
          </table:table-cell>
          <table:table-cell office:value-type="float" office:value="1993" calcext:value-type="float">
            <text:p>1.99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6M00S" calcext:value-type="time">
            <text:p>11:06:00</text:p>
          </table:table-cell>
          <table:table-cell office:value-type="float" office:value="1877" calcext:value-type="float">
            <text:p>1.87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7M00S" calcext:value-type="time">
            <text:p>11:07:00</text:p>
          </table:table-cell>
          <table:table-cell office:value-type="float" office:value="1576" calcext:value-type="float">
            <text:p>1.5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8M00S" calcext:value-type="time">
            <text:p>11:08:00</text:p>
          </table:table-cell>
          <table:table-cell office:value-type="float" office:value="1100" calcext:value-type="float">
            <text:p>1.10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09M00S" calcext:value-type="time">
            <text:p>11:09:00</text:p>
          </table:table-cell>
          <table:table-cell office:value-type="float" office:value="1429" calcext:value-type="float">
            <text:p>1.42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0M00S" calcext:value-type="time">
            <text:p>11:10:00</text:p>
          </table:table-cell>
          <table:table-cell office:value-type="float" office:value="1736" calcext:value-type="float">
            <text:p>1.7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1M00S" calcext:value-type="time">
            <text:p>11:11:00</text:p>
          </table:table-cell>
          <table:table-cell office:value-type="float" office:value="1260" calcext:value-type="float">
            <text:p>1.26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2M00S" calcext:value-type="time">
            <text:p>11:12:00</text:p>
          </table:table-cell>
          <table:table-cell office:value-type="float" office:value="982" calcext:value-type="float">
            <text:p>98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3M00S" calcext:value-type="time">
            <text:p>11:13:00</text:p>
          </table:table-cell>
          <table:table-cell office:value-type="float" office:value="1038" calcext:value-type="float">
            <text:p>1.03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4M00S" calcext:value-type="time">
            <text:p>11:14:00</text:p>
          </table:table-cell>
          <table:table-cell office:value-type="float" office:value="1094" calcext:value-type="float">
            <text:p>1.09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5M00S" calcext:value-type="time">
            <text:p>11:15:00</text:p>
          </table:table-cell>
          <table:table-cell office:value-type="float" office:value="1078" calcext:value-type="float">
            <text:p>1.07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6M00S" calcext:value-type="time">
            <text:p>11:16:00</text:p>
          </table:table-cell>
          <table:table-cell office:value-type="float" office:value="1070" calcext:value-type="float">
            <text:p>1.07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7M00S" calcext:value-type="time">
            <text:p>11:17:00</text:p>
          </table:table-cell>
          <table:table-cell office:value-type="float" office:value="1107" calcext:value-type="float">
            <text:p>1.10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8M00S" calcext:value-type="time">
            <text:p>11:18:00</text:p>
          </table:table-cell>
          <table:table-cell office:value-type="float" office:value="1344" calcext:value-type="float">
            <text:p>1.34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19M00S" calcext:value-type="time">
            <text:p>11:19:00</text:p>
          </table:table-cell>
          <table:table-cell office:value-type="float" office:value="1528" calcext:value-type="float">
            <text:p>1.52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0M00S" calcext:value-type="time">
            <text:p>11:20:00</text:p>
          </table:table-cell>
          <table:table-cell office:value-type="float" office:value="1610" calcext:value-type="float">
            <text:p>1.6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1M00S" calcext:value-type="time">
            <text:p>11:21:00</text:p>
          </table:table-cell>
          <table:table-cell office:value-type="float" office:value="1655" calcext:value-type="float">
            <text:p>1.65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2M00S" calcext:value-type="time">
            <text:p>11:22:00</text:p>
          </table:table-cell>
          <table:table-cell office:value-type="float" office:value="1574" calcext:value-type="float">
            <text:p>1.5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3M00S" calcext:value-type="time">
            <text:p>11:23:00</text:p>
          </table:table-cell>
          <table:table-cell office:value-type="float" office:value="1445" calcext:value-type="float">
            <text:p>1.44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4M00S" calcext:value-type="time">
            <text:p>11:24:00</text:p>
          </table:table-cell>
          <table:table-cell office:value-type="float" office:value="1600" calcext:value-type="float">
            <text:p>1.60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5M00S" calcext:value-type="time">
            <text:p>11:25:00</text:p>
          </table:table-cell>
          <table:table-cell office:value-type="float" office:value="1727" calcext:value-type="float">
            <text:p>1.72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6M00S" calcext:value-type="time">
            <text:p>11:26:00</text:p>
          </table:table-cell>
          <table:table-cell office:value-type="float" office:value="1776" calcext:value-type="float">
            <text:p>1.7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7M00S" calcext:value-type="time">
            <text:p>11:27:00</text:p>
          </table:table-cell>
          <table:table-cell office:value-type="float" office:value="1759" calcext:value-type="float">
            <text:p>1.75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8M00S" calcext:value-type="time">
            <text:p>11:28:00</text:p>
          </table:table-cell>
          <table:table-cell office:value-type="float" office:value="1683" calcext:value-type="float">
            <text:p>1.6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29M00S" calcext:value-type="time">
            <text:p>11:29:00</text:p>
          </table:table-cell>
          <table:table-cell office:value-type="float" office:value="1613" calcext:value-type="float">
            <text:p>1.6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0M00S" calcext:value-type="time">
            <text:p>11:30:00</text:p>
          </table:table-cell>
          <table:table-cell office:value-type="float" office:value="1592" calcext:value-type="float">
            <text:p>1.59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1M00S" calcext:value-type="time">
            <text:p>11:31:00</text:p>
          </table:table-cell>
          <table:table-cell office:value-type="float" office:value="1605" calcext:value-type="float">
            <text:p>1.60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2M00S" calcext:value-type="time">
            <text:p>11:32:00</text:p>
          </table:table-cell>
          <table:table-cell office:value-type="float" office:value="1480" calcext:value-type="float">
            <text:p>1.48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3M00S" calcext:value-type="time">
            <text:p>11:33:00</text:p>
          </table:table-cell>
          <table:table-cell office:value-type="float" office:value="1344" calcext:value-type="float">
            <text:p>1.34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4M00S" calcext:value-type="time">
            <text:p>11:34:00</text:p>
          </table:table-cell>
          <table:table-cell office:value-type="float" office:value="1306" calcext:value-type="float">
            <text:p>1.30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5M00S" calcext:value-type="time">
            <text:p>11:35:00</text:p>
          </table:table-cell>
          <table:table-cell office:value-type="float" office:value="1239" calcext:value-type="float">
            <text:p>1.2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6M00S" calcext:value-type="time">
            <text:p>11:36:00</text:p>
          </table:table-cell>
          <table:table-cell office:value-type="float" office:value="1216" calcext:value-type="float">
            <text:p>1.21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7M00S" calcext:value-type="time">
            <text:p>11:37:00</text:p>
          </table:table-cell>
          <table:table-cell office:value-type="float" office:value="1415" calcext:value-type="float">
            <text:p>1.41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8M00S" calcext:value-type="time">
            <text:p>11:38:00</text:p>
          </table:table-cell>
          <table:table-cell office:value-type="float" office:value="1675" calcext:value-type="float">
            <text:p>1.6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39M00S" calcext:value-type="time">
            <text:p>11:39:00</text:p>
          </table:table-cell>
          <table:table-cell office:value-type="float" office:value="1720" calcext:value-type="float">
            <text:p>1.72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0M00S" calcext:value-type="time">
            <text:p>11:40:00</text:p>
          </table:table-cell>
          <table:table-cell office:value-type="float" office:value="1644" calcext:value-type="float">
            <text:p>1.64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1M00S" calcext:value-type="time">
            <text:p>11:41:00</text:p>
          </table:table-cell>
          <table:table-cell office:value-type="float" office:value="1468" calcext:value-type="float">
            <text:p>1.4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2M00S" calcext:value-type="time">
            <text:p>11:42:00</text:p>
          </table:table-cell>
          <table:table-cell office:value-type="float" office:value="1225" calcext:value-type="float">
            <text:p>1.22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3M00S" calcext:value-type="time">
            <text:p>11:43:00</text:p>
          </table:table-cell>
          <table:table-cell office:value-type="float" office:value="1170" calcext:value-type="float">
            <text:p>1.17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4M00S" calcext:value-type="time">
            <text:p>11:44:00</text:p>
          </table:table-cell>
          <table:table-cell office:value-type="float" office:value="1168" calcext:value-type="float">
            <text:p>1.1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5M00S" calcext:value-type="time">
            <text:p>11:45:00</text:p>
          </table:table-cell>
          <table:table-cell office:value-type="float" office:value="1374" calcext:value-type="float">
            <text:p>1.3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6M00S" calcext:value-type="time">
            <text:p>11:46:00</text:p>
          </table:table-cell>
          <table:table-cell office:value-type="float" office:value="1653" calcext:value-type="float">
            <text:p>1.6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7M00S" calcext:value-type="time">
            <text:p>11:47:00</text:p>
          </table:table-cell>
          <table:table-cell office:value-type="float" office:value="1858" calcext:value-type="float">
            <text:p>1.85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8M00S" calcext:value-type="time">
            <text:p>11:48:00</text:p>
          </table:table-cell>
          <table:table-cell office:value-type="float" office:value="1872" calcext:value-type="float">
            <text:p>1.8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49M00S" calcext:value-type="time">
            <text:p>11:49:00</text:p>
          </table:table-cell>
          <table:table-cell office:value-type="float" office:value="1732" calcext:value-type="float">
            <text:p>1.73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0M00S" calcext:value-type="time">
            <text:p>11:50:00</text:p>
          </table:table-cell>
          <table:table-cell office:value-type="float" office:value="1633" calcext:value-type="float">
            <text:p>1.63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1M00S" calcext:value-type="time">
            <text:p>11:51:00</text:p>
          </table:table-cell>
          <table:table-cell office:value-type="float" office:value="1613" calcext:value-type="float">
            <text:p>1.6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2M00S" calcext:value-type="time">
            <text:p>11:52:00</text:p>
          </table:table-cell>
          <table:table-cell office:value-type="float" office:value="1592" calcext:value-type="float">
            <text:p>1.59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3M00S" calcext:value-type="time">
            <text:p>11:53:00</text:p>
          </table:table-cell>
          <table:table-cell office:value-type="float" office:value="1568" calcext:value-type="float">
            <text:p>1.5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4M00S" calcext:value-type="time">
            <text:p>11:54:00</text:p>
          </table:table-cell>
          <table:table-cell office:value-type="float" office:value="1481" calcext:value-type="float">
            <text:p>1.4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5M00S" calcext:value-type="time">
            <text:p>11:55:00</text:p>
          </table:table-cell>
          <table:table-cell office:value-type="float" office:value="1443" calcext:value-type="float">
            <text:p>1.4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6M00S" calcext:value-type="time">
            <text:p>11:56:00</text:p>
          </table:table-cell>
          <table:table-cell office:value-type="float" office:value="1423" calcext:value-type="float">
            <text:p>1.42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7M00S" calcext:value-type="time">
            <text:p>11:57:00</text:p>
          </table:table-cell>
          <table:table-cell office:value-type="float" office:value="1423" calcext:value-type="float">
            <text:p>1.42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8M00S" calcext:value-type="time">
            <text:p>11:58:00</text:p>
          </table:table-cell>
          <table:table-cell office:value-type="float" office:value="1445" calcext:value-type="float">
            <text:p>1.44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1H59M00S" calcext:value-type="time">
            <text:p>11:59:00</text:p>
          </table:table-cell>
          <table:table-cell office:value-type="float" office:value="1465" calcext:value-type="float">
            <text:p>1.46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0M00S" calcext:value-type="time">
            <text:p>12:00:00</text:p>
          </table:table-cell>
          <table:table-cell office:value-type="float" office:value="1510" calcext:value-type="float">
            <text:p>1.5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1M00S" calcext:value-type="time">
            <text:p>12:01:00</text:p>
          </table:table-cell>
          <table:table-cell office:value-type="float" office:value="1555" calcext:value-type="float">
            <text:p>1.55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2M00S" calcext:value-type="time">
            <text:p>12:02:00</text:p>
          </table:table-cell>
          <table:table-cell office:value-type="float" office:value="1587" calcext:value-type="float">
            <text:p>1.58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3M00S" calcext:value-type="time">
            <text:p>12:03:00</text:p>
          </table:table-cell>
          <table:table-cell office:value-type="float" office:value="1631" calcext:value-type="float">
            <text:p>1.6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4M00S" calcext:value-type="time">
            <text:p>12:04:00</text:p>
          </table:table-cell>
          <table:table-cell office:value-type="float" office:value="1709" calcext:value-type="float">
            <text:p>1.70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5M00S" calcext:value-type="time">
            <text:p>12:05:00</text:p>
          </table:table-cell>
          <table:table-cell office:value-type="float" office:value="1580" calcext:value-type="float">
            <text:p>1.58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6M00S" calcext:value-type="time">
            <text:p>12:06:00</text:p>
          </table:table-cell>
          <table:table-cell office:value-type="float" office:value="1453" calcext:value-type="float">
            <text:p>1.4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7M00S" calcext:value-type="time">
            <text:p>12:07:00</text:p>
          </table:table-cell>
          <table:table-cell office:value-type="float" office:value="1315" calcext:value-type="float">
            <text:p>1.31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8M00S" calcext:value-type="time">
            <text:p>12:08:00</text:p>
          </table:table-cell>
          <table:table-cell office:value-type="float" office:value="1263" calcext:value-type="float">
            <text:p>1.26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09M00S" calcext:value-type="time">
            <text:p>12:09:00</text:p>
          </table:table-cell>
          <table:table-cell office:value-type="float" office:value="1262" calcext:value-type="float">
            <text:p>1.2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0M00S" calcext:value-type="time">
            <text:p>12:10:00</text:p>
          </table:table-cell>
          <table:table-cell office:value-type="float" office:value="1283" calcext:value-type="float">
            <text:p>1.2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1M00S" calcext:value-type="time">
            <text:p>12:11:00</text:p>
          </table:table-cell>
          <table:table-cell office:value-type="float" office:value="1022" calcext:value-type="float">
            <text:p>1.02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2M00S" calcext:value-type="time">
            <text:p>12:12:00</text:p>
          </table:table-cell>
          <table:table-cell office:value-type="float" office:value="942" calcext:value-type="float">
            <text:p>94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3M00S" calcext:value-type="time">
            <text:p>12:13:00</text:p>
          </table:table-cell>
          <table:table-cell office:value-type="float" office:value="920" calcext:value-type="float">
            <text:p>92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4M00S" calcext:value-type="time">
            <text:p>12:14:00</text:p>
          </table:table-cell>
          <table:table-cell office:value-type="float" office:value="1114" calcext:value-type="float">
            <text:p>1.11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5M00S" calcext:value-type="time">
            <text:p>12:15:00</text:p>
          </table:table-cell>
          <table:table-cell office:value-type="float" office:value="1049" calcext:value-type="float">
            <text:p>1.04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6M00S" calcext:value-type="time">
            <text:p>12:16:00</text:p>
          </table:table-cell>
          <table:table-cell office:value-type="float" office:value="1052" calcext:value-type="float">
            <text:p>1.05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7M00S" calcext:value-type="time">
            <text:p>12:17:00</text:p>
          </table:table-cell>
          <table:table-cell office:value-type="float" office:value="947" calcext:value-type="float">
            <text:p>9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8M00S" calcext:value-type="time">
            <text:p>12:18:00</text:p>
          </table:table-cell>
          <table:table-cell office:value-type="float" office:value="991" calcext:value-type="float">
            <text:p>99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19M00S" calcext:value-type="time">
            <text:p>12:19:00</text:p>
          </table:table-cell>
          <table:table-cell office:value-type="float" office:value="1037" calcext:value-type="float">
            <text:p>1.03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0M00S" calcext:value-type="time">
            <text:p>12:20:00</text:p>
          </table:table-cell>
          <table:table-cell office:value-type="float" office:value="983" calcext:value-type="float">
            <text:p>9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1M00S" calcext:value-type="time">
            <text:p>12:21:00</text:p>
          </table:table-cell>
          <table:table-cell office:value-type="float" office:value="846" calcext:value-type="float">
            <text:p>84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2M00S" calcext:value-type="time">
            <text:p>12:22:00</text:p>
          </table:table-cell>
          <table:table-cell office:value-type="float" office:value="816" calcext:value-type="float">
            <text:p>81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3M00S" calcext:value-type="time">
            <text:p>12:23:00</text:p>
          </table:table-cell>
          <table:table-cell office:value-type="float" office:value="747" calcext:value-type="float">
            <text:p>7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4M00S" calcext:value-type="time">
            <text:p>12:24:00</text:p>
          </table:table-cell>
          <table:table-cell office:value-type="float" office:value="958" calcext:value-type="float">
            <text:p>95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5M00S" calcext:value-type="time">
            <text:p>12:25:00</text:p>
          </table:table-cell>
          <table:table-cell office:value-type="float" office:value="983" calcext:value-type="float">
            <text:p>9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6M00S" calcext:value-type="time">
            <text:p>12:26:00</text:p>
          </table:table-cell>
          <table:table-cell office:value-type="float" office:value="811" calcext:value-type="float">
            <text:p>81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7M00S" calcext:value-type="time">
            <text:p>12:27:00</text:p>
          </table:table-cell>
          <table:table-cell office:value-type="float" office:value="911" calcext:value-type="float">
            <text:p>91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8M00S" calcext:value-type="time">
            <text:p>12:28:00</text:p>
          </table:table-cell>
          <table:table-cell office:value-type="float" office:value="846" calcext:value-type="float">
            <text:p>84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29M00S" calcext:value-type="time">
            <text:p>12:29:00</text:p>
          </table:table-cell>
          <table:table-cell office:value-type="float" office:value="867" calcext:value-type="float">
            <text:p>86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0M00S" calcext:value-type="time">
            <text:p>12:30:00</text:p>
          </table:table-cell>
          <table:table-cell office:value-type="float" office:value="901" calcext:value-type="float">
            <text:p>9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1M00S" calcext:value-type="time">
            <text:p>12:31:00</text:p>
          </table:table-cell>
          <table:table-cell office:value-type="float" office:value="709" calcext:value-type="float">
            <text:p>70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2M00S" calcext:value-type="time">
            <text:p>12:32:00</text:p>
          </table:table-cell>
          <table:table-cell office:value-type="float" office:value="657" calcext:value-type="float">
            <text:p>65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3M00S" calcext:value-type="time">
            <text:p>12:33:00</text:p>
          </table:table-cell>
          <table:table-cell office:value-type="float" office:value="793" calcext:value-type="float">
            <text:p>79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4M00S" calcext:value-type="time">
            <text:p>12:34:00</text:p>
          </table:table-cell>
          <table:table-cell office:value-type="float" office:value="818" calcext:value-type="float">
            <text:p>81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5M00S" calcext:value-type="time">
            <text:p>12:35:00</text:p>
          </table:table-cell>
          <table:table-cell office:value-type="float" office:value="914" calcext:value-type="float">
            <text:p>91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6M00S" calcext:value-type="time">
            <text:p>12:36:00</text:p>
          </table:table-cell>
          <table:table-cell office:value-type="float" office:value="962" calcext:value-type="float">
            <text:p>9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7M00S" calcext:value-type="time">
            <text:p>12:37:00</text:p>
          </table:table-cell>
          <table:table-cell office:value-type="float" office:value="1003" calcext:value-type="float">
            <text:p>1.00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8M00S" calcext:value-type="time">
            <text:p>12:38:00</text:p>
          </table:table-cell>
          <table:table-cell office:value-type="float" office:value="1143" calcext:value-type="float">
            <text:p>1.1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39M00S" calcext:value-type="time">
            <text:p>12:39:00</text:p>
          </table:table-cell>
          <table:table-cell office:value-type="float" office:value="1315" calcext:value-type="float">
            <text:p>1.31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0M00S" calcext:value-type="time">
            <text:p>12:40:00</text:p>
          </table:table-cell>
          <table:table-cell office:value-type="float" office:value="1399" calcext:value-type="float">
            <text:p>1.3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1M00S" calcext:value-type="time">
            <text:p>12:41:00</text:p>
          </table:table-cell>
          <table:table-cell office:value-type="float" office:value="1397" calcext:value-type="float">
            <text:p>1.39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2M00S" calcext:value-type="time">
            <text:p>12:42:00</text:p>
          </table:table-cell>
          <table:table-cell office:value-type="float" office:value="1371" calcext:value-type="float">
            <text:p>1.37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3M00S" calcext:value-type="time">
            <text:p>12:43:00</text:p>
          </table:table-cell>
          <table:table-cell office:value-type="float" office:value="1274" calcext:value-type="float">
            <text:p>1.2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4M00S" calcext:value-type="time">
            <text:p>12:44:00</text:p>
          </table:table-cell>
          <table:table-cell office:value-type="float" office:value="1319" calcext:value-type="float">
            <text:p>1.3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5M00S" calcext:value-type="time">
            <text:p>12:45:00</text:p>
          </table:table-cell>
          <table:table-cell office:value-type="float" office:value="1431" calcext:value-type="float">
            <text:p>1.4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6M00S" calcext:value-type="time">
            <text:p>12:46:00</text:p>
          </table:table-cell>
          <table:table-cell office:value-type="float" office:value="1547" calcext:value-type="float">
            <text:p>1.5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7M00S" calcext:value-type="time">
            <text:p>12:47:00</text:p>
          </table:table-cell>
          <table:table-cell office:value-type="float" office:value="1659" calcext:value-type="float">
            <text:p>1.65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8M00S" calcext:value-type="time">
            <text:p>12:48:00</text:p>
          </table:table-cell>
          <table:table-cell office:value-type="float" office:value="1886" calcext:value-type="float">
            <text:p>1.88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49M00S" calcext:value-type="time">
            <text:p>12:49:00</text:p>
          </table:table-cell>
          <table:table-cell office:value-type="float" office:value="2052" calcext:value-type="float">
            <text:p>2.05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0M00S" calcext:value-type="time">
            <text:p>12:50:00</text:p>
          </table:table-cell>
          <table:table-cell office:value-type="float" office:value="2253" calcext:value-type="float">
            <text:p>2.2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1M00S" calcext:value-type="time">
            <text:p>12:51:00</text:p>
          </table:table-cell>
          <table:table-cell office:value-type="float" office:value="2317" calcext:value-type="float">
            <text:p>2.31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2M00S" calcext:value-type="time">
            <text:p>12:52:00</text:p>
          </table:table-cell>
          <table:table-cell office:value-type="float" office:value="2372" calcext:value-type="float">
            <text:p>2.3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3M00S" calcext:value-type="time">
            <text:p>12:53:00</text:p>
          </table:table-cell>
          <table:table-cell office:value-type="float" office:value="2488" calcext:value-type="float">
            <text:p>2.48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4M00S" calcext:value-type="time">
            <text:p>12:54:00</text:p>
          </table:table-cell>
          <table:table-cell office:value-type="float" office:value="2836" calcext:value-type="float">
            <text:p>2.8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5M00S" calcext:value-type="time">
            <text:p>12:55:00</text:p>
          </table:table-cell>
          <table:table-cell office:value-type="float" office:value="2924" calcext:value-type="float">
            <text:p>2.92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6M00S" calcext:value-type="time">
            <text:p>12:56:00</text:p>
          </table:table-cell>
          <table:table-cell office:value-type="float" office:value="2939" calcext:value-type="float">
            <text:p>2.9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7M00S" calcext:value-type="time">
            <text:p>12:57:00</text:p>
          </table:table-cell>
          <table:table-cell office:value-type="float" office:value="3036" calcext:value-type="float">
            <text:p>3.0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8M00S" calcext:value-type="time">
            <text:p>12:58:00</text:p>
          </table:table-cell>
          <table:table-cell office:value-type="float" office:value="3076" calcext:value-type="float">
            <text:p>3.0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2H59M00S" calcext:value-type="time">
            <text:p>12:59:00</text:p>
          </table:table-cell>
          <table:table-cell office:value-type="float" office:value="2693" calcext:value-type="float">
            <text:p>2.69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0M00S" calcext:value-type="time">
            <text:p>13:00:00</text:p>
          </table:table-cell>
          <table:table-cell office:value-type="float" office:value="2121" calcext:value-type="float">
            <text:p>2.12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1M00S" calcext:value-type="time">
            <text:p>13:01:00</text:p>
          </table:table-cell>
          <table:table-cell office:value-type="float" office:value="1665" calcext:value-type="float">
            <text:p>1.66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2M00S" calcext:value-type="time">
            <text:p>13:02:00</text:p>
          </table:table-cell>
          <table:table-cell office:value-type="float" office:value="1536" calcext:value-type="float">
            <text:p>1.5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3M00S" calcext:value-type="time">
            <text:p>13:03:00</text:p>
          </table:table-cell>
          <table:table-cell office:value-type="float" office:value="1672" calcext:value-type="float">
            <text:p>1.6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4M00S" calcext:value-type="time">
            <text:p>13:04:00</text:p>
          </table:table-cell>
          <table:table-cell office:value-type="float" office:value="1975" calcext:value-type="float">
            <text:p>1.9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5M00S" calcext:value-type="time">
            <text:p>13:05:00</text:p>
          </table:table-cell>
          <table:table-cell office:value-type="float" office:value="2053" calcext:value-type="float">
            <text:p>2.0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6M00S" calcext:value-type="time">
            <text:p>13:06:00</text:p>
          </table:table-cell>
          <table:table-cell office:value-type="float" office:value="2174" calcext:value-type="float">
            <text:p>2.1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7M00S" calcext:value-type="time">
            <text:p>13:07:00</text:p>
          </table:table-cell>
          <table:table-cell office:value-type="float" office:value="2086" calcext:value-type="float">
            <text:p>2.08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8M00S" calcext:value-type="time">
            <text:p>13:08:00</text:p>
          </table:table-cell>
          <table:table-cell office:value-type="float" office:value="1868" calcext:value-type="float">
            <text:p>1.8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09M00S" calcext:value-type="time">
            <text:p>13:09:00</text:p>
          </table:table-cell>
          <table:table-cell office:value-type="float" office:value="1883" calcext:value-type="float">
            <text:p>1.8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0M00S" calcext:value-type="time">
            <text:p>13:10:00</text:p>
          </table:table-cell>
          <table:table-cell office:value-type="float" office:value="1858" calcext:value-type="float">
            <text:p>1.85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1M00S" calcext:value-type="time">
            <text:p>13:11:00</text:p>
          </table:table-cell>
          <table:table-cell office:value-type="float" office:value="1962" calcext:value-type="float">
            <text:p>1.9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2M00S" calcext:value-type="time">
            <text:p>13:12:00</text:p>
          </table:table-cell>
          <table:table-cell office:value-type="float" office:value="2451" calcext:value-type="float">
            <text:p>2.45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3M00S" calcext:value-type="time">
            <text:p>13:13:00</text:p>
          </table:table-cell>
          <table:table-cell office:value-type="float" office:value="2761" calcext:value-type="float">
            <text:p>2.76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4M00S" calcext:value-type="time">
            <text:p>13:14:00</text:p>
          </table:table-cell>
          <table:table-cell office:value-type="float" office:value="2936" calcext:value-type="float">
            <text:p>2.9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5M00S" calcext:value-type="time">
            <text:p>13:15:00</text:p>
          </table:table-cell>
          <table:table-cell office:value-type="float" office:value="2877" calcext:value-type="float">
            <text:p>2.87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6M00S" calcext:value-type="time">
            <text:p>13:16:00</text:p>
          </table:table-cell>
          <table:table-cell office:value-type="float" office:value="2573" calcext:value-type="float">
            <text:p>2.57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7M00S" calcext:value-type="time">
            <text:p>13:17:00</text:p>
          </table:table-cell>
          <table:table-cell office:value-type="float" office:value="2100" calcext:value-type="float">
            <text:p>2.10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8M00S" calcext:value-type="time">
            <text:p>13:18:00</text:p>
          </table:table-cell>
          <table:table-cell office:value-type="float" office:value="1756" calcext:value-type="float">
            <text:p>1.75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19M00S" calcext:value-type="time">
            <text:p>13:19:00</text:p>
          </table:table-cell>
          <table:table-cell office:value-type="float" office:value="1741" calcext:value-type="float">
            <text:p>1.74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0M00S" calcext:value-type="time">
            <text:p>13:20:00</text:p>
          </table:table-cell>
          <table:table-cell office:value-type="float" office:value="1565" calcext:value-type="float">
            <text:p>1.56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1M00S" calcext:value-type="time">
            <text:p>13:21:00</text:p>
          </table:table-cell>
          <table:table-cell office:value-type="float" office:value="1492" calcext:value-type="float">
            <text:p>1.49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2M00S" calcext:value-type="time">
            <text:p>13:22:00</text:p>
          </table:table-cell>
          <table:table-cell office:value-type="float" office:value="1507" calcext:value-type="float">
            <text:p>1.50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3M00S" calcext:value-type="time">
            <text:p>13:23:00</text:p>
          </table:table-cell>
          <table:table-cell office:value-type="float" office:value="1547" calcext:value-type="float">
            <text:p>1.5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4M00S" calcext:value-type="time">
            <text:p>13:24:00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5M00S" calcext:value-type="time">
            <text:p>13:25:00</text:p>
          </table:table-cell>
          <table:table-cell office:value-type="float" office:value="1076" calcext:value-type="float">
            <text:p>1.0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6M00S" calcext:value-type="time">
            <text:p>13:26:00</text:p>
          </table:table-cell>
          <table:table-cell office:value-type="float" office:value="968" calcext:value-type="float">
            <text:p>9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7M00S" calcext:value-type="time">
            <text:p>13:27:00</text:p>
          </table:table-cell>
          <table:table-cell office:value-type="float" office:value="933" calcext:value-type="float">
            <text:p>93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8M00S" calcext:value-type="time">
            <text:p>13:28:00</text:p>
          </table:table-cell>
          <table:table-cell office:value-type="float" office:value="878" calcext:value-type="float">
            <text:p>87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29M00S" calcext:value-type="time">
            <text:p>13:29:00</text:p>
          </table:table-cell>
          <table:table-cell office:value-type="float" office:value="878" calcext:value-type="float">
            <text:p>87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0M00S" calcext:value-type="time">
            <text:p>13:30:00</text:p>
          </table:table-cell>
          <table:table-cell office:value-type="float" office:value="1079" calcext:value-type="float">
            <text:p>1.07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1M00S" calcext:value-type="time">
            <text:p>13:31:00</text:p>
          </table:table-cell>
          <table:table-cell office:value-type="float" office:value="951" calcext:value-type="float">
            <text:p>95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2M00S" calcext:value-type="time">
            <text:p>13:32:00</text:p>
          </table:table-cell>
          <table:table-cell office:value-type="float" office:value="1121" calcext:value-type="float">
            <text:p>1.12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3M00S" calcext:value-type="time">
            <text:p>13:33:00</text:p>
          </table:table-cell>
          <table:table-cell office:value-type="float" office:value="1508" calcext:value-type="float">
            <text:p>1.50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4M00S" calcext:value-type="time">
            <text:p>13:34:00</text:p>
          </table:table-cell>
          <table:table-cell office:value-type="float" office:value="1491" calcext:value-type="float">
            <text:p>1.49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5M00S" calcext:value-type="time">
            <text:p>13:35:00</text:p>
          </table:table-cell>
          <table:table-cell office:value-type="float" office:value="1577" calcext:value-type="float">
            <text:p>1.57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6M00S" calcext:value-type="time">
            <text:p>13:36:00</text:p>
          </table:table-cell>
          <table:table-cell office:value-type="float" office:value="1482" calcext:value-type="float">
            <text:p>1.48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7M00S" calcext:value-type="time">
            <text:p>13:37:00</text:p>
          </table:table-cell>
          <table:table-cell office:value-type="float" office:value="1563" calcext:value-type="float">
            <text:p>1.56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8M00S" calcext:value-type="time">
            <text:p>13:38:00</text:p>
          </table:table-cell>
          <table:table-cell office:value-type="float" office:value="1353" calcext:value-type="float">
            <text:p>1.3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39M00S" calcext:value-type="time">
            <text:p>13:39:00</text:p>
          </table:table-cell>
          <table:table-cell office:value-type="float" office:value="1167" calcext:value-type="float">
            <text:p>1.16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0M00S" calcext:value-type="time">
            <text:p>13:40:00</text:p>
          </table:table-cell>
          <table:table-cell office:value-type="float" office:value="996" calcext:value-type="float">
            <text:p>99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1M00S" calcext:value-type="time">
            <text:p>13:41:00</text:p>
          </table:table-cell>
          <table:table-cell office:value-type="float" office:value="1037" calcext:value-type="float">
            <text:p>1.03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2M00S" calcext:value-type="time">
            <text:p>13:42:00</text:p>
          </table:table-cell>
          <table:table-cell office:value-type="float" office:value="1061" calcext:value-type="float">
            <text:p>1.06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3M00S" calcext:value-type="time">
            <text:p>13:43:00</text:p>
          </table:table-cell>
          <table:table-cell office:value-type="float" office:value="1112" calcext:value-type="float">
            <text:p>1.11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4M00S" calcext:value-type="time">
            <text:p>13:44:00</text:p>
          </table:table-cell>
          <table:table-cell office:value-type="float" office:value="1162" calcext:value-type="float">
            <text:p>1.1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5M00S" calcext:value-type="time">
            <text:p>13:45:00</text:p>
          </table:table-cell>
          <table:table-cell office:value-type="float" office:value="936" calcext:value-type="float">
            <text:p>9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6M00S" calcext:value-type="time">
            <text:p>13:46:00</text:p>
          </table:table-cell>
          <table:table-cell office:value-type="float" office:value="905" calcext:value-type="float">
            <text:p>90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7M00S" calcext:value-type="time">
            <text:p>13:47:00</text:p>
          </table:table-cell>
          <table:table-cell office:value-type="float" office:value="971" calcext:value-type="float">
            <text:p>97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8M00S" calcext:value-type="time">
            <text:p>13:48:00</text:p>
          </table:table-cell>
          <table:table-cell office:value-type="float" office:value="963" calcext:value-type="float">
            <text:p>96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49M00S" calcext:value-type="time">
            <text:p>13:49:00</text:p>
          </table:table-cell>
          <table:table-cell office:value-type="float" office:value="956" calcext:value-type="float">
            <text:p>95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0M00S" calcext:value-type="time">
            <text:p>13:50:00</text:p>
          </table:table-cell>
          <table:table-cell office:value-type="float" office:value="1028" calcext:value-type="float">
            <text:p>1.02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1M00S" calcext:value-type="time">
            <text:p>13:51:00</text:p>
          </table:table-cell>
          <table:table-cell office:value-type="float" office:value="881" calcext:value-type="float">
            <text:p>8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2M00S" calcext:value-type="time">
            <text:p>13:52:00</text:p>
          </table:table-cell>
          <table:table-cell office:value-type="float" office:value="953" calcext:value-type="float">
            <text:p>9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3M00S" calcext:value-type="time">
            <text:p>13:53:00</text:p>
          </table:table-cell>
          <table:table-cell office:value-type="float" office:value="1226" calcext:value-type="float">
            <text:p>1.22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4M00S" calcext:value-type="time">
            <text:p>13:54:00</text:p>
          </table:table-cell>
          <table:table-cell office:value-type="float" office:value="1246" calcext:value-type="float">
            <text:p>1.24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5M00S" calcext:value-type="time">
            <text:p>13:55:00</text:p>
          </table:table-cell>
          <table:table-cell office:value-type="float" office:value="1178" calcext:value-type="float">
            <text:p>1.17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6M00S" calcext:value-type="time">
            <text:p>13:56:00</text:p>
          </table:table-cell>
          <table:table-cell office:value-type="float" office:value="1046" calcext:value-type="float">
            <text:p>1.04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7M00S" calcext:value-type="time">
            <text:p>13:57:00</text:p>
          </table:table-cell>
          <table:table-cell office:value-type="float" office:value="1029" calcext:value-type="float">
            <text:p>1.02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8M00S" calcext:value-type="time">
            <text:p>13:58:00</text:p>
          </table:table-cell>
          <table:table-cell office:value-type="float" office:value="1193" calcext:value-type="float">
            <text:p>1.19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3H59M00S" calcext:value-type="time">
            <text:p>13:59:00</text:p>
          </table:table-cell>
          <table:table-cell office:value-type="float" office:value="1034" calcext:value-type="float">
            <text:p>1.03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0M00S" calcext:value-type="time">
            <text:p>14:00:00</text:p>
          </table:table-cell>
          <table:table-cell office:value-type="float" office:value="957" calcext:value-type="float">
            <text:p>95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1M00S" calcext:value-type="time">
            <text:p>14:01:00</text:p>
          </table:table-cell>
          <table:table-cell office:value-type="float" office:value="942" calcext:value-type="float">
            <text:p>94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2M00S" calcext:value-type="time">
            <text:p>14:02:00</text:p>
          </table:table-cell>
          <table:table-cell office:value-type="float" office:value="1047" calcext:value-type="float">
            <text:p>1.0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3M00S" calcext:value-type="time">
            <text:p>14:03:00</text:p>
          </table:table-cell>
          <table:table-cell office:value-type="float" office:value="983" calcext:value-type="float">
            <text:p>9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4M00S" calcext:value-type="time">
            <text:p>14:04:00</text:p>
          </table:table-cell>
          <table:table-cell office:value-type="float" office:value="758" calcext:value-type="float">
            <text:p>75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5M00S" calcext:value-type="time">
            <text:p>14:05:00</text:p>
          </table:table-cell>
          <table:table-cell office:value-type="float" office:value="738" calcext:value-type="float">
            <text:p>73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6M00S" calcext:value-type="time">
            <text:p>14:06:00</text:p>
          </table:table-cell>
          <table:table-cell office:value-type="float" office:value="799" calcext:value-type="float">
            <text:p>7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7M00S" calcext:value-type="time">
            <text:p>14:07:00</text:p>
          </table:table-cell>
          <table:table-cell office:value-type="float" office:value="710" calcext:value-type="float">
            <text:p>7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8M00S" calcext:value-type="time">
            <text:p>14:08:00</text:p>
          </table:table-cell>
          <table:table-cell office:value-type="float" office:value="1062" calcext:value-type="float">
            <text:p>1.0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09M00S" calcext:value-type="time">
            <text:p>14:09:00</text:p>
          </table:table-cell>
          <table:table-cell office:value-type="float" office:value="1035" calcext:value-type="float">
            <text:p>1.03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0M00S" calcext:value-type="time">
            <text:p>14:10:00</text:p>
          </table:table-cell>
          <table:table-cell office:value-type="float" office:value="1056" calcext:value-type="float">
            <text:p>1.05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1M00S" calcext:value-type="time">
            <text:p>14:11:00</text:p>
          </table:table-cell>
          <table:table-cell office:value-type="float" office:value="1238" calcext:value-type="float">
            <text:p>1.23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2M00S" calcext:value-type="time">
            <text:p>14:12:00</text:p>
          </table:table-cell>
          <table:table-cell office:value-type="float" office:value="1252" calcext:value-type="float">
            <text:p>1.25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3M00S" calcext:value-type="time">
            <text:p>14:13:00</text:p>
          </table:table-cell>
          <table:table-cell office:value-type="float" office:value="1351" calcext:value-type="float">
            <text:p>1.35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4M00S" calcext:value-type="time">
            <text:p>14:14:00</text:p>
          </table:table-cell>
          <table:table-cell office:value-type="float" office:value="1239" calcext:value-type="float">
            <text:p>1.2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5M00S" calcext:value-type="time">
            <text:p>14:15:00</text:p>
          </table:table-cell>
          <table:table-cell office:value-type="float" office:value="1311" calcext:value-type="float">
            <text:p>1.31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6M00S" calcext:value-type="time">
            <text:p>14:16:00</text:p>
          </table:table-cell>
          <table:table-cell office:value-type="float" office:value="1437" calcext:value-type="float">
            <text:p>1.43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7M00S" calcext:value-type="time">
            <text:p>14:17:00</text:p>
          </table:table-cell>
          <table:table-cell office:value-type="float" office:value="1399" calcext:value-type="float">
            <text:p>1.3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8M00S" calcext:value-type="time">
            <text:p>14:18:00</text:p>
          </table:table-cell>
          <table:table-cell office:value-type="float" office:value="1353" calcext:value-type="float">
            <text:p>1.35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19M00S" calcext:value-type="time">
            <text:p>14:19:00</text:p>
          </table:table-cell>
          <table:table-cell office:value-type="float" office:value="1143" calcext:value-type="float">
            <text:p>1.1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0M00S" calcext:value-type="time">
            <text:p>14:20:00</text:p>
          </table:table-cell>
          <table:table-cell office:value-type="float" office:value="897" calcext:value-type="float">
            <text:p>89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1M00S" calcext:value-type="time">
            <text:p>14:21:00</text:p>
          </table:table-cell>
          <table:table-cell office:value-type="float" office:value="685" calcext:value-type="float">
            <text:p>68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2M00S" calcext:value-type="time">
            <text:p>14:22:00</text:p>
          </table:table-cell>
          <table:table-cell office:value-type="float" office:value="525" calcext:value-type="float">
            <text:p>52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3M00S" calcext:value-type="time">
            <text:p>14:23:00</text:p>
          </table:table-cell>
          <table:table-cell office:value-type="float" office:value="597" calcext:value-type="float">
            <text:p>59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4M00S" calcext:value-type="time">
            <text:p>14:24:00</text:p>
          </table:table-cell>
          <table:table-cell office:value-type="float" office:value="601" calcext:value-type="float">
            <text:p>6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5M00S" calcext:value-type="time">
            <text:p>14:25:00</text:p>
          </table:table-cell>
          <table:table-cell office:value-type="float" office:value="633" calcext:value-type="float">
            <text:p>63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6M00S" calcext:value-type="time">
            <text:p>14:26:00</text:p>
          </table:table-cell>
          <table:table-cell office:value-type="float" office:value="691" calcext:value-type="float">
            <text:p>69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7M00S" calcext:value-type="time">
            <text:p>14:27:00</text:p>
          </table:table-cell>
          <table:table-cell office:value-type="float" office:value="837" calcext:value-type="float">
            <text:p>83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8M00S" calcext:value-type="time">
            <text:p>14:28:00</text:p>
          </table:table-cell>
          <table:table-cell office:value-type="float" office:value="1072" calcext:value-type="float">
            <text:p>1.0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29M00S" calcext:value-type="time">
            <text:p>14:29:00</text:p>
          </table:table-cell>
          <table:table-cell office:value-type="float" office:value="1274" calcext:value-type="float">
            <text:p>1.2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0M00S" calcext:value-type="time">
            <text:p>14:30:00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1M00S" calcext:value-type="time">
            <text:p>14:31:00</text:p>
          </table:table-cell>
          <table:table-cell office:value-type="float" office:value="1251" calcext:value-type="float">
            <text:p>1.25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2M00S" calcext:value-type="time">
            <text:p>14:32:00</text:p>
          </table:table-cell>
          <table:table-cell office:value-type="float" office:value="1272" calcext:value-type="float">
            <text:p>1.2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3M00S" calcext:value-type="time">
            <text:p>14:33:00</text:p>
          </table:table-cell>
          <table:table-cell office:value-type="float" office:value="1181" calcext:value-type="float">
            <text:p>1.1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4M00S" calcext:value-type="time">
            <text:p>14:34:00</text:p>
          </table:table-cell>
          <table:table-cell office:value-type="float" office:value="1044" calcext:value-type="float">
            <text:p>1.04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5M00S" calcext:value-type="time">
            <text:p>14:35:00</text:p>
          </table:table-cell>
          <table:table-cell office:value-type="float" office:value="1131" calcext:value-type="float">
            <text:p>1.1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6M00S" calcext:value-type="time">
            <text:p>14:36:00</text:p>
          </table:table-cell>
          <table:table-cell office:value-type="float" office:value="1202" calcext:value-type="float">
            <text:p>1.20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7M00S" calcext:value-type="time">
            <text:p>14:37:00</text:p>
          </table:table-cell>
          <table:table-cell office:value-type="float" office:value="1254" calcext:value-type="float">
            <text:p>1.25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8M00S" calcext:value-type="time">
            <text:p>14:38:00</text:p>
          </table:table-cell>
          <table:table-cell office:value-type="float" office:value="1242" calcext:value-type="float">
            <text:p>1.24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39M00S" calcext:value-type="time">
            <text:p>14:39:00</text:p>
          </table:table-cell>
          <table:table-cell office:value-type="float" office:value="1285" calcext:value-type="float">
            <text:p>1.28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0M00S" calcext:value-type="time">
            <text:p>14:40:00</text:p>
          </table:table-cell>
          <table:table-cell office:value-type="float" office:value="1302" calcext:value-type="float">
            <text:p>1.30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1M00S" calcext:value-type="time">
            <text:p>14:41:00</text:p>
          </table:table-cell>
          <table:table-cell office:value-type="float" office:value="1272" calcext:value-type="float">
            <text:p>1.27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2M00S" calcext:value-type="time">
            <text:p>14:42:00</text:p>
          </table:table-cell>
          <table:table-cell office:value-type="float" office:value="1276" calcext:value-type="float">
            <text:p>1.2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3M00S" calcext:value-type="time">
            <text:p>14:43:00</text:p>
          </table:table-cell>
          <table:table-cell office:value-type="float" office:value="1279" calcext:value-type="float">
            <text:p>1.27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4M00S" calcext:value-type="time">
            <text:p>14:44:00</text:p>
          </table:table-cell>
          <table:table-cell office:value-type="float" office:value="1275" calcext:value-type="float">
            <text:p>1.2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5M00S" calcext:value-type="time">
            <text:p>14:45:00</text:p>
          </table:table-cell>
          <table:table-cell office:value-type="float" office:value="1202" calcext:value-type="float">
            <text:p>1.20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6M00S" calcext:value-type="time">
            <text:p>14:46:00</text:p>
          </table:table-cell>
          <table:table-cell office:value-type="float" office:value="1128" calcext:value-type="float">
            <text:p>1.12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7M00S" calcext:value-type="time">
            <text:p>14:47:00</text:p>
          </table:table-cell>
          <table:table-cell office:value-type="float" office:value="1107" calcext:value-type="float">
            <text:p>1.10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8M00S" calcext:value-type="time">
            <text:p>14:48:00</text:p>
          </table:table-cell>
          <table:table-cell office:value-type="float" office:value="1055" calcext:value-type="float">
            <text:p>1.05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49M00S" calcext:value-type="time">
            <text:p>14:49:00</text:p>
          </table:table-cell>
          <table:table-cell office:value-type="float" office:value="981" calcext:value-type="float">
            <text:p>9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0M00S" calcext:value-type="time">
            <text:p>14:50:00</text:p>
          </table:table-cell>
          <table:table-cell office:value-type="float" office:value="919" calcext:value-type="float">
            <text:p>9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1M00S" calcext:value-type="time">
            <text:p>14:51:00</text:p>
          </table:table-cell>
          <table:table-cell office:value-type="float" office:value="825" calcext:value-type="float">
            <text:p>82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2M00S" calcext:value-type="time">
            <text:p>14:52:00</text:p>
          </table:table-cell>
          <table:table-cell office:value-type="float" office:value="708" calcext:value-type="float">
            <text:p>70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3M00S" calcext:value-type="time">
            <text:p>14:53:00</text:p>
          </table:table-cell>
          <table:table-cell office:value-type="float" office:value="620" calcext:value-type="float">
            <text:p>62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4M00S" calcext:value-type="time">
            <text:p>14:54:00</text:p>
          </table:table-cell>
          <table:table-cell office:value-type="float" office:value="569" calcext:value-type="float">
            <text:p>56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5M00S" calcext:value-type="time">
            <text:p>14:55:00</text:p>
          </table:table-cell>
          <table:table-cell office:value-type="float" office:value="563" calcext:value-type="float">
            <text:p>56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6M00S" calcext:value-type="time">
            <text:p>14:56:00</text:p>
          </table:table-cell>
          <table:table-cell office:value-type="float" office:value="547" calcext:value-type="float">
            <text:p>54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7M00S" calcext:value-type="time">
            <text:p>14:57:00</text:p>
          </table:table-cell>
          <table:table-cell office:value-type="float" office:value="528" calcext:value-type="float">
            <text:p>52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8M00S" calcext:value-type="time">
            <text:p>14:58:00</text:p>
          </table:table-cell>
          <table:table-cell office:value-type="float" office:value="507" calcext:value-type="float">
            <text:p>50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4H59M00S" calcext:value-type="time">
            <text:p>14:59:00</text:p>
          </table:table-cell>
          <table:table-cell office:value-type="float" office:value="508" calcext:value-type="float">
            <text:p>50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0M00S" calcext:value-type="time">
            <text:p>15:00:00</text:p>
          </table:table-cell>
          <table:table-cell office:value-type="float" office:value="515" calcext:value-type="float">
            <text:p>51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1M00S" calcext:value-type="time">
            <text:p>15:01:00</text:p>
          </table:table-cell>
          <table:table-cell office:value-type="float" office:value="500" calcext:value-type="float">
            <text:p>50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2M00S" calcext:value-type="time">
            <text:p>15:02:00</text:p>
          </table:table-cell>
          <table:table-cell office:value-type="float" office:value="477" calcext:value-type="float">
            <text:p>47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3M00S" calcext:value-type="time">
            <text:p>15:03:00</text:p>
          </table:table-cell>
          <table:table-cell office:value-type="float" office:value="462" calcext:value-type="float">
            <text:p>4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4M00S" calcext:value-type="time">
            <text:p>15:04:00</text:p>
          </table:table-cell>
          <table:table-cell office:value-type="float" office:value="442" calcext:value-type="float">
            <text:p>44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5M00S" calcext:value-type="time">
            <text:p>15:05:00</text:p>
          </table:table-cell>
          <table:table-cell office:value-type="float" office:value="446" calcext:value-type="float">
            <text:p>44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6M00S" calcext:value-type="time">
            <text:p>15:06:00</text:p>
          </table:table-cell>
          <table:table-cell office:value-type="float" office:value="456" calcext:value-type="float">
            <text:p>45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7M00S" calcext:value-type="time">
            <text:p>15:07:00</text:p>
          </table:table-cell>
          <table:table-cell office:value-type="float" office:value="431" calcext:value-type="float">
            <text:p>4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8M00S" calcext:value-type="time">
            <text:p>15:08:00</text:p>
          </table:table-cell>
          <table:table-cell office:value-type="float" office:value="443" calcext:value-type="float">
            <text:p>4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09M00S" calcext:value-type="time">
            <text:p>15:09:00</text:p>
          </table:table-cell>
          <table:table-cell office:value-type="float" office:value="454" calcext:value-type="float">
            <text:p>45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0M00S" calcext:value-type="time">
            <text:p>15:10:00</text:p>
          </table:table-cell>
          <table:table-cell office:value-type="float" office:value="466" calcext:value-type="float">
            <text:p>46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1M00S" calcext:value-type="time">
            <text:p>15:11:00</text:p>
          </table:table-cell>
          <table:table-cell office:value-type="float" office:value="466" calcext:value-type="float">
            <text:p>46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2M00S" calcext:value-type="time">
            <text:p>15:12:00</text:p>
          </table:table-cell>
          <table:table-cell office:value-type="float" office:value="495" calcext:value-type="float">
            <text:p>49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3M00S" calcext:value-type="time">
            <text:p>15:13:00</text:p>
          </table:table-cell>
          <table:table-cell office:value-type="float" office:value="527" calcext:value-type="float">
            <text:p>52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4M00S" calcext:value-type="time">
            <text:p>15:14:00</text:p>
          </table:table-cell>
          <table:table-cell office:value-type="float" office:value="522" calcext:value-type="float">
            <text:p>52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5M00S" calcext:value-type="time">
            <text:p>15:15:00</text:p>
          </table:table-cell>
          <table:table-cell office:value-type="float" office:value="537" calcext:value-type="float">
            <text:p>53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6M00S" calcext:value-type="time">
            <text:p>15:16:00</text:p>
          </table:table-cell>
          <table:table-cell office:value-type="float" office:value="541" calcext:value-type="float">
            <text:p>54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7M00S" calcext:value-type="time">
            <text:p>15:17:00</text:p>
          </table:table-cell>
          <table:table-cell office:value-type="float" office:value="510" calcext:value-type="float">
            <text:p>5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8M00S" calcext:value-type="time">
            <text:p>15:18:00</text:p>
          </table:table-cell>
          <table:table-cell office:value-type="float" office:value="474" calcext:value-type="float">
            <text:p>4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19M00S" calcext:value-type="time">
            <text:p>15:19:00</text:p>
          </table:table-cell>
          <table:table-cell office:value-type="float" office:value="457" calcext:value-type="float">
            <text:p>45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0M00S" calcext:value-type="time">
            <text:p>15:20:00</text:p>
          </table:table-cell>
          <table:table-cell office:value-type="float" office:value="421" calcext:value-type="float">
            <text:p>42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1M00S" calcext:value-type="time">
            <text:p>15:21:00</text:p>
          </table:table-cell>
          <table:table-cell office:value-type="float" office:value="375" calcext:value-type="float">
            <text:p>37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2M00S" calcext:value-type="time">
            <text:p>15:22:00</text:p>
          </table:table-cell>
          <table:table-cell office:value-type="float" office:value="336" calcext:value-type="float">
            <text:p>33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3M00S" calcext:value-type="time">
            <text:p>15:23:00</text:p>
          </table:table-cell>
          <table:table-cell office:value-type="float" office:value="301" calcext:value-type="float">
            <text:p>3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4M00S" calcext:value-type="time">
            <text:p>15:24:00</text:p>
          </table:table-cell>
          <table:table-cell office:value-type="float" office:value="299" calcext:value-type="float">
            <text:p>2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5M00S" calcext:value-type="time">
            <text:p>15:25:00</text:p>
          </table:table-cell>
          <table:table-cell office:value-type="float" office:value="299" calcext:value-type="float">
            <text:p>2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6M00S" calcext:value-type="time">
            <text:p>15:26:00</text:p>
          </table:table-cell>
          <table:table-cell office:value-type="float" office:value="280" calcext:value-type="float">
            <text:p>28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7M00S" calcext:value-type="time">
            <text:p>15:27:00</text:p>
          </table:table-cell>
          <table:table-cell office:value-type="float" office:value="284" calcext:value-type="float">
            <text:p>28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8M00S" calcext:value-type="time">
            <text:p>15:28:00</text:p>
          </table:table-cell>
          <table:table-cell office:value-type="float" office:value="286" calcext:value-type="float">
            <text:p>28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29M00S" calcext:value-type="time">
            <text:p>15:29:00</text:p>
          </table:table-cell>
          <table:table-cell office:value-type="float" office:value="288" calcext:value-type="float">
            <text:p>28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0M00S" calcext:value-type="time">
            <text:p>15:30:00</text:p>
          </table:table-cell>
          <table:table-cell office:value-type="float" office:value="287" calcext:value-type="float">
            <text:p>28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1M00S" calcext:value-type="time">
            <text:p>15:31:00</text:p>
          </table:table-cell>
          <table:table-cell office:value-type="float" office:value="276" calcext:value-type="float">
            <text:p>2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2M00S" calcext:value-type="time">
            <text:p>15:32:00</text:p>
          </table:table-cell>
          <table:table-cell office:value-type="float" office:value="266" calcext:value-type="float">
            <text:p>26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3M00S" calcext:value-type="time">
            <text:p>15:33:00</text:p>
          </table:table-cell>
          <table:table-cell office:value-type="float" office:value="251" calcext:value-type="float">
            <text:p>25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4M00S" calcext:value-type="time">
            <text:p>15:34:00</text:p>
          </table:table-cell>
          <table:table-cell office:value-type="float" office:value="235" calcext:value-type="float">
            <text:p>23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5M00S" calcext:value-type="time">
            <text:p>15:35:00</text:p>
          </table:table-cell>
          <table:table-cell office:value-type="float" office:value="235" calcext:value-type="float">
            <text:p>23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6M00S" calcext:value-type="time">
            <text:p>15:36:00</text:p>
          </table:table-cell>
          <table:table-cell office:value-type="float" office:value="232" calcext:value-type="float">
            <text:p>23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7M00S" calcext:value-type="time">
            <text:p>15:37:00</text:p>
          </table:table-cell>
          <table:table-cell office:value-type="float" office:value="224" calcext:value-type="float">
            <text:p>22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8M00S" calcext:value-type="time">
            <text:p>15:38:00</text:p>
          </table:table-cell>
          <table:table-cell office:value-type="float" office:value="210" calcext:value-type="float">
            <text:p>2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39M00S" calcext:value-type="time">
            <text:p>15:39:00</text:p>
          </table:table-cell>
          <table:table-cell office:value-type="float" office:value="189" calcext:value-type="float">
            <text:p>18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0M00S" calcext:value-type="time">
            <text:p>15:40:00</text:p>
          </table:table-cell>
          <table:table-cell office:value-type="float" office:value="177" calcext:value-type="float">
            <text:p>17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1M00S" calcext:value-type="time">
            <text:p>15:41:00</text:p>
          </table:table-cell>
          <table:table-cell office:value-type="float" office:value="167" calcext:value-type="float">
            <text:p>16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2M00S" calcext:value-type="time">
            <text:p>15:42:00</text:p>
          </table:table-cell>
          <table:table-cell office:value-type="float" office:value="161" calcext:value-type="float">
            <text:p>16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3M00S" calcext:value-type="time">
            <text:p>15:43:00</text:p>
          </table:table-cell>
          <table:table-cell office:value-type="float" office:value="156" calcext:value-type="float">
            <text:p>15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4M00S" calcext:value-type="time">
            <text:p>15:44:00</text:p>
          </table:table-cell>
          <table:table-cell office:value-type="float" office:value="171" calcext:value-type="float">
            <text:p>17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5M00S" calcext:value-type="time">
            <text:p>15:45:00</text:p>
          </table:table-cell>
          <table:table-cell office:value-type="float" office:value="190" calcext:value-type="float">
            <text:p>19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6M00S" calcext:value-type="time">
            <text:p>15:46:00</text:p>
          </table:table-cell>
          <table:table-cell office:value-type="float" office:value="211" calcext:value-type="float">
            <text:p>21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7M00S" calcext:value-type="time">
            <text:p>15:47:00</text:p>
          </table:table-cell>
          <table:table-cell office:value-type="float" office:value="240" calcext:value-type="float">
            <text:p>24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8M00S" calcext:value-type="time">
            <text:p>15:48:00</text:p>
          </table:table-cell>
          <table:table-cell office:value-type="float" office:value="264" calcext:value-type="float">
            <text:p>26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49M00S" calcext:value-type="time">
            <text:p>15:49:00</text:p>
          </table:table-cell>
          <table:table-cell office:value-type="float" office:value="288" calcext:value-type="float">
            <text:p>28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0M00S" calcext:value-type="time">
            <text:p>15:50:00</text:p>
          </table:table-cell>
          <table:table-cell office:value-type="float" office:value="313" calcext:value-type="float">
            <text:p>3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1M00S" calcext:value-type="time">
            <text:p>15:51:00</text:p>
          </table:table-cell>
          <table:table-cell office:value-type="float" office:value="320" calcext:value-type="float">
            <text:p>32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2M00S" calcext:value-type="time">
            <text:p>15:52:00</text:p>
          </table:table-cell>
          <table:table-cell office:value-type="float" office:value="297" calcext:value-type="float">
            <text:p>29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3M00S" calcext:value-type="time">
            <text:p>15:53:00</text:p>
          </table:table-cell>
          <table:table-cell office:value-type="float" office:value="291" calcext:value-type="float">
            <text:p>29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4M00S" calcext:value-type="time">
            <text:p>15:54:00</text:p>
          </table:table-cell>
          <table:table-cell office:value-type="float" office:value="283" calcext:value-type="float">
            <text:p>28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5M00S" calcext:value-type="time">
            <text:p>15:55:00</text:p>
          </table:table-cell>
          <table:table-cell office:value-type="float" office:value="278" calcext:value-type="float">
            <text:p>27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6M00S" calcext:value-type="time">
            <text:p>15:56:00</text:p>
          </table:table-cell>
          <table:table-cell office:value-type="float" office:value="268" calcext:value-type="float">
            <text:p>2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7M00S" calcext:value-type="time">
            <text:p>15:57:00</text:p>
          </table:table-cell>
          <table:table-cell office:value-type="float" office:value="255" calcext:value-type="float">
            <text:p>25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8M00S" calcext:value-type="time">
            <text:p>15:58:00</text:p>
          </table:table-cell>
          <table:table-cell office:value-type="float" office:value="243" calcext:value-type="float">
            <text:p>24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5H59M00S" calcext:value-type="time">
            <text:p>15:59:00</text:p>
          </table:table-cell>
          <table:table-cell office:value-type="float" office:value="229" calcext:value-type="float">
            <text:p>22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0M00S" calcext:value-type="time">
            <text:p>16:00:00</text:p>
          </table:table-cell>
          <table:table-cell office:value-type="float" office:value="212" calcext:value-type="float">
            <text:p>21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1M00S" calcext:value-type="time">
            <text:p>16:01:00</text:p>
          </table:table-cell>
          <table:table-cell office:value-type="float" office:value="199" calcext:value-type="float">
            <text:p>19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2M00S" calcext:value-type="time">
            <text:p>16:02:00</text:p>
          </table:table-cell>
          <table:table-cell office:value-type="float" office:value="190" calcext:value-type="float">
            <text:p>19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3M00S" calcext:value-type="time">
            <text:p>16:03:00</text:p>
          </table:table-cell>
          <table:table-cell office:value-type="float" office:value="181" calcext:value-type="float">
            <text:p>18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4M00S" calcext:value-type="time">
            <text:p>16:04:00</text:p>
          </table:table-cell>
          <table:table-cell office:value-type="float" office:value="174" calcext:value-type="float">
            <text:p>17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5M00S" calcext:value-type="time">
            <text:p>16:05:00</text:p>
          </table:table-cell>
          <table:table-cell office:value-type="float" office:value="159" calcext:value-type="float">
            <text:p>15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6M00S" calcext:value-type="time">
            <text:p>16:06:00</text:p>
          </table:table-cell>
          <table:table-cell office:value-type="float" office:value="148" calcext:value-type="float">
            <text:p>14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7M00S" calcext:value-type="time">
            <text:p>16:07:00</text:p>
          </table:table-cell>
          <table:table-cell office:value-type="float" office:value="139" calcext:value-type="float">
            <text:p>13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8M00S" calcext:value-type="time">
            <text:p>16:08:00</text:p>
          </table:table-cell>
          <table:table-cell office:value-type="float" office:value="130" calcext:value-type="float">
            <text:p>13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09M00S" calcext:value-type="time">
            <text:p>16:09:00</text:p>
          </table:table-cell>
          <table:table-cell office:value-type="float" office:value="118" calcext:value-type="float">
            <text:p>11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0M00S" calcext:value-type="time">
            <text:p>16:10:00</text:p>
          </table:table-cell>
          <table:table-cell office:value-type="float" office:value="108" calcext:value-type="float">
            <text:p>10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1M00S" calcext:value-type="time">
            <text:p>16:11:00</text:p>
          </table:table-cell>
          <table:table-cell office:value-type="float" office:value="101" calcext:value-type="float">
            <text:p>10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2M00S" calcext:value-type="time">
            <text:p>16:12:00</text:p>
          </table:table-cell>
          <table:table-cell office:value-type="float" office:value="91" calcext:value-type="float">
            <text:p>9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3M00S" calcext:value-type="time">
            <text:p>16:13:00</text:p>
          </table:table-cell>
          <table:table-cell office:value-type="float" office:value="84" calcext:value-type="float">
            <text:p>8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4M00S" calcext:value-type="time">
            <text:p>16:14:00</text:p>
          </table:table-cell>
          <table:table-cell office:value-type="float" office:value="76" calcext:value-type="float">
            <text:p>7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5M00S" calcext:value-type="time">
            <text:p>16:15:00</text:p>
          </table:table-cell>
          <table:table-cell office:value-type="float" office:value="68" calcext:value-type="float">
            <text:p>6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6M00S" calcext:value-type="time">
            <text:p>16:16:00</text:p>
          </table:table-cell>
          <table:table-cell office:value-type="float" office:value="62" calcext:value-type="float">
            <text:p>6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7M00S" calcext:value-type="time">
            <text:p>16:17:00</text:p>
          </table:table-cell>
          <table:table-cell office:value-type="float" office:value="56" calcext:value-type="float">
            <text:p>5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8M00S" calcext:value-type="time">
            <text:p>16:18:00</text:p>
          </table:table-cell>
          <table:table-cell office:value-type="float" office:value="51" calcext:value-type="float">
            <text:p>5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19M00S" calcext:value-type="time">
            <text:p>16:19:00</text:p>
          </table:table-cell>
          <table:table-cell office:value-type="float" office:value="46" calcext:value-type="float">
            <text:p>46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0M00S" calcext:value-type="time">
            <text:p>16:20:00</text:p>
          </table:table-cell>
          <table:table-cell office:value-type="float" office:value="41" calcext:value-type="float">
            <text:p>4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1M00S" calcext:value-type="time">
            <text:p>16:21:00</text:p>
          </table:table-cell>
          <table:table-cell office:value-type="float" office:value="35" calcext:value-type="float">
            <text:p>3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2M00S" calcext:value-type="time">
            <text:p>16:22:00</text:p>
          </table:table-cell>
          <table:table-cell office:value-type="float" office:value="31" calcext:value-type="float">
            <text:p>3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3M00S" calcext:value-type="time">
            <text:p>16:23:00</text:p>
          </table:table-cell>
          <table:table-cell office:value-type="float" office:value="27" calcext:value-type="float">
            <text:p>2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4M00S" calcext:value-type="time">
            <text:p>16:24:00</text:p>
          </table:table-cell>
          <table:table-cell office:value-type="float" office:value="24" calcext:value-type="float">
            <text:p>2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5M00S" calcext:value-type="time">
            <text:p>16:25:00</text:p>
          </table:table-cell>
          <table:table-cell office:value-type="float" office:value="21" calcext:value-type="float">
            <text:p>2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6M00S" calcext:value-type="time">
            <text:p>16:26:00</text:p>
          </table:table-cell>
          <table:table-cell office:value-type="float" office:value="19" calcext:value-type="float">
            <text:p>19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7M00S" calcext:value-type="time">
            <text:p>16:27:00</text:p>
          </table:table-cell>
          <table:table-cell office:value-type="float" office:value="17" calcext:value-type="float">
            <text:p>1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8M00S" calcext:value-type="time">
            <text:p>16:28:00</text:p>
          </table:table-cell>
          <table:table-cell office:value-type="float" office:value="13" calcext:value-type="float">
            <text:p>1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29M00S" calcext:value-type="time">
            <text:p>16:29:00</text:p>
          </table:table-cell>
          <table:table-cell office:value-type="float" office:value="12" calcext:value-type="float">
            <text:p>1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0M00S" calcext:value-type="time">
            <text:p>16:30:00</text:p>
          </table:table-cell>
          <table:table-cell office:value-type="float" office:value="10" calcext:value-type="float">
            <text:p>1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1M00S" calcext:value-type="time">
            <text:p>16:31:00</text:p>
          </table:table-cell>
          <table:table-cell office:value-type="float" office:value="8" calcext:value-type="float">
            <text:p>8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2M00S" calcext:value-type="time">
            <text:p>16:32:00</text:p>
          </table:table-cell>
          <table:table-cell office:value-type="float" office:value="7" calcext:value-type="float">
            <text:p>7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3M00S" calcext:value-type="time">
            <text:p>16:33:00</text:p>
          </table:table-cell>
          <table:table-cell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4M00S" calcext:value-type="time">
            <text:p>16:34:00</text:p>
          </table:table-cell>
          <table:table-cell office:value-type="float" office:value="5" calcext:value-type="float">
            <text:p>5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5M00S" calcext:value-type="time">
            <text:p>16:35:00</text:p>
          </table:table-cell>
          <table:table-cell office:value-type="float" office:value="4" calcext:value-type="float">
            <text:p>4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6M00S" calcext:value-type="time">
            <text:p>16:36:00</text:p>
          </table:table-cell>
          <table:table-cell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7M00S" calcext:value-type="time">
            <text:p>16:37:00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8M00S" calcext:value-type="time">
            <text:p>16:38:00</text:p>
          </table:table-cell>
          <table:table-cell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39M00S" calcext:value-type="time">
            <text:p>16:39:00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0M00S" calcext:value-type="time">
            <text:p>16:40:00</text:p>
          </table:table-cell>
          <table:table-cell office:value-type="float" office:value="3" calcext:value-type="float">
            <text:p>3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1M00S" calcext:value-type="time">
            <text:p>16:41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2M00S" calcext:value-type="time">
            <text:p>16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3M00S" calcext:value-type="time">
            <text:p>16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4M00S" calcext:value-type="time">
            <text:p>16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5M00S" calcext:value-type="time">
            <text:p>16:45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6M00S" calcext:value-type="time">
            <text:p>16:46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7M00S" calcext:value-type="time">
            <text:p>16:47:00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8M00S" calcext:value-type="time">
            <text:p>16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49M00S" calcext:value-type="time">
            <text:p>16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0M00S" calcext:value-type="time">
            <text:p>16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1M00S" calcext:value-type="time">
            <text:p>16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2M00S" calcext:value-type="time">
            <text:p>16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3M00S" calcext:value-type="time">
            <text:p>16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4M00S" calcext:value-type="time">
            <text:p>16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5M00S" calcext:value-type="time">
            <text:p>16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6M00S" calcext:value-type="time">
            <text:p>16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7M00S" calcext:value-type="time">
            <text:p>16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8M00S" calcext:value-type="time">
            <text:p>16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6H59M00S" calcext:value-type="time">
            <text:p>16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0M00S" calcext:value-type="time">
            <text:p>17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1M00S" calcext:value-type="time">
            <text:p>17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2M00S" calcext:value-type="time">
            <text:p>17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3M00S" calcext:value-type="time">
            <text:p>17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4M00S" calcext:value-type="time">
            <text:p>17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5M00S" calcext:value-type="time">
            <text:p>17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6M00S" calcext:value-type="time">
            <text:p>17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7M00S" calcext:value-type="time">
            <text:p>17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8M00S" calcext:value-type="time">
            <text:p>17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09M00S" calcext:value-type="time">
            <text:p>17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0M00S" calcext:value-type="time">
            <text:p>17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1M00S" calcext:value-type="time">
            <text:p>17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2M00S" calcext:value-type="time">
            <text:p>17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3M00S" calcext:value-type="time">
            <text:p>17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4M00S" calcext:value-type="time">
            <text:p>17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5M00S" calcext:value-type="time">
            <text:p>17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6M00S" calcext:value-type="time">
            <text:p>17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7M00S" calcext:value-type="time">
            <text:p>17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8M00S" calcext:value-type="time">
            <text:p>17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19M00S" calcext:value-type="time">
            <text:p>17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0M00S" calcext:value-type="time">
            <text:p>17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1M00S" calcext:value-type="time">
            <text:p>17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2M00S" calcext:value-type="time">
            <text:p>17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3M00S" calcext:value-type="time">
            <text:p>17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4M00S" calcext:value-type="time">
            <text:p>17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5M00S" calcext:value-type="time">
            <text:p>17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6M00S" calcext:value-type="time">
            <text:p>17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7M00S" calcext:value-type="time">
            <text:p>17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8M00S" calcext:value-type="time">
            <text:p>17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29M00S" calcext:value-type="time">
            <text:p>17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0M00S" calcext:value-type="time">
            <text:p>17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1M00S" calcext:value-type="time">
            <text:p>17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2M00S" calcext:value-type="time">
            <text:p>17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3M00S" calcext:value-type="time">
            <text:p>17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4M00S" calcext:value-type="time">
            <text:p>17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5M00S" calcext:value-type="time">
            <text:p>17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6M00S" calcext:value-type="time">
            <text:p>17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7M00S" calcext:value-type="time">
            <text:p>17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8M00S" calcext:value-type="time">
            <text:p>17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39M00S" calcext:value-type="time">
            <text:p>17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0M00S" calcext:value-type="time">
            <text:p>17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1M00S" calcext:value-type="time">
            <text:p>17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2M00S" calcext:value-type="time">
            <text:p>17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3M00S" calcext:value-type="time">
            <text:p>17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4M00S" calcext:value-type="time">
            <text:p>17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5M00S" calcext:value-type="time">
            <text:p>17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6M00S" calcext:value-type="time">
            <text:p>17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7M00S" calcext:value-type="time">
            <text:p>17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8M00S" calcext:value-type="time">
            <text:p>17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49M00S" calcext:value-type="time">
            <text:p>17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0M00S" calcext:value-type="time">
            <text:p>17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1M00S" calcext:value-type="time">
            <text:p>17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2M00S" calcext:value-type="time">
            <text:p>17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3M00S" calcext:value-type="time">
            <text:p>17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4M00S" calcext:value-type="time">
            <text:p>17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5M00S" calcext:value-type="time">
            <text:p>17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6M00S" calcext:value-type="time">
            <text:p>17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7M00S" calcext:value-type="time">
            <text:p>17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8M00S" calcext:value-type="time">
            <text:p>17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7H59M00S" calcext:value-type="time">
            <text:p>17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0M00S" calcext:value-type="time">
            <text:p>18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1M00S" calcext:value-type="time">
            <text:p>18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2M00S" calcext:value-type="time">
            <text:p>18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3M00S" calcext:value-type="time">
            <text:p>18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4M00S" calcext:value-type="time">
            <text:p>18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5M00S" calcext:value-type="time">
            <text:p>18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6M00S" calcext:value-type="time">
            <text:p>18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7M00S" calcext:value-type="time">
            <text:p>18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8M00S" calcext:value-type="time">
            <text:p>18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09M00S" calcext:value-type="time">
            <text:p>18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0M00S" calcext:value-type="time">
            <text:p>18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1M00S" calcext:value-type="time">
            <text:p>18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2M00S" calcext:value-type="time">
            <text:p>18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3M00S" calcext:value-type="time">
            <text:p>18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4M00S" calcext:value-type="time">
            <text:p>18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5M00S" calcext:value-type="time">
            <text:p>18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6M00S" calcext:value-type="time">
            <text:p>18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7M00S" calcext:value-type="time">
            <text:p>18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8M00S" calcext:value-type="time">
            <text:p>18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19M00S" calcext:value-type="time">
            <text:p>18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0M00S" calcext:value-type="time">
            <text:p>18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1M00S" calcext:value-type="time">
            <text:p>18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2M00S" calcext:value-type="time">
            <text:p>18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3M00S" calcext:value-type="time">
            <text:p>18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4M00S" calcext:value-type="time">
            <text:p>18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5M00S" calcext:value-type="time">
            <text:p>18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6M00S" calcext:value-type="time">
            <text:p>18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7M00S" calcext:value-type="time">
            <text:p>18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8M00S" calcext:value-type="time">
            <text:p>18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29M00S" calcext:value-type="time">
            <text:p>18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0M00S" calcext:value-type="time">
            <text:p>18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1M00S" calcext:value-type="time">
            <text:p>18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2M00S" calcext:value-type="time">
            <text:p>18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3M00S" calcext:value-type="time">
            <text:p>18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4M00S" calcext:value-type="time">
            <text:p>18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5M00S" calcext:value-type="time">
            <text:p>18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6M00S" calcext:value-type="time">
            <text:p>18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7M00S" calcext:value-type="time">
            <text:p>18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8M00S" calcext:value-type="time">
            <text:p>18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39M00S" calcext:value-type="time">
            <text:p>18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0M00S" calcext:value-type="time">
            <text:p>18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1M00S" calcext:value-type="time">
            <text:p>18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2M00S" calcext:value-type="time">
            <text:p>18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3M00S" calcext:value-type="time">
            <text:p>18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4M00S" calcext:value-type="time">
            <text:p>18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5M00S" calcext:value-type="time">
            <text:p>18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6M00S" calcext:value-type="time">
            <text:p>18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7M00S" calcext:value-type="time">
            <text:p>18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8M00S" calcext:value-type="time">
            <text:p>18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49M00S" calcext:value-type="time">
            <text:p>18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0M00S" calcext:value-type="time">
            <text:p>18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1M00S" calcext:value-type="time">
            <text:p>18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2M00S" calcext:value-type="time">
            <text:p>18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3M00S" calcext:value-type="time">
            <text:p>18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4M00S" calcext:value-type="time">
            <text:p>18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5M00S" calcext:value-type="time">
            <text:p>18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6M00S" calcext:value-type="time">
            <text:p>18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7M00S" calcext:value-type="time">
            <text:p>18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8M00S" calcext:value-type="time">
            <text:p>18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8H59M00S" calcext:value-type="time">
            <text:p>18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0M00S" calcext:value-type="time">
            <text:p>19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1M00S" calcext:value-type="time">
            <text:p>19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2M00S" calcext:value-type="time">
            <text:p>19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3M00S" calcext:value-type="time">
            <text:p>19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4M00S" calcext:value-type="time">
            <text:p>19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5M00S" calcext:value-type="time">
            <text:p>19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6M00S" calcext:value-type="time">
            <text:p>19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7M00S" calcext:value-type="time">
            <text:p>19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8M00S" calcext:value-type="time">
            <text:p>19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09M00S" calcext:value-type="time">
            <text:p>19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0M00S" calcext:value-type="time">
            <text:p>19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1M00S" calcext:value-type="time">
            <text:p>19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2M00S" calcext:value-type="time">
            <text:p>19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3M00S" calcext:value-type="time">
            <text:p>19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4M00S" calcext:value-type="time">
            <text:p>19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5M00S" calcext:value-type="time">
            <text:p>19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6M00S" calcext:value-type="time">
            <text:p>19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7M00S" calcext:value-type="time">
            <text:p>19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8M00S" calcext:value-type="time">
            <text:p>19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19M00S" calcext:value-type="time">
            <text:p>19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0M00S" calcext:value-type="time">
            <text:p>19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1M00S" calcext:value-type="time">
            <text:p>19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2M00S" calcext:value-type="time">
            <text:p>19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3M00S" calcext:value-type="time">
            <text:p>19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4M00S" calcext:value-type="time">
            <text:p>19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5M00S" calcext:value-type="time">
            <text:p>19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6M00S" calcext:value-type="time">
            <text:p>19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7M00S" calcext:value-type="time">
            <text:p>19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8M00S" calcext:value-type="time">
            <text:p>19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29M00S" calcext:value-type="time">
            <text:p>19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0M00S" calcext:value-type="time">
            <text:p>19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1M00S" calcext:value-type="time">
            <text:p>19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2M00S" calcext:value-type="time">
            <text:p>19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3M00S" calcext:value-type="time">
            <text:p>19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4M00S" calcext:value-type="time">
            <text:p>19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5M00S" calcext:value-type="time">
            <text:p>19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6M00S" calcext:value-type="time">
            <text:p>19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7M00S" calcext:value-type="time">
            <text:p>19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8M00S" calcext:value-type="time">
            <text:p>19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39M00S" calcext:value-type="time">
            <text:p>19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0M00S" calcext:value-type="time">
            <text:p>19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1M00S" calcext:value-type="time">
            <text:p>19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2M00S" calcext:value-type="time">
            <text:p>19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3M00S" calcext:value-type="time">
            <text:p>19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4M00S" calcext:value-type="time">
            <text:p>19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5M00S" calcext:value-type="time">
            <text:p>19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6M00S" calcext:value-type="time">
            <text:p>19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7M00S" calcext:value-type="time">
            <text:p>19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8M00S" calcext:value-type="time">
            <text:p>19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49M00S" calcext:value-type="time">
            <text:p>19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0M00S" calcext:value-type="time">
            <text:p>19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1M00S" calcext:value-type="time">
            <text:p>19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2M00S" calcext:value-type="time">
            <text:p>19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3M00S" calcext:value-type="time">
            <text:p>19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4M00S" calcext:value-type="time">
            <text:p>19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5M00S" calcext:value-type="time">
            <text:p>19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6M00S" calcext:value-type="time">
            <text:p>19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7M00S" calcext:value-type="time">
            <text:p>19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8M00S" calcext:value-type="time">
            <text:p>19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19H59M00S" calcext:value-type="time">
            <text:p>19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0M00S" calcext:value-type="time">
            <text:p>20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1M00S" calcext:value-type="time">
            <text:p>20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2M00S" calcext:value-type="time">
            <text:p>20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3M00S" calcext:value-type="time">
            <text:p>20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4M00S" calcext:value-type="time">
            <text:p>20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5M00S" calcext:value-type="time">
            <text:p>20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6M00S" calcext:value-type="time">
            <text:p>20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7M00S" calcext:value-type="time">
            <text:p>20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8M00S" calcext:value-type="time">
            <text:p>20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09M00S" calcext:value-type="time">
            <text:p>20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0M00S" calcext:value-type="time">
            <text:p>20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1M00S" calcext:value-type="time">
            <text:p>20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2M00S" calcext:value-type="time">
            <text:p>20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3M00S" calcext:value-type="time">
            <text:p>20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4M00S" calcext:value-type="time">
            <text:p>20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5M00S" calcext:value-type="time">
            <text:p>20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6M00S" calcext:value-type="time">
            <text:p>20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7M00S" calcext:value-type="time">
            <text:p>20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8M00S" calcext:value-type="time">
            <text:p>20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19M00S" calcext:value-type="time">
            <text:p>20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0M00S" calcext:value-type="time">
            <text:p>20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1M00S" calcext:value-type="time">
            <text:p>20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2M00S" calcext:value-type="time">
            <text:p>20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3M00S" calcext:value-type="time">
            <text:p>20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4M00S" calcext:value-type="time">
            <text:p>20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5M00S" calcext:value-type="time">
            <text:p>20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6M00S" calcext:value-type="time">
            <text:p>20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7M00S" calcext:value-type="time">
            <text:p>20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8M00S" calcext:value-type="time">
            <text:p>20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29M00S" calcext:value-type="time">
            <text:p>20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0M00S" calcext:value-type="time">
            <text:p>20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1M00S" calcext:value-type="time">
            <text:p>20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2M00S" calcext:value-type="time">
            <text:p>20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3M00S" calcext:value-type="time">
            <text:p>20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4M00S" calcext:value-type="time">
            <text:p>20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5M00S" calcext:value-type="time">
            <text:p>20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6M00S" calcext:value-type="time">
            <text:p>20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7M00S" calcext:value-type="time">
            <text:p>20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8M00S" calcext:value-type="time">
            <text:p>20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39M00S" calcext:value-type="time">
            <text:p>20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0M00S" calcext:value-type="time">
            <text:p>20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1M00S" calcext:value-type="time">
            <text:p>20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2M00S" calcext:value-type="time">
            <text:p>20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3M00S" calcext:value-type="time">
            <text:p>20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4M00S" calcext:value-type="time">
            <text:p>20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5M00S" calcext:value-type="time">
            <text:p>20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6M00S" calcext:value-type="time">
            <text:p>20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7M00S" calcext:value-type="time">
            <text:p>20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8M00S" calcext:value-type="time">
            <text:p>20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49M00S" calcext:value-type="time">
            <text:p>20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0M00S" calcext:value-type="time">
            <text:p>20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1M00S" calcext:value-type="time">
            <text:p>20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2M00S" calcext:value-type="time">
            <text:p>20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3M00S" calcext:value-type="time">
            <text:p>20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4M00S" calcext:value-type="time">
            <text:p>20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5M00S" calcext:value-type="time">
            <text:p>20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6M00S" calcext:value-type="time">
            <text:p>20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7M00S" calcext:value-type="time">
            <text:p>20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8M00S" calcext:value-type="time">
            <text:p>20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0H59M00S" calcext:value-type="time">
            <text:p>20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0M00S" calcext:value-type="time">
            <text:p>21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1M00S" calcext:value-type="time">
            <text:p>21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2M00S" calcext:value-type="time">
            <text:p>21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3M00S" calcext:value-type="time">
            <text:p>21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4M00S" calcext:value-type="time">
            <text:p>21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5M00S" calcext:value-type="time">
            <text:p>21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6M00S" calcext:value-type="time">
            <text:p>21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7M00S" calcext:value-type="time">
            <text:p>21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8M00S" calcext:value-type="time">
            <text:p>21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09M00S" calcext:value-type="time">
            <text:p>21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0M00S" calcext:value-type="time">
            <text:p>21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1M00S" calcext:value-type="time">
            <text:p>21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2M00S" calcext:value-type="time">
            <text:p>21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3M00S" calcext:value-type="time">
            <text:p>21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4M00S" calcext:value-type="time">
            <text:p>21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5M00S" calcext:value-type="time">
            <text:p>21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6M00S" calcext:value-type="time">
            <text:p>21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7M00S" calcext:value-type="time">
            <text:p>21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8M00S" calcext:value-type="time">
            <text:p>21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19M00S" calcext:value-type="time">
            <text:p>21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0M00S" calcext:value-type="time">
            <text:p>21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1M00S" calcext:value-type="time">
            <text:p>21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2M00S" calcext:value-type="time">
            <text:p>21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3M00S" calcext:value-type="time">
            <text:p>21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4M00S" calcext:value-type="time">
            <text:p>21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5M00S" calcext:value-type="time">
            <text:p>21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6M00S" calcext:value-type="time">
            <text:p>21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7M00S" calcext:value-type="time">
            <text:p>21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8M00S" calcext:value-type="time">
            <text:p>21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29M00S" calcext:value-type="time">
            <text:p>21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0M00S" calcext:value-type="time">
            <text:p>21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1M00S" calcext:value-type="time">
            <text:p>21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2M00S" calcext:value-type="time">
            <text:p>21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3M00S" calcext:value-type="time">
            <text:p>21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4M00S" calcext:value-type="time">
            <text:p>21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5M00S" calcext:value-type="time">
            <text:p>21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6M00S" calcext:value-type="time">
            <text:p>21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7M00S" calcext:value-type="time">
            <text:p>21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8M00S" calcext:value-type="time">
            <text:p>21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39M00S" calcext:value-type="time">
            <text:p>21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0M00S" calcext:value-type="time">
            <text:p>21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1M00S" calcext:value-type="time">
            <text:p>21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2M00S" calcext:value-type="time">
            <text:p>21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3M00S" calcext:value-type="time">
            <text:p>21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4M00S" calcext:value-type="time">
            <text:p>21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5M00S" calcext:value-type="time">
            <text:p>21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6M00S" calcext:value-type="time">
            <text:p>21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7M00S" calcext:value-type="time">
            <text:p>21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8M00S" calcext:value-type="time">
            <text:p>21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49M00S" calcext:value-type="time">
            <text:p>21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0M00S" calcext:value-type="time">
            <text:p>21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1M00S" calcext:value-type="time">
            <text:p>21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2M00S" calcext:value-type="time">
            <text:p>21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3M00S" calcext:value-type="time">
            <text:p>21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4M00S" calcext:value-type="time">
            <text:p>21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5M00S" calcext:value-type="time">
            <text:p>21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6M00S" calcext:value-type="time">
            <text:p>21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7M00S" calcext:value-type="time">
            <text:p>21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8M00S" calcext:value-type="time">
            <text:p>21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1H59M00S" calcext:value-type="time">
            <text:p>21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0M00S" calcext:value-type="time">
            <text:p>22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1M00S" calcext:value-type="time">
            <text:p>22:0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2M00S" calcext:value-type="time">
            <text:p>22:0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3M00S" calcext:value-type="time">
            <text:p>22:0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4M00S" calcext:value-type="time">
            <text:p>22:0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5M00S" calcext:value-type="time">
            <text:p>22:0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6M00S" calcext:value-type="time">
            <text:p>22:0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7M00S" calcext:value-type="time">
            <text:p>22:0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8M00S" calcext:value-type="time">
            <text:p>22:0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09M00S" calcext:value-type="time">
            <text:p>22:0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0M00S" calcext:value-type="time">
            <text:p>22:1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1M00S" calcext:value-type="time">
            <text:p>22:1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1M59.999999999S" calcext:value-type="time">
            <text:p>22:1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3M00S" calcext:value-type="time">
            <text:p>22:1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4M00S" calcext:value-type="time">
            <text:p>22:1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5M00S" calcext:value-type="time">
            <text:p>22:1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6M00S" calcext:value-type="time">
            <text:p>22:1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7M00S" calcext:value-type="time">
            <text:p>22:1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8M00S" calcext:value-type="time">
            <text:p>22:1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9M00S" calcext:value-type="time">
            <text:p>22:1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19M59.999999999S" calcext:value-type="time">
            <text:p>22:2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1M00S" calcext:value-type="time">
            <text:p>22:2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2M00S" calcext:value-type="time">
            <text:p>22:2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2M59.999999999S" calcext:value-type="time">
            <text:p>22:2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4M00S" calcext:value-type="time">
            <text:p>22:2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5M00S" calcext:value-type="time">
            <text:p>22:2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6M00S" calcext:value-type="time">
            <text:p>22:2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6M59.999999999S" calcext:value-type="time">
            <text:p>22:2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7M59.999999999S" calcext:value-type="time">
            <text:p>22:2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28M59.999999999S" calcext:value-type="time">
            <text:p>22:2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0M00S" calcext:value-type="time">
            <text:p>22:3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0M59.999999999S" calcext:value-type="time">
            <text:p>22:3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2M00S" calcext:value-type="time">
            <text:p>22:3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2M59.999999999S" calcext:value-type="time">
            <text:p>22:3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4M00S" calcext:value-type="time">
            <text:p>22:3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4M59.999999999S" calcext:value-type="time">
            <text:p>22:3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5M59.999999999S" calcext:value-type="time">
            <text:p>22:3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6M59.999999999S" calcext:value-type="time">
            <text:p>22:3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7M59.999999999S" calcext:value-type="time">
            <text:p>22:3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38M59.999999999S" calcext:value-type="time">
            <text:p>22:3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0M00S" calcext:value-type="time">
            <text:p>22:4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0M59.999999999S" calcext:value-type="time">
            <text:p>22:4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1M59.999999999S" calcext:value-type="time">
            <text:p>22:4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2M59.999999999S" calcext:value-type="time">
            <text:p>22:4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3M59.999999999S" calcext:value-type="time">
            <text:p>22:4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4M59.999999999S" calcext:value-type="time">
            <text:p>22:4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5M59.999999999S" calcext:value-type="time">
            <text:p>22:4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6M59.999999999S" calcext:value-type="time">
            <text:p>22:4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8M00S" calcext:value-type="time">
            <text:p>22:4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8M59.999999999S" calcext:value-type="time">
            <text:p>22:4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49M59.999999999S" calcext:value-type="time">
            <text:p>22:5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0M59.999999999S" calcext:value-type="time">
            <text:p>22:51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1M59.999999999S" calcext:value-type="time">
            <text:p>22:52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2M59.999999999S" calcext:value-type="time">
            <text:p>22:53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3M59.999999999S" calcext:value-type="time">
            <text:p>22:54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4M59.999999999S" calcext:value-type="time">
            <text:p>22:55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5M59.999999999S" calcext:value-type="time">
            <text:p>22:56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6M59.999999999S" calcext:value-type="time">
            <text:p>22:57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7M59.999999999S" calcext:value-type="time">
            <text:p>22:58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8M59.999999999S" calcext:value-type="time">
            <text:p>22:59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" office:value-type="time" office:time-value="PT22H59M59.999999999S" calcext:value-type="time">
            <text:p>23:00:00</text:p>
          </table:table-cell>
          <table:table-cell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04737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01T00:15:42.735000000</dc:date>
    <meta:editing-duration>PT16M59S</meta:editing-duration>
    <meta:editing-cycles>5</meta:editing-cycles>
    <meta:generator>LibreOffice/6.4.4.2$Windows_X86_64 LibreOffice_project/3d775be2011f3886db32dfd395a6a6d1ca2630ff</meta:generator>
    <meta:document-statistic meta:table-count="1" meta:cell-count="240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56cm" svg:height="12.532cm" xlink:href=".." xlink:type="simple" chart:class="chart:line" chart:style-name="ch1">
        <chart:title svg:x="10.183cm" svg:y="0.386cm" chart:style-name="ch2">
          <text:p>Luminosity HAJ 17.12.2020</text:p>
        </chart:title>
        <chart:legend chart:legend-position="end" svg:x="22.178cm" svg:y="5.967cm" style:legend-expansion="high" chart:style-name="ch3"/>
        <chart:plot-area chart:style-name="ch4" table:cell-range-address="'2020-12-17_LUXDAT01'.A1:'2020-12-17_LUXDAT01'.B1202" chart:data-source-has-labels="both" svg:x="0.519cm" svg:y="1.415cm" svg:width="21.14cm" svg:height="10.867cm">
          <chartooo:coordinate-region svg:x="2.093cm" svg:y="1.415cm" svg:width="19.566cm" svg:height="9.202cm"/>
          <chart:axis chart:dimension="x" chart:name="primary-x" chart:style-name="ch5" chartooo:axis-type="auto">
            <chartooo:date-scale/>
            <chart:categories table:cell-range-address="'2020-12-17_LUXDAT01'.A2:'2020-12-17_LUXDAT01'.A12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20-12-17_LUXDAT01'.B2:'2020-12-17_LUXDAT01'.B1202" chart:label-cell-address="'2020-12-17_LUXDAT01'.B1:'2020-12-17_LUXDAT01'.B1" chart:class="chart:line">
            <chart:data-point chart:repeated="1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minosity [lux]</text:p>
                <draw:g>
                  <svg:desc>'2020-12-17_LUXDAT01'.B1:'2020-12-17_LUXDAT01'.B1</svg:desc>
                </draw:g>
              </table:table-cell>
            </table:table-row>
          </table:table-header-rows>
          <table:table-rows>
            <table:table-row>
              <table:table-cell office:value-type="float" office:value="0.124999999999999">
                <text:p>0.124999999999999</text:p>
                <draw:g>
                  <svg:desc>'2020-12-17_LUXDAT01'.A2:'2020-12-17_LUXDAT01'.A1202</svg:desc>
                </draw:g>
              </table:table-cell>
              <table:table-cell office:value-type="float" office:value="0">
                <text:p>0</text:p>
                <draw:g>
                  <svg:desc>'2020-12-17_LUXDAT01'.B2:'2020-12-17_LUXDAT01'.B1202</svg:desc>
                </draw:g>
              </table:table-cell>
            </table:table-row>
            <table:table-row>
              <table:table-cell office:value-type="float" office:value="0.125694444444444">
                <text:p>0.12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6388888888888">
                <text:p>0.126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7083333333333">
                <text:p>0.127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7777777777777">
                <text:p>0.12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8472222222222">
                <text:p>0.1284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9166666666666">
                <text:p>0.12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986111111111">
                <text:p>0.129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0555555555555">
                <text:p>0.130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1249999999999">
                <text:p>0.13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1944444444444">
                <text:p>0.131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2638888888888">
                <text:p>0.132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4027777777777">
                <text:p>0.134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4722222222222">
                <text:p>0.1347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5416666666666">
                <text:p>0.135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611111111111">
                <text:p>0.13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6805555555555">
                <text:p>0.136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7499999999999">
                <text:p>0.13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8194444444444">
                <text:p>0.138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8888888888888">
                <text:p>0.138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9583333333333">
                <text:p>0.1395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0277777777777">
                <text:p>0.140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0972222222222">
                <text:p>0.1409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1666666666666">
                <text:p>0.14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236111111111">
                <text:p>0.142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3055555555555">
                <text:p>0.14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3749999999999">
                <text:p>0.143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4444444444444">
                <text:p>0.14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5138888888888">
                <text:p>0.145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6527777777777">
                <text:p>0.146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7222222222221">
                <text:p>0.147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7916666666666">
                <text:p>0.147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861111111111">
                <text:p>0.14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9305555555555">
                <text:p>0.149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9999999999999">
                <text:p>0.1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0694444444444">
                <text:p>0.150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1388888888888">
                <text:p>0.151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2083333333333">
                <text:p>0.15208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2777777777777">
                <text:p>0.152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3472222222221">
                <text:p>0.153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4166666666666">
                <text:p>0.154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486111111111">
                <text:p>0.154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5555555555555">
                <text:p>0.155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6249999999999">
                <text:p>0.15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6944444444444">
                <text:p>0.156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7638888888888">
                <text:p>0.157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8333333333333">
                <text:p>0.158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9027777777777">
                <text:p>0.159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9722222222221">
                <text:p>0.159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0416666666666">
                <text:p>0.160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111111111111">
                <text:p>0.1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1805555555555">
                <text:p>0.161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2499999999999">
                <text:p>0.16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3194444444444">
                <text:p>0.163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3888888888888">
                <text:p>0.163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4583333333332">
                <text:p>0.164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5277777777777">
                <text:p>0.165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5972222222221">
                <text:p>0.165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6666666666666">
                <text:p>0.166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736111111111">
                <text:p>0.167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8055555555555">
                <text:p>0.168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8749999999999">
                <text:p>0.168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9444444444444">
                <text:p>0.169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0138888888888">
                <text:p>0.170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0833333333332">
                <text:p>0.170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1527777777777">
                <text:p>0.171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2222222222221">
                <text:p>0.172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2916666666666">
                <text:p>0.172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361111111111">
                <text:p>0.17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4305555555555">
                <text:p>0.174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4999999999999">
                <text:p>0.17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5694444444444">
                <text:p>0.17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6388888888888">
                <text:p>0.176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7083333333332">
                <text:p>0.177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7777777777777">
                <text:p>0.17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8472222222221">
                <text:p>0.178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9166666666666">
                <text:p>0.179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986111111111">
                <text:p>0.179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0555555555555">
                <text:p>0.180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1249999999999">
                <text:p>0.18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1944444444444">
                <text:p>0.181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2638888888888">
                <text:p>0.182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3333333333332">
                <text:p>0.183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4027777777777">
                <text:p>0.184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4722222222221">
                <text:p>0.184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5416666666666">
                <text:p>0.1854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611111111111">
                <text:p>0.18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6805555555555">
                <text:p>0.186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7499999999999">
                <text:p>0.18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8194444444443">
                <text:p>0.188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8888888888888">
                <text:p>0.188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9583333333332">
                <text:p>0.189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0277777777777">
                <text:p>0.190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0972222222221">
                <text:p>0.190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1666666666666">
                <text:p>0.1916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236111111111">
                <text:p>0.192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3055555555555">
                <text:p>0.19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3749999999999">
                <text:p>0.193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4444444444443">
                <text:p>0.194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5138888888888">
                <text:p>0.195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5833333333332">
                <text:p>0.195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6527777777777">
                <text:p>0.196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7222222222221">
                <text:p>0.197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7916666666666">
                <text:p>0.19791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861111111111">
                <text:p>0.19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9305555555554">
                <text:p>0.1993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9999999999999">
                <text:p>0.1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0694444444443">
                <text:p>0.2006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1388888888888">
                <text:p>0.201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2083333333332">
                <text:p>0.202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2777777777777">
                <text:p>0.202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3472222222221">
                <text:p>0.203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4166666666666">
                <text:p>0.20416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486111111111">
                <text:p>0.204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5555555555554">
                <text:p>0.2055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6249999999999">
                <text:p>0.20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6944444444443">
                <text:p>0.2069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7638888888888">
                <text:p>0.207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8333333333332">
                <text:p>0.208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9027777777777">
                <text:p>0.2090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9722222222221">
                <text:p>0.209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0416666666665">
                <text:p>0.2104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111111111111">
                <text:p>0.21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1805555555554">
                <text:p>0.2118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2499999999999">
                <text:p>0.21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3194444444443">
                <text:p>0.213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3888888888888">
                <text:p>0.213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4583333333332">
                <text:p>0.214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5277777777777">
                <text:p>0.2152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5972222222221">
                <text:p>0.215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6666666666665">
                <text:p>0.2166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736111111111">
                <text:p>0.217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8055555555554">
                <text:p>0.2180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8749999999999">
                <text:p>0.218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9444444444443">
                <text:p>0.219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0138888888888">
                <text:p>0.2201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0833333333332">
                <text:p>0.220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1527777777777">
                <text:p>0.22152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2222222222221">
                <text:p>0.222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2916666666665">
                <text:p>0.2229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361111111111">
                <text:p>0.22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4305555555554">
                <text:p>0.2243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4999999999999">
                <text:p>0.22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5694444444443">
                <text:p>0.2256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6388888888888">
                <text:p>0.2263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7083333333332">
                <text:p>0.227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7777777777777">
                <text:p>0.22777777777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8472222222221">
                <text:p>0.228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9166666666665">
                <text:p>0.2291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986111111111">
                <text:p>0.229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0555555555554">
                <text:p>0.2305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1249999999999">
                <text:p>0.231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1944444444443">
                <text:p>0.2319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2638888888888">
                <text:p>0.23263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3333333333332">
                <text:p>0.233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4027777777776">
                <text:p>0.2340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4722222222221">
                <text:p>0.234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5416666666665">
                <text:p>0.2354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611111111111">
                <text:p>0.236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6805555555554">
                <text:p>0.2368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7499999999999">
                <text:p>0.23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8194444444443">
                <text:p>0.238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8888888888888">
                <text:p>0.238888888888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9583333333332">
                <text:p>0.239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0277777777776">
                <text:p>0.24027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0972222222221">
                <text:p>0.240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1666666666665">
                <text:p>0.2416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236111111111">
                <text:p>0.242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3055555555554">
                <text:p>0.2430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3749999999999">
                <text:p>0.2437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4444444444443">
                <text:p>0.244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5138888888887">
                <text:p>0.24513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5833333333332">
                <text:p>0.245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6527777777776">
                <text:p>0.2465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7222222222221">
                <text:p>0.247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7916666666665">
                <text:p>0.2479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861111111111">
                <text:p>0.248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9305555555554">
                <text:p>0.2493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9999999999999">
                <text:p>0.2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0694444444443">
                <text:p>0.2506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1388888888887">
                <text:p>0.25138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2083333333332">
                <text:p>0.252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2777777777776">
                <text:p>0.25277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3472222222221">
                <text:p>0.253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4166666666665">
                <text:p>0.2541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486111111111">
                <text:p>0.254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5555555555554">
                <text:p>0.2555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6249999999999">
                <text:p>0.2562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6944444444443">
                <text:p>0.2569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7638888888887">
                <text:p>0.25763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8333333333332">
                <text:p>0.258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9027777777776">
                <text:p>0.2590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9722222222221">
                <text:p>0.259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0416666666665">
                <text:p>0.2604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111111111111">
                <text:p>0.2611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1805555555554">
                <text:p>0.2618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2499999999998">
                <text:p>0.2624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3194444444443">
                <text:p>0.263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3888888888887">
                <text:p>0.26388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4583333333332">
                <text:p>0.264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5277777777776">
                <text:p>0.26527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5972222222221">
                <text:p>0.265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6666666666665">
                <text:p>0.2666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736111111111">
                <text:p>0.2673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8055555555554">
                <text:p>0.2680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8749999999998">
                <text:p>0.26874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9444444444443">
                <text:p>0.269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0138888888887">
                <text:p>0.27013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0833333333332">
                <text:p>0.270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1527777777776">
                <text:p>0.2715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2222222222221">
                <text:p>0.272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2916666666665">
                <text:p>0.2729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361111111111">
                <text:p>0.27361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4305555555554">
                <text:p>0.2743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4999999999998">
                <text:p>0.274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5694444444443">
                <text:p>0.2756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6388888888887">
                <text:p>0.27638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7083333333332">
                <text:p>0.277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7777777777776">
                <text:p>0.27777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8472222222221">
                <text:p>0.2784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9166666666665">
                <text:p>0.2791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986111111111">
                <text:p>0.2798611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0555555555554">
                <text:p>0.2805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1249999999998">
                <text:p>0.28124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1944444444443">
                <text:p>0.2819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2638888888887">
                <text:p>0.28263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3333333333332">
                <text:p>0.283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4027777777776">
                <text:p>0.2840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4722222222221">
                <text:p>0.2847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5416666666665">
                <text:p>0.2854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6111111111109">
                <text:p>0.286111111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6805555555554">
                <text:p>0.2868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7499999999998">
                <text:p>0.2874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8194444444443">
                <text:p>0.288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8888888888887">
                <text:p>0.28888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9583333333332">
                <text:p>0.289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0277777777776">
                <text:p>0.29027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0972222222221">
                <text:p>0.29097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1666666666665">
                <text:p>0.2916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2361111111109">
                <text:p>0.292361111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3055555555554">
                <text:p>0.2930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3749999999998">
                <text:p>0.29374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4444444444443">
                <text:p>0.294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5138888888887">
                <text:p>0.29513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5833333333332">
                <text:p>0.2958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6527777777776">
                <text:p>0.2965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7222222222221">
                <text:p>0.29722222222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7916666666665">
                <text:p>0.2979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8611111111109">
                <text:p>0.298611111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9305555555554">
                <text:p>0.2993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9999999999998">
                <text:p>0.29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0694444444443">
                <text:p>0.3006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1388888888887">
                <text:p>0.30138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2083333333332">
                <text:p>0.3020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2777777777776">
                <text:p>0.30277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347222222222">
                <text:p>0.30347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4166666666665">
                <text:p>0.3041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4861111111109">
                <text:p>0.304861111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5555555555554">
                <text:p>0.3055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6249999999998">
                <text:p>0.30624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6944444444443">
                <text:p>0.3069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7638888888887">
                <text:p>0.30763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8333333333332">
                <text:p>0.30833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9027777777776">
                <text:p>0.3090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972222222222">
                <text:p>0.3097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0416666666665">
                <text:p>0.3104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1111111111109">
                <text:p>0.311111111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1805555555554">
                <text:p>0.3118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2499999999998">
                <text:p>0.3124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3194444444443">
                <text:p>0.31319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3888888888887">
                <text:p>0.31388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4583333333332">
                <text:p>0.31458333333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5277777777776">
                <text:p>0.31527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597222222222">
                <text:p>0.31597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6666666666665">
                <text:p>0.31666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7361111111109">
                <text:p>0.317361111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8055555555554">
                <text:p>0.31805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8749999999998">
                <text:p>0.31874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9444444444443">
                <text:p>0.31944444444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0138888888887">
                <text:p>0.320138888888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0833333333331">
                <text:p>0.32083333333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1527777777776">
                <text:p>0.321527777777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222222222222">
                <text:p>0.3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2916666666665">
                <text:p>0.32291666666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3611111111109">
                <text:p>0.32361111111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4305555555554">
                <text:p>0.324305555555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4999999999998">
                <text:p>0.3249999999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5694444444443">
                <text:p>0.325694444444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6388888888887">
                <text:p>0.326388888888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7083333333331">
                <text:p>0.327083333333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7777777777776">
                <text:p>0.327777777777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847222222222">
                <text:p>0.328472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9166666666665">
                <text:p>0.329166666666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9861111111109">
                <text:p>0.329861111111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30555555555554">
                <text:p>0.330555555555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31249999999998">
                <text:p>0.33124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1944444444442">
                <text:p>0.331944444444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2638888888887">
                <text:p>0.332638888888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3333333333331">
                <text:p>0.333333333333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34027777777776">
                <text:p>0.334027777777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3472222222222">
                <text:p>0.3347222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335416666666665">
                <text:p>0.335416666666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36111111111109">
                <text:p>0.336111111111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36805555555554">
                <text:p>0.336805555555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37499999999998">
                <text:p>0.3374999999999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38194444444442">
                <text:p>0.338194444444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338888888888887">
                <text:p>0.3388888888888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339583333333331">
                <text:p>0.339583333333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0.340277777777776">
                <text:p>0.3402777777777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4097222222222">
                <text:p>0.340972222222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41666666666665">
                <text:p>0.3416666666666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342361111111109">
                <text:p>0.3423611111111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343055555555554">
                <text:p>0.3430555555555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343749999999998">
                <text:p>0.3437499999999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0.344444444444442">
                <text:p>0.3444444444444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345138888888887">
                <text:p>0.3451388888888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345833333333331">
                <text:p>0.345833333333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.346527777777776">
                <text:p>0.3465277777777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0.34722222222222">
                <text:p>0.347222222222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347916666666665">
                <text:p>0.3479166666666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348611111111109">
                <text:p>0.348611111111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349305555555554">
                <text:p>0.349305555555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0.349999999999998">
                <text:p>0.34999999999999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0.350694444444442">
                <text:p>0.3506944444444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0.351388888888887">
                <text:p>0.3513888888888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352083333333331">
                <text:p>0.352083333333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0.352777777777776">
                <text:p>0.3527777777777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.35347222222222">
                <text:p>0.353472222222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0.354166666666665">
                <text:p>0.3541666666666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0.354861111111109">
                <text:p>0.3548611111111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0.355555555555553">
                <text:p>0.3555555555555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0.356249999999998">
                <text:p>0.3562499999999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0.356944444444442">
                <text:p>0.3569444444444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357638888888887">
                <text:p>0.35763888888888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0.358333333333331">
                <text:p>0.35833333333333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359027777777776">
                <text:p>0.3590277777777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35972222222222">
                <text:p>0.359722222222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0.360416666666665">
                <text:p>0.3604166666666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0.361111111111109">
                <text:p>0.361111111111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0.361805555555553">
                <text:p>0.36180555555555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0.362499999999998">
                <text:p>0.3624999999999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0.363194444444442">
                <text:p>0.3631944444444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0.363888888888887">
                <text:p>0.36388888888888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0.364583333333331">
                <text:p>0.3645833333333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0.365277777777776">
                <text:p>0.3652777777777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0.36597222222222">
                <text:p>0.365972222222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0.366666666666665">
                <text:p>0.3666666666666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0.367361111111109">
                <text:p>0.3673611111111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368055555555553">
                <text:p>0.36805555555555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0.368749999999998">
                <text:p>0.3687499999999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0.369444444444442">
                <text:p>0.3694444444444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0.370138888888887">
                <text:p>0.3701388888888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0.370833333333331">
                <text:p>0.3708333333333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0.371527777777776">
                <text:p>0.3715277777777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0.37222222222222">
                <text:p>0.3722222222222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0.372916666666664">
                <text:p>0.37291666666666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0.373611111111109">
                <text:p>0.3736111111111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374305555555553">
                <text:p>0.37430555555555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0.374999999999998">
                <text:p>0.37499999999999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0.375694444444442">
                <text:p>0.3756944444444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376388888888887">
                <text:p>0.3763888888888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0.377083333333331">
                <text:p>0.37708333333333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0.377777777777776">
                <text:p>0.37777777777777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0.37847222222222">
                <text:p>0.3784722222222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0.379166666666664">
                <text:p>0.37916666666666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0.379861111111109">
                <text:p>0.37986111111110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0.380555555555553">
                <text:p>0.38055555555555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0.381249999999998">
                <text:p>0.38124999999999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0.381944444444442">
                <text:p>0.38194444444444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0.382638888888887">
                <text:p>0.38263888888888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0.383333333333331">
                <text:p>0.38333333333333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0.384027777777775">
                <text:p>0.38402777777777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0.38472222222222">
                <text:p>0.3847222222222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0.385416666666664">
                <text:p>0.3854166666666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0.386111111111109">
                <text:p>0.38611111111110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0.386805555555553">
                <text:p>0.38680555555555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0.387499999999998">
                <text:p>0.38749999999999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0.388194444444442">
                <text:p>0.3881944444444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.388888888888887">
                <text:p>0.38888888888888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0.389583333333331">
                <text:p>0.38958333333333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0.390277777777775">
                <text:p>0.39027777777777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0.39097222222222">
                <text:p>0.390972222222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0.391666666666664">
                <text:p>0.39166666666666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0.392361111111109">
                <text:p>0.3923611111111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0.393055555555553">
                <text:p>0.39305555555555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0.393749999999998">
                <text:p>0.39374999999999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0.394444444444442">
                <text:p>0.39444444444444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0.395138888888887">
                <text:p>0.39513888888888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0.395833333333331">
                <text:p>0.39583333333333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0.396527777777775">
                <text:p>0.39652777777777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0.39722222222222">
                <text:p>0.397222222222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0.397916666666664">
                <text:p>0.39791666666666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0.398611111111109">
                <text:p>0.39861111111110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0.399305555555553">
                <text:p>0.39930555555555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0.399999999999998">
                <text:p>0.39999999999999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0.400694444444442">
                <text:p>0.400694444444442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0.401388888888887">
                <text:p>0.40138888888888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0.402083333333331">
                <text:p>0.40208333333333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0.402777777777775">
                <text:p>0.40277777777777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0.40347222222222">
                <text:p>0.40347222222222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0.404166666666664">
                <text:p>0.40416666666666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404861111111109">
                <text:p>0.40486111111110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0.405555555555553">
                <text:p>0.40555555555555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0.406249999999998">
                <text:p>0.40624999999999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0.406944444444442">
                <text:p>0.40694444444444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0.407638888888886">
                <text:p>0.40763888888888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0.408333333333331">
                <text:p>0.4083333333333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0.409027777777775">
                <text:p>0.40902777777777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0.40972222222222">
                <text:p>0.4097222222222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0.410416666666664">
                <text:p>0.41041666666666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0.411111111111109">
                <text:p>0.41111111111110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0.411805555555553">
                <text:p>0.411805555555553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0.412499999999998">
                <text:p>0.412499999999998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0.413194444444442">
                <text:p>0.41319444444444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0.413888888888886">
                <text:p>0.41388888888888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0.414583333333331">
                <text:p>0.41458333333333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0.415277777777775">
                <text:p>0.415277777777775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0.41597222222222">
                <text:p>0.4159722222222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0.416666666666664">
                <text:p>0.41666666666666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0.417361111111109">
                <text:p>0.41736111111110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0.418055555555553">
                <text:p>0.418055555555553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0.418749999999998">
                <text:p>0.41874999999999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0.419444444444442">
                <text:p>0.41944444444444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0.420138888888886">
                <text:p>0.42013888888888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0.420833333333331">
                <text:p>0.42083333333333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0.421527777777775">
                <text:p>0.421527777777775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0.42222222222222">
                <text:p>0.4222222222222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0.422916666666664">
                <text:p>0.422916666666664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0.423611111111109">
                <text:p>0.423611111111109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0.424305555555553">
                <text:p>0.424305555555553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0.424999999999997">
                <text:p>0.424999999999997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0.425694444444442">
                <text:p>0.425694444444442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0.426388888888886">
                <text:p>0.426388888888886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0.427083333333331">
                <text:p>0.427083333333331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0.427777777777775">
                <text:p>0.427777777777775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0.42847222222222">
                <text:p>0.42847222222222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0.429166666666664">
                <text:p>0.429166666666664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0.429861111111109">
                <text:p>0.42986111111110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0.430555555555553">
                <text:p>0.4305555555555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0.431249999999997">
                <text:p>0.43124999999999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0.431944444444442">
                <text:p>0.43194444444444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float" office:value="0.432638888888886">
                <text:p>0.432638888888886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0.433333333333331">
                <text:p>0.433333333333331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0.434027777777775">
                <text:p>0.434027777777775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0.43472222222222">
                <text:p>0.43472222222222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0.435416666666664">
                <text:p>0.435416666666664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0.436111111111109">
                <text:p>0.43611111111110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0.436805555555553">
                <text:p>0.436805555555553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0.437499999999997">
                <text:p>0.437499999999997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0.438194444444442">
                <text:p>0.43819444444444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float" office:value="0.438888888888886">
                <text:p>0.438888888888886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0.439583333333331">
                <text:p>0.439583333333331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0.440277777777775">
                <text:p>0.44027777777777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0.44097222222222">
                <text:p>0.44097222222222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0.441666666666664">
                <text:p>0.44166666666666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0.442361111111109">
                <text:p>0.44236111111110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float" office:value="0.443055555555553">
                <text:p>0.443055555555553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float" office:value="0.443749999999997">
                <text:p>0.443749999999997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float" office:value="0.444444444444442">
                <text:p>0.44444444444444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0.445138888888886">
                <text:p>0.445138888888886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0.445833333333331">
                <text:p>0.44583333333333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0.446527777777775">
                <text:p>0.446527777777775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0.44722222222222">
                <text:p>0.44722222222222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0.447916666666664">
                <text:p>0.447916666666664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0.448611111111108">
                <text:p>0.448611111111108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0.449305555555553">
                <text:p>0.44930555555555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0.449999999999997">
                <text:p>0.44999999999999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float" office:value="0.450694444444442">
                <text:p>0.450694444444442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0.451388888888886">
                <text:p>0.451388888888886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0.452083333333331">
                <text:p>0.45208333333333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0.452777777777775">
                <text:p>0.452777777777775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float" office:value="0.45347222222222">
                <text:p>0.4534722222222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0.454166666666664">
                <text:p>0.45416666666666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0.454861111111108">
                <text:p>0.454861111111108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0.455555555555553">
                <text:p>0.45555555555555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0.456249999999997">
                <text:p>0.456249999999997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0.456944444444442">
                <text:p>0.456944444444442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float" office:value="0.457638888888886">
                <text:p>0.457638888888886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float" office:value="0.458333333333331">
                <text:p>0.45833333333333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float" office:value="0.459027777777775">
                <text:p>0.45902777777777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float" office:value="0.45972222222222">
                <text:p>0.45972222222222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0.460416666666664">
                <text:p>0.460416666666664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float" office:value="0.461111111111108">
                <text:p>0.461111111111108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float" office:value="0.461805555555553">
                <text:p>0.461805555555553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0.462499999999997">
                <text:p>0.462499999999997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float" office:value="0.463194444444442">
                <text:p>0.46319444444444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0.463888888888886">
                <text:p>0.46388888888888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0.464583333333331">
                <text:p>0.46458333333333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0.465277777777775">
                <text:p>0.465277777777775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0.465972222222219">
                <text:p>0.46597222222221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0.466666666666664">
                <text:p>0.46666666666666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0.467361111111108">
                <text:p>0.46736111111110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0.468055555555553">
                <text:p>0.468055555555553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0.468749999999997">
                <text:p>0.468749999999997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0.469444444444442">
                <text:p>0.469444444444442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0.470138888888886">
                <text:p>0.470138888888886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0.470833333333331">
                <text:p>0.470833333333331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0.471527777777775">
                <text:p>0.471527777777775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0.472222222222219">
                <text:p>0.472222222222219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0.472916666666664">
                <text:p>0.472916666666664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float" office:value="0.473611111111108">
                <text:p>0.473611111111108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0.474305555555553">
                <text:p>0.474305555555553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474999999999997">
                <text:p>0.47499999999999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0.475694444444442">
                <text:p>0.475694444444442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0.476388888888886">
                <text:p>0.476388888888886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float" office:value="0.47708333333333">
                <text:p>0.47708333333333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0.477777777777775">
                <text:p>0.477777777777775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0.478472222222219">
                <text:p>0.478472222222219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0.479166666666664">
                <text:p>0.479166666666664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0.479861111111108">
                <text:p>0.47986111111110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0.480555555555553">
                <text:p>0.480555555555553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0.481249999999997">
                <text:p>0.481249999999997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0.481944444444442">
                <text:p>0.481944444444442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0.482638888888886">
                <text:p>0.482638888888886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0.48333333333333">
                <text:p>0.4833333333333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0.484027777777775">
                <text:p>0.484027777777775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0.484722222222219">
                <text:p>0.484722222222219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0.485416666666664">
                <text:p>0.48541666666666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0.486111111111108">
                <text:p>0.486111111111108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float" office:value="0.486805555555553">
                <text:p>0.486805555555553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0.487499999999997">
                <text:p>0.487499999999997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0.488194444444442">
                <text:p>0.48819444444444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0.488888888888886">
                <text:p>0.48888888888888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0.48958333333333">
                <text:p>0.48958333333333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0.490277777777775">
                <text:p>0.49027777777777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float" office:value="0.490972222222219">
                <text:p>0.49097222222221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0.491666666666664">
                <text:p>0.491666666666664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float" office:value="0.492361111111108">
                <text:p>0.492361111111108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0.493055555555553">
                <text:p>0.493055555555553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0.493749999999997">
                <text:p>0.49374999999999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0.494444444444442">
                <text:p>0.494444444444442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0.495138888888886">
                <text:p>0.495138888888886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0.49583333333333">
                <text:p>0.49583333333333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0.496527777777775">
                <text:p>0.496527777777775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0.497222222222219">
                <text:p>0.49722222222221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0.497916666666664">
                <text:p>0.497916666666664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0.498611111111108">
                <text:p>0.498611111111108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0.499305555555553">
                <text:p>0.49930555555555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0.499999999999997">
                <text:p>0.499999999999997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0.500694444444441">
                <text:p>0.50069444444444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0.501388888888886">
                <text:p>0.501388888888886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0.50208333333333">
                <text:p>0.50208333333333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0.502777777777775">
                <text:p>0.502777777777775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0.503472222222219">
                <text:p>0.50347222222221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0.504166666666664">
                <text:p>0.50416666666666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0.504861111111108">
                <text:p>0.50486111111110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0.505555555555553">
                <text:p>0.505555555555553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0.506249999999997">
                <text:p>0.506249999999997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0.506944444444441">
                <text:p>0.506944444444441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0.507638888888886">
                <text:p>0.50763888888888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0.50833333333333">
                <text:p>0.5083333333333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0.509027777777775">
                <text:p>0.50902777777777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0.509722222222219">
                <text:p>0.50972222222221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0.510416666666664">
                <text:p>0.510416666666664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0.511111111111108">
                <text:p>0.51111111111110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0.511805555555553">
                <text:p>0.51180555555555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0.512499999999997">
                <text:p>0.51249999999999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0.513194444444441">
                <text:p>0.51319444444444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0.513888888888886">
                <text:p>0.51388888888888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0.51458333333333">
                <text:p>0.51458333333333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0.515277777777775">
                <text:p>0.51527777777777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0.515972222222219">
                <text:p>0.51597222222221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0.516666666666664">
                <text:p>0.51666666666666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0.517361111111108">
                <text:p>0.51736111111110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0.518055555555552">
                <text:p>0.51805555555555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0.518749999999997">
                <text:p>0.518749999999997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0.519444444444441">
                <text:p>0.51944444444444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0.520138888888886">
                <text:p>0.520138888888886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0.52083333333333">
                <text:p>0.52083333333333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0.521527777777775">
                <text:p>0.521527777777775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0.522222222222219">
                <text:p>0.522222222222219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0.522916666666664">
                <text:p>0.52291666666666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0.523611111111108">
                <text:p>0.523611111111108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0.524305555555552">
                <text:p>0.524305555555552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0.524999999999997">
                <text:p>0.52499999999999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0.525694444444441">
                <text:p>0.52569444444444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0.526388888888886">
                <text:p>0.526388888888886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0.52708333333333">
                <text:p>0.5270833333333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0.527777777777775">
                <text:p>0.527777777777775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0.528472222222219">
                <text:p>0.528472222222219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0.529166666666663">
                <text:p>0.529166666666663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0.529861111111108">
                <text:p>0.52986111111110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0.530555555555552">
                <text:p>0.530555555555552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0.531249999999997">
                <text:p>0.53124999999999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0.531944444444441">
                <text:p>0.531944444444441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0.532638888888886">
                <text:p>0.532638888888886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0.53333333333333">
                <text:p>0.53333333333333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float" office:value="0.534027777777775">
                <text:p>0.534027777777775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float" office:value="0.534722222222219">
                <text:p>0.534722222222219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0.535416666666663">
                <text:p>0.535416666666663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float" office:value="0.536111111111108">
                <text:p>0.536111111111108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float" office:value="0.536805555555552">
                <text:p>0.536805555555552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float" office:value="0.537499999999997">
                <text:p>0.537499999999997</text:p>
              </table:table-cell>
              <table:table-cell office:value-type="float" office:value="2836">
                <text:p>2836</text:p>
              </table:table-cell>
            </table:table-row>
            <table:table-row>
              <table:table-cell office:value-type="float" office:value="0.538194444444441">
                <text:p>0.538194444444441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float" office:value="0.538888888888886">
                <text:p>0.538888888888886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0.53958333333333">
                <text:p>0.53958333333333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float" office:value="0.540277777777775">
                <text:p>0.540277777777775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float" office:value="0.540972222222219">
                <text:p>0.540972222222219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float" office:value="0.541666666666663">
                <text:p>0.541666666666663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0.542361111111108">
                <text:p>0.542361111111108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0.543055555555552">
                <text:p>0.54305555555555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0.543749999999997">
                <text:p>0.543749999999997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0.544444444444441">
                <text:p>0.544444444444441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float" office:value="0.545138888888886">
                <text:p>0.54513888888888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float" office:value="0.54583333333333">
                <text:p>0.54583333333333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float" office:value="0.546527777777775">
                <text:p>0.54652777777777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0.547222222222219">
                <text:p>0.547222222222219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float" office:value="0.547916666666663">
                <text:p>0.547916666666663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0.548611111111108">
                <text:p>0.548611111111108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0.549305555555552">
                <text:p>0.54930555555555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float" office:value="0.549999999999997">
                <text:p>0.549999999999997</text:p>
              </table:table-cell>
              <table:table-cell office:value-type="float" office:value="2451">
                <text:p>2451</text:p>
              </table:table-cell>
            </table:table-row>
            <table:table-row>
              <table:table-cell office:value-type="float" office:value="0.550694444444441">
                <text:p>0.55069444444444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float" office:value="0.551388888888886">
                <text:p>0.551388888888886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float" office:value="0.55208333333333">
                <text:p>0.55208333333333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float" office:value="0.552777777777775">
                <text:p>0.552777777777775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float" office:value="0.553472222222219">
                <text:p>0.553472222222219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0.554166666666663">
                <text:p>0.554166666666663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0.554861111111108">
                <text:p>0.554861111111108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0.555555555555552">
                <text:p>0.555555555555552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0.556249999999997">
                <text:p>0.55624999999999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0.556944444444441">
                <text:p>0.556944444444441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0.557638888888886">
                <text:p>0.55763888888888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0.55833333333333">
                <text:p>0.5583333333333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0.559027777777774">
                <text:p>0.55902777777777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0.559722222222219">
                <text:p>0.559722222222219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0.560416666666663">
                <text:p>0.560416666666663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0.561111111111108">
                <text:p>0.56111111111110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0.561805555555552">
                <text:p>0.561805555555552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0.562499999999997">
                <text:p>0.56249999999999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0.563194444444441">
                <text:p>0.56319444444444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0.563888888888886">
                <text:p>0.563888888888886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0.56458333333333">
                <text:p>0.5645833333333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0.565277777777774">
                <text:p>0.56527777777777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0.565972222222219">
                <text:p>0.565972222222219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0.566666666666663">
                <text:p>0.566666666666663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0.567361111111108">
                <text:p>0.56736111111110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0.568055555555552">
                <text:p>0.568055555555552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0.568749999999997">
                <text:p>0.568749999999997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0.569444444444441">
                <text:p>0.56944444444444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0.570138888888885">
                <text:p>0.57013888888888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0.57083333333333">
                <text:p>0.5708333333333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0.571527777777774">
                <text:p>0.57152777777777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0.572222222222219">
                <text:p>0.572222222222219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0.572916666666663">
                <text:p>0.57291666666666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0.573611111111108">
                <text:p>0.57361111111110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0.574305555555552">
                <text:p>0.57430555555555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0.574999999999996">
                <text:p>0.57499999999999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0.575694444444441">
                <text:p>0.57569444444444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0.576388888888885">
                <text:p>0.57638888888888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0.57708333333333">
                <text:p>0.5770833333333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0.577777777777774">
                <text:p>0.57777777777777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0.578472222222219">
                <text:p>0.578472222222219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0.579166666666663">
                <text:p>0.57916666666666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0.579861111111108">
                <text:p>0.57986111111110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0.580555555555552">
                <text:p>0.58055555555555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0.581249999999996">
                <text:p>0.58124999999999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0.581944444444441">
                <text:p>0.581944444444441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0.582638888888885">
                <text:p>0.582638888888885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0.58333333333333">
                <text:p>0.5833333333333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0.584027777777774">
                <text:p>0.58402777777777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0.584722222222219">
                <text:p>0.584722222222219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0.585416666666663">
                <text:p>0.585416666666663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0.586111111111108">
                <text:p>0.58611111111110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0.586805555555552">
                <text:p>0.58680555555555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0.587499999999996">
                <text:p>0.58749999999999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0.588194444444441">
                <text:p>0.58819444444444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0.588888888888885">
                <text:p>0.588888888888885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0.58958333333333">
                <text:p>0.5895833333333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0.590277777777774">
                <text:p>0.59027777777777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0.590972222222219">
                <text:p>0.590972222222219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0.591666666666663">
                <text:p>0.59166666666666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0.592361111111108">
                <text:p>0.592361111111108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0.593055555555552">
                <text:p>0.59305555555555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0.593749999999996">
                <text:p>0.593749999999996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0.594444444444441">
                <text:p>0.594444444444441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0.595138888888885">
                <text:p>0.595138888888885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0.59583333333333">
                <text:p>0.59583333333333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0.596527777777774">
                <text:p>0.596527777777774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0.597222222222219">
                <text:p>0.597222222222219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0.597916666666663">
                <text:p>0.597916666666663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0.598611111111108">
                <text:p>0.59861111111110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0.599305555555552">
                <text:p>0.59930555555555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0.599999999999996">
                <text:p>0.59999999999999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0.600694444444441">
                <text:p>0.60069444444444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0.601388888888885">
                <text:p>0.60138888888888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0.60208333333333">
                <text:p>0.6020833333333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0.602777777777774">
                <text:p>0.60277777777777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0.603472222222219">
                <text:p>0.60347222222221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0.604166666666663">
                <text:p>0.604166666666663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0.604861111111107">
                <text:p>0.604861111111107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0.605555555555552">
                <text:p>0.60555555555555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0.606249999999996">
                <text:p>0.60624999999999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0.606944444444441">
                <text:p>0.606944444444441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0.607638888888885">
                <text:p>0.60763888888888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0.60833333333333">
                <text:p>0.6083333333333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0.609027777777774">
                <text:p>0.60902777777777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0.609722222222219">
                <text:p>0.609722222222219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0.610416666666663">
                <text:p>0.61041666666666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0.611111111111107">
                <text:p>0.611111111111107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0.611805555555552">
                <text:p>0.61180555555555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0.612499999999996">
                <text:p>0.61249999999999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0.613194444444441">
                <text:p>0.61319444444444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0.613888888888885">
                <text:p>0.613888888888885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0.61458333333333">
                <text:p>0.61458333333333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0.615277777777774">
                <text:p>0.615277777777774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0.615972222222218">
                <text:p>0.615972222222218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0.616666666666663">
                <text:p>0.61666666666666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0.617361111111107">
                <text:p>0.61736111111110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0.618055555555552">
                <text:p>0.618055555555552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0.618749999999996">
                <text:p>0.618749999999996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0.619444444444441">
                <text:p>0.61944444444444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0.620138888888885">
                <text:p>0.62013888888888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0.62083333333333">
                <text:p>0.6208333333333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0.621527777777774">
                <text:p>0.62152777777777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0.622222222222218">
                <text:p>0.62222222222221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0.622916666666663">
                <text:p>0.62291666666666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0.623611111111107">
                <text:p>0.62361111111110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0.624305555555552">
                <text:p>0.62430555555555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0.624999999999996">
                <text:p>0.62499999999999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0.625694444444441">
                <text:p>0.62569444444444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0.626388888888885">
                <text:p>0.62638888888888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0.62708333333333">
                <text:p>0.6270833333333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0.627777777777774">
                <text:p>0.62777777777777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0.628472222222218">
                <text:p>0.62847222222221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629166666666663">
                <text:p>0.62916666666666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0.629861111111107">
                <text:p>0.62986111111110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0.630555555555552">
                <text:p>0.6305555555555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0.631249999999996">
                <text:p>0.63124999999999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0.631944444444441">
                <text:p>0.63194444444444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0.632638888888885">
                <text:p>0.63263888888888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0.633333333333329">
                <text:p>0.63333333333332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0.634027777777774">
                <text:p>0.63402777777777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0.634722222222218">
                <text:p>0.63472222222221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0.635416666666663">
                <text:p>0.635416666666663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0.636111111111107">
                <text:p>0.63611111111110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0.636805555555552">
                <text:p>0.63680555555555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0.637499999999996">
                <text:p>0.63749999999999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0.638194444444441">
                <text:p>0.63819444444444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0.638888888888885">
                <text:p>0.63888888888888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0.639583333333329">
                <text:p>0.63958333333332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0.640277777777774">
                <text:p>0.64027777777777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0.640972222222218">
                <text:p>0.64097222222221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0.641666666666663">
                <text:p>0.64166666666666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0.642361111111107">
                <text:p>0.6423611111111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0.643055555555552">
                <text:p>0.64305555555555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0.643749999999996">
                <text:p>0.64374999999999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0.644444444444441">
                <text:p>0.64444444444444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0.645138888888885">
                <text:p>0.64513888888888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0.645833333333329">
                <text:p>0.645833333333329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0.646527777777774">
                <text:p>0.64652777777777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0.647222222222218">
                <text:p>0.64722222222221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0.647916666666663">
                <text:p>0.64791666666666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0.648611111111107">
                <text:p>0.64861111111110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0.649305555555552">
                <text:p>0.64930555555555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0.649999999999996">
                <text:p>0.64999999999999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0.650694444444441">
                <text:p>0.65069444444444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0.651388888888885">
                <text:p>0.65138888888888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0.652083333333329">
                <text:p>0.6520833333333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0.652777777777774">
                <text:p>0.6527777777777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0.653472222222218">
                <text:p>0.6534722222222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0.654166666666663">
                <text:p>0.6541666666666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654861111111107">
                <text:p>0.65486111111110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0.655555555555552">
                <text:p>0.6555555555555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0.656249999999996">
                <text:p>0.6562499999999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65694444444444">
                <text:p>0.6569444444444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0.657638888888885">
                <text:p>0.6576388888888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0.658333333333329">
                <text:p>0.65833333333332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0.659027777777774">
                <text:p>0.65902777777777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0.659722222222218">
                <text:p>0.6597222222222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0.660416666666663">
                <text:p>0.66041666666666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0.661111111111107">
                <text:p>0.66111111111110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0.661805555555552">
                <text:p>0.66180555555555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0.662499999999996">
                <text:p>0.66249999999999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0.66319444444444">
                <text:p>0.663194444444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0.663888888888885">
                <text:p>0.66388888888888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0.664583333333329">
                <text:p>0.66458333333332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665277777777774">
                <text:p>0.66527777777777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0.665972222222218">
                <text:p>0.66597222222221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0.666666666666663">
                <text:p>0.66666666666666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0.667361111111107">
                <text:p>0.6673611111111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0.668055555555551">
                <text:p>0.6680555555555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0.668749999999996">
                <text:p>0.6687499999999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0.66944444444444">
                <text:p>0.6694444444444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0.670138888888885">
                <text:p>0.67013888888888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0.670833333333329">
                <text:p>0.6708333333333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0.671527777777774">
                <text:p>0.67152777777777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0.672222222222218">
                <text:p>0.6722222222222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0.672916666666662">
                <text:p>0.67291666666666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0.673611111111107">
                <text:p>0.673611111111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0.674305555555551">
                <text:p>0.6743055555555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0.674999999999996">
                <text:p>0.6749999999999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0.67569444444444">
                <text:p>0.675694444444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0.676388888888885">
                <text:p>0.6763888888888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0.677083333333329">
                <text:p>0.6770833333333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0.677777777777774">
                <text:p>0.6777777777777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0.678472222222218">
                <text:p>0.6784722222222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0.679166666666662">
                <text:p>0.6791666666666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0.679861111111107">
                <text:p>0.67986111111110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0.680555555555551">
                <text:p>0.68055555555555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0.681249999999996">
                <text:p>0.6812499999999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.68194444444444">
                <text:p>0.68194444444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682638888888885">
                <text:p>0.6826388888888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683333333333329">
                <text:p>0.6833333333333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0.684027777777774">
                <text:p>0.6840277777777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684722222222218">
                <text:p>0.6847222222222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685416666666662">
                <text:p>0.6854166666666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686111111111107">
                <text:p>0.6861111111111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0.686805555555551">
                <text:p>0.6868055555555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0.687499999999996">
                <text:p>0.6874999999999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68819444444444">
                <text:p>0.688194444444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688888888888885">
                <text:p>0.6888888888888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689583333333329">
                <text:p>0.689583333333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90277777777774">
                <text:p>0.6902777777777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90972222222218">
                <text:p>0.690972222222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91666666666662">
                <text:p>0.691666666666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2361111111107">
                <text:p>0.692361111111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93055555555551">
                <text:p>0.6930555555555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3749999999996">
                <text:p>0.693749999999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9444444444444">
                <text:p>0.694444444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95138888888885">
                <text:p>0.695138888888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5833333333329">
                <text:p>0.695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6527777777774">
                <text:p>0.69652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7222222222218">
                <text:p>0.697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7916666666662">
                <text:p>0.697916666666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8611111111107">
                <text:p>0.69861111111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9305555555551">
                <text:p>0.699305555555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99999999999996">
                <text:p>0.699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069444444444">
                <text:p>0.700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1388888888885">
                <text:p>0.70138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2083333333329">
                <text:p>0.702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2777777777774">
                <text:p>0.70277777777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3472222222218">
                <text:p>0.703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4166666666662">
                <text:p>0.704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4861111111107">
                <text:p>0.7048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5555555555551">
                <text:p>0.705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6249999999996">
                <text:p>0.7062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694444444444">
                <text:p>0.70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7638888888885">
                <text:p>0.7076388888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8333333333329">
                <text:p>0.708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9027777777773">
                <text:p>0.709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9722222222218">
                <text:p>0.709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0416666666662">
                <text:p>0.710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1111111111107">
                <text:p>0.7111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1805555555551">
                <text:p>0.711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2499999999996">
                <text:p>0.7124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319444444444">
                <text:p>0.713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3888888888884">
                <text:p>0.713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4583333333329">
                <text:p>0.714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5277777777773">
                <text:p>0.715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5972222222218">
                <text:p>0.7159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6666666666662">
                <text:p>0.716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7361111111107">
                <text:p>0.7173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8055555555551">
                <text:p>0.718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8749999999996">
                <text:p>0.7187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944444444444">
                <text:p>0.71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0138888888884">
                <text:p>0.720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0833333333329">
                <text:p>0.720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1527777777773">
                <text:p>0.721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2222222222218">
                <text:p>0.722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2916666666662">
                <text:p>0.722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3611111111107">
                <text:p>0.7236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4305555555551">
                <text:p>0.724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4999999999996">
                <text:p>0.724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569444444444">
                <text:p>0.725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6388888888884">
                <text:p>0.726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7083333333329">
                <text:p>0.727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7777777777773">
                <text:p>0.727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8472222222218">
                <text:p>0.728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9166666666662">
                <text:p>0.729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9861111111107">
                <text:p>0.7298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0555555555551">
                <text:p>0.730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1249999999996">
                <text:p>0.7312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194444444444">
                <text:p>0.73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2638888888884">
                <text:p>0.732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3333333333329">
                <text:p>0.733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4027777777773">
                <text:p>0.734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4722222222218">
                <text:p>0.734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5416666666662">
                <text:p>0.735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6111111111107">
                <text:p>0.73611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6805555555551">
                <text:p>0.736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7499999999996">
                <text:p>0.7374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819444444444">
                <text:p>0.738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8888888888884">
                <text:p>0.738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9583333333329">
                <text:p>0.739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0277777777773">
                <text:p>0.740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0972222222218">
                <text:p>0.7409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1666666666662">
                <text:p>0.741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2361111111107">
                <text:p>0.74236111111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3055555555551">
                <text:p>0.743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3749999999996">
                <text:p>0.74374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444444444444">
                <text:p>0.74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5138888888884">
                <text:p>0.745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5833333333329">
                <text:p>0.745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6527777777773">
                <text:p>0.746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7222222222218">
                <text:p>0.7472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7916666666662">
                <text:p>0.747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8611111111106">
                <text:p>0.748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9305555555551">
                <text:p>0.749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9999999999995">
                <text:p>0.74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069444444444">
                <text:p>0.750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1388888888884">
                <text:p>0.751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2083333333329">
                <text:p>0.752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2777777777773">
                <text:p>0.752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3472222222218">
                <text:p>0.75347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4166666666662">
                <text:p>0.754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4861111111106">
                <text:p>0.754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5555555555551">
                <text:p>0.755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6249999999995">
                <text:p>0.756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694444444444">
                <text:p>0.75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7638888888884">
                <text:p>0.757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8333333333329">
                <text:p>0.758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9027777777773">
                <text:p>0.759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9722222222218">
                <text:p>0.75972222222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0416666666662">
                <text:p>0.760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1111111111106">
                <text:p>0.761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1805555555551">
                <text:p>0.761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2499999999995">
                <text:p>0.762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319444444444">
                <text:p>0.763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3888888888884">
                <text:p>0.763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4583333333329">
                <text:p>0.7645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5277777777773">
                <text:p>0.765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5972222222217">
                <text:p>0.765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6666666666662">
                <text:p>0.766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7361111111106">
                <text:p>0.767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8055555555551">
                <text:p>0.768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8749999999995">
                <text:p>0.768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944444444444">
                <text:p>0.769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0138888888884">
                <text:p>0.770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0833333333329">
                <text:p>0.7708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1527777777773">
                <text:p>0.771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2222222222217">
                <text:p>0.772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2916666666662">
                <text:p>0.772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3611111111106">
                <text:p>0.773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4305555555551">
                <text:p>0.774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4999999999995">
                <text:p>0.774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569444444444">
                <text:p>0.775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6388888888884">
                <text:p>0.776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7083333333329">
                <text:p>0.77708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7777777777773">
                <text:p>0.777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8472222222217">
                <text:p>0.778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9166666666662">
                <text:p>0.779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9861111111106">
                <text:p>0.779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0555555555551">
                <text:p>0.780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1249999999995">
                <text:p>0.781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194444444444">
                <text:p>0.781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2638888888884">
                <text:p>0.782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3333333333329">
                <text:p>0.78333333333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4027777777773">
                <text:p>0.784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4722222222217">
                <text:p>0.784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5416666666662">
                <text:p>0.785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6111111111106">
                <text:p>0.786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6805555555551">
                <text:p>0.786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7499999999995">
                <text:p>0.787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819444444444">
                <text:p>0.7881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8888888888884">
                <text:p>0.788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9583333333328">
                <text:p>0.789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0277777777773">
                <text:p>0.790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0972222222217">
                <text:p>0.790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1666666666662">
                <text:p>0.791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2361111111106">
                <text:p>0.792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3055555555551">
                <text:p>0.793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3749999999995">
                <text:p>0.793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444444444444">
                <text:p>0.7944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5138888888884">
                <text:p>0.795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5833333333328">
                <text:p>0.795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6527777777773">
                <text:p>0.796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7222222222217">
                <text:p>0.797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7916666666662">
                <text:p>0.797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8611111111106">
                <text:p>0.798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9305555555551">
                <text:p>0.7993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9999999999995">
                <text:p>0.79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069444444444">
                <text:p>0.80069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1388888888884">
                <text:p>0.801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2083333333328">
                <text:p>0.802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2777777777773">
                <text:p>0.802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3472222222217">
                <text:p>0.803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4166666666662">
                <text:p>0.8041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4861111111106">
                <text:p>0.804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5555555555551">
                <text:p>0.8055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6249999999995">
                <text:p>0.806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694444444444">
                <text:p>0.8069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7638888888884">
                <text:p>0.807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8333333333328">
                <text:p>0.808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9027777777773">
                <text:p>0.809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9722222222217">
                <text:p>0.809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0416666666662">
                <text:p>0.8104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1111111111106">
                <text:p>0.811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1805555555551">
                <text:p>0.81180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2499999999995">
                <text:p>0.812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3194444444439">
                <text:p>0.8131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3888888888884">
                <text:p>0.813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4583333333328">
                <text:p>0.814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5277777777773">
                <text:p>0.815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5972222222217">
                <text:p>0.815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6666666666662">
                <text:p>0.81666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7361111111106">
                <text:p>0.817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8055555555551">
                <text:p>0.818055555555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8749999999995">
                <text:p>0.818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9444444444439">
                <text:p>0.819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0138888888884">
                <text:p>0.820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0833333333328">
                <text:p>0.820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1527777777773">
                <text:p>0.821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2222222222217">
                <text:p>0.822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2916666666662">
                <text:p>0.82291666666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3611111111106">
                <text:p>0.823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430555555555">
                <text:p>0.824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4999999999995">
                <text:p>0.824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5694444444439">
                <text:p>0.8256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6388888888884">
                <text:p>0.826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7083333333328">
                <text:p>0.827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7777777777773">
                <text:p>0.827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8472222222217">
                <text:p>0.828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9166666666661">
                <text:p>0.829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9861111111106">
                <text:p>0.829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055555555555">
                <text:p>0.8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1249999999995">
                <text:p>0.831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1944444444439">
                <text:p>0.831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2638888888884">
                <text:p>0.832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3333333333328">
                <text:p>0.833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4027777777773">
                <text:p>0.834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4722222222217">
                <text:p>0.834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5416666666661">
                <text:p>0.8354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6111111111106">
                <text:p>0.836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680555555555">
                <text:p>0.8368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7499999999995">
                <text:p>0.837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8194444444439">
                <text:p>0.8381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8888888888884">
                <text:p>0.838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9583333333328">
                <text:p>0.839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0277777777773">
                <text:p>0.8402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0972222222217">
                <text:p>0.840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1666666666661">
                <text:p>0.8416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2361111111106">
                <text:p>0.842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305555555555">
                <text:p>0.84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3749999999995">
                <text:p>0.843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4444444444439">
                <text:p>0.844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5138888888884">
                <text:p>0.8451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5833333333328">
                <text:p>0.845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6527777777773">
                <text:p>0.8465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7222222222217">
                <text:p>0.847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7916666666661">
                <text:p>0.8479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8611111111106">
                <text:p>0.848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930555555555">
                <text:p>0.849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9999999999995">
                <text:p>0.84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0694444444439">
                <text:p>0.8506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1388888888884">
                <text:p>0.8513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2083333333328">
                <text:p>0.852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2777777777773">
                <text:p>0.85277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3472222222217">
                <text:p>0.853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4166666666661">
                <text:p>0.854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4861111111106">
                <text:p>0.854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555555555555">
                <text:p>0.85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6249999999995">
                <text:p>0.856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6944444444439">
                <text:p>0.856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7638888888884">
                <text:p>0.85763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8333333333328">
                <text:p>0.858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9027777777773">
                <text:p>0.859027777777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9722222222217">
                <text:p>0.859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0416666666661">
                <text:p>0.8604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1111111111106">
                <text:p>0.861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180555555555">
                <text:p>0.8618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2499999999995">
                <text:p>0.862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3194444444439">
                <text:p>0.8631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3888888888884">
                <text:p>0.86388888888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4583333333328">
                <text:p>0.864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5277777777772">
                <text:p>0.8652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5972222222217">
                <text:p>0.865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6666666666661">
                <text:p>0.8666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7361111111106">
                <text:p>0.867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805555555555">
                <text:p>0.86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8749999999995">
                <text:p>0.868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9444444444439">
                <text:p>0.869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0138888888883">
                <text:p>0.8701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0833333333328">
                <text:p>0.870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1527777777772">
                <text:p>0.87152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2222222222217">
                <text:p>0.8722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2916666666661">
                <text:p>0.8729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3611111111106">
                <text:p>0.8736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430555555555">
                <text:p>0.874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4999999999995">
                <text:p>0.874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5694444444439">
                <text:p>0.8756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6388888888883">
                <text:p>0.87638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7083333333328">
                <text:p>0.877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7777777777772">
                <text:p>0.8777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8472222222217">
                <text:p>0.878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9166666666661">
                <text:p>0.879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9861111111106">
                <text:p>0.879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055555555555">
                <text:p>0.88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1249999999995">
                <text:p>0.8812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1944444444439">
                <text:p>0.881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2638888888883">
                <text:p>0.8826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3333333333328">
                <text:p>0.883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4027777777772">
                <text:p>0.88402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4722222222217">
                <text:p>0.88472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5416666666661">
                <text:p>0.8854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6111111111106">
                <text:p>0.88611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680555555555">
                <text:p>0.8868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7499999999995">
                <text:p>0.8874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8194444444439">
                <text:p>0.8881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8888888888883">
                <text:p>0.88888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9583333333328">
                <text:p>0.889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0277777777772">
                <text:p>0.8902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0972222222217">
                <text:p>0.8909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1666666666661">
                <text:p>0.8916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2361111111106">
                <text:p>0.8923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305555555555">
                <text:p>0.89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3749999999995">
                <text:p>0.89374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4444444444439">
                <text:p>0.894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5138888888883">
                <text:p>0.8951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5833333333328">
                <text:p>0.895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6527777777772">
                <text:p>0.89652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222222222216">
                <text:p>0.89722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7916666666661">
                <text:p>0.8979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8611111111105">
                <text:p>0.89861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930555555555">
                <text:p>0.899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9999999999994">
                <text:p>0.8999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0694444444439">
                <text:p>0.9006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1388888888883">
                <text:p>0.90138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2083333333328">
                <text:p>0.902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2777777777772">
                <text:p>0.9027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3472222222217">
                <text:p>0.90347222222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4166666666661">
                <text:p>0.904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4861111111106">
                <text:p>0.90486111111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555555555555">
                <text:p>0.90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6249999999994">
                <text:p>0.90624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6944444444439">
                <text:p>0.906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7638888888883">
                <text:p>0.9076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8333333333328">
                <text:p>0.908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9027777777772">
                <text:p>0.90902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9722222222216">
                <text:p>0.90972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0416666666661">
                <text:p>0.9104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1111111111105">
                <text:p>0.91111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180555555555">
                <text:p>0.9118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2499999999994">
                <text:p>0.9124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3194444444439">
                <text:p>0.9131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3888888888883">
                <text:p>0.91388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4583333333328">
                <text:p>0.9145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5277777777772">
                <text:p>0.9152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5972222222216">
                <text:p>0.91597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6666666666661">
                <text:p>0.9166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7361111111105">
                <text:p>0.91736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805555555555">
                <text:p>0.918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8749999999994">
                <text:p>0.91874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9444444444439">
                <text:p>0.919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138888888883">
                <text:p>0.9201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833333333328">
                <text:p>0.920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1527777777772">
                <text:p>0.92152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2222222222216">
                <text:p>0.92222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2916666666661">
                <text:p>0.9229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3611111111105">
                <text:p>0.92361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430555555555">
                <text:p>0.924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4999999999994">
                <text:p>0.9249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5694444444439">
                <text:p>0.92569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6388888888883">
                <text:p>0.92638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7083333333328">
                <text:p>0.92708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7777777777772">
                <text:p>0.9277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8472222222216">
                <text:p>0.92847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166666666661">
                <text:p>0.929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9861111111105">
                <text:p>0.92986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55555555555">
                <text:p>0.930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1249999999994">
                <text:p>0.93124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1944444444439">
                <text:p>0.9319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2638888888883">
                <text:p>0.9326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3333333333328">
                <text:p>0.9333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4027777777772">
                <text:p>0.93402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4722222222216">
                <text:p>0.93472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5416666666661">
                <text:p>0.9354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6111111111105">
                <text:p>0.93611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680555555555">
                <text:p>0.9368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7499999999994">
                <text:p>0.9374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8194444444438">
                <text:p>0.93819444444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8888888888883">
                <text:p>0.93888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9583333333327">
                <text:p>0.93958333333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0277777777772">
                <text:p>0.9402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0972222222216">
                <text:p>0.94097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1666666666661">
                <text:p>0.9416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2361111111105">
                <text:p>0.94236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305555555555">
                <text:p>0.9430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3749999999994">
                <text:p>0.94374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4444444444439">
                <text:p>0.94444444444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5138888888883">
                <text:p>0.9451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5833333333328">
                <text:p>0.945833333333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6527777777772">
                <text:p>0.94652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7222222222216">
                <text:p>0.94722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7916666666661">
                <text:p>0.94791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8611111111105">
                <text:p>0.94861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930555555555">
                <text:p>0.94930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9999999999994">
                <text:p>0.9499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0694444444438">
                <text:p>0.95069444444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1388888888883">
                <text:p>0.95138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2083333333327">
                <text:p>0.95208333333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2777777777772">
                <text:p>0.95277777777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3472222222216">
                <text:p>0.95347222222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4166666666661">
                <text:p>0.954166666666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4861111111105">
                <text:p>0.95486111111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555555555555">
                <text:p>0.95555555555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6249999999994">
                <text:p>0.95624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6944444444438">
                <text:p>0.95694444444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7638888888883">
                <text:p>0.957638888888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8333333333327">
                <text:p>0.9583333333333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